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2_27A_18677" table:style-name="ta1">
        <table:shapes>
          <draw:frame draw:z-index="0" draw:style-name="gr1" draw:text-style-name="P1" svg:width="30.671cm" svg:height="17.322cm" svg:x="7.448cm" svg:y="0.108cm">
            <draw:object draw:notify-on-update-of-ranges="02_27A_18677.A1:02_27A_18677.A500 02_27A_18677.B1:02_27A_18677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.57848505794254" calcext:value-type="float">
            <text:p>4,57848505794254</text:p>
          </table:table-cell>
          <table:table-cell office:value-type="float" office:value="1.34510091778231" calcext:value-type="float">
            <text:p>1,34510091778231</text:p>
          </table:table-cell>
        </table:table-row>
        <table:table-row table:style-name="ro1">
          <table:table-cell office:value-type="float" office:value="6.98210182451152" calcext:value-type="float">
            <text:p>6,98210182451152</text:p>
          </table:table-cell>
          <table:table-cell office:value-type="float" office:value="1.73360837311071" calcext:value-type="float">
            <text:p>1,73360837311071</text:p>
          </table:table-cell>
        </table:table-row>
        <table:table-row table:style-name="ro1">
          <table:table-cell office:value-type="float" office:value="4.37182884547286" calcext:value-type="float">
            <text:p>4,37182884547286</text:p>
          </table:table-cell>
          <table:table-cell office:value-type="float" office:value="3.07840213006888" calcext:value-type="float">
            <text:p>3,07840213006888</text:p>
          </table:table-cell>
        </table:table-row>
        <table:table-row table:style-name="ro1">
          <table:table-cell office:value-type="float" office:value="6.25945195813337" calcext:value-type="float">
            <text:p>6,25945195813337</text:p>
          </table:table-cell>
          <table:table-cell office:value-type="float" office:value="-0.502482103817333" calcext:value-type="float">
            <text:p>-0,502482103817333</text:p>
          </table:table-cell>
        </table:table-row>
        <table:table-row table:style-name="ro1">
          <table:table-cell office:value-type="float" office:value="6.46889900390204" calcext:value-type="float">
            <text:p>6,46889900390204</text:p>
          </table:table-cell>
          <table:table-cell office:value-type="float" office:value="0.131361679976843" calcext:value-type="float">
            <text:p>0,131361679976843</text:p>
          </table:table-cell>
        </table:table-row>
        <table:table-row table:style-name="ro1">
          <table:table-cell office:value-type="float" office:value="4.30693522472332" calcext:value-type="float">
            <text:p>4,30693522472332</text:p>
          </table:table-cell>
          <table:table-cell office:value-type="float" office:value="1.28884482764648" calcext:value-type="float">
            <text:p>1,28884482764648</text:p>
          </table:table-cell>
        </table:table-row>
        <table:table-row table:style-name="ro1">
          <table:table-cell office:value-type="float" office:value="4.98205270255702" calcext:value-type="float">
            <text:p>4,98205270255702</text:p>
          </table:table-cell>
          <table:table-cell office:value-type="float" office:value="2.48254536638278" calcext:value-type="float">
            <text:p>2,48254536638278</text:p>
          </table:table-cell>
        </table:table-row>
        <table:table-row table:style-name="ro1">
          <table:table-cell office:value-type="float" office:value="4.34059892276551" calcext:value-type="float">
            <text:p>4,34059892276551</text:p>
          </table:table-cell>
          <table:table-cell office:value-type="float" office:value="1.24857495280172" calcext:value-type="float">
            <text:p>1,24857495280172</text:p>
          </table:table-cell>
        </table:table-row>
        <table:table-row table:style-name="ro1">
          <table:table-cell office:value-type="float" office:value="4.56835686388304" calcext:value-type="float">
            <text:p>4,56835686388304</text:p>
          </table:table-cell>
          <table:table-cell office:value-type="float" office:value="1.25219498190854" calcext:value-type="float">
            <text:p>1,25219498190854</text:p>
          </table:table-cell>
        </table:table-row>
        <table:table-row table:style-name="ro1">
          <table:table-cell office:value-type="float" office:value="6.32844760178073" calcext:value-type="float">
            <text:p>6,32844760178073</text:p>
          </table:table-cell>
          <table:table-cell office:value-type="float" office:value="-0.494105417600522" calcext:value-type="float">
            <text:p>-0,494105417600522</text:p>
          </table:table-cell>
        </table:table-row>
        <table:table-row table:style-name="ro1">
          <table:table-cell office:value-type="float" office:value="3.32679437479347" calcext:value-type="float">
            <text:p>3,32679437479347</text:p>
          </table:table-cell>
          <table:table-cell office:value-type="float" office:value="0.0335355300405524" calcext:value-type="float">
            <text:p>0,0335355300405524</text:p>
          </table:table-cell>
        </table:table-row>
        <table:table-row table:style-name="ro1">
          <table:table-cell office:value-type="float" office:value="1.97867050798873" calcext:value-type="float">
            <text:p>1,97867050798873</text:p>
          </table:table-cell>
          <table:table-cell office:value-type="float" office:value="2.28209649240453" calcext:value-type="float">
            <text:p>2,28209649240453</text:p>
          </table:table-cell>
        </table:table-row>
        <table:table-row table:style-name="ro1">
          <table:table-cell office:value-type="float" office:value="4.14851726448009" calcext:value-type="float">
            <text:p>4,14851726448009</text:p>
          </table:table-cell>
          <table:table-cell office:value-type="float" office:value="1.15938875275552" calcext:value-type="float">
            <text:p>1,15938875275552</text:p>
          </table:table-cell>
        </table:table-row>
        <table:table-row table:style-name="ro1">
          <table:table-cell office:value-type="float" office:value="7.35502576771383" calcext:value-type="float">
            <text:p>7,35502576771383</text:p>
          </table:table-cell>
          <table:table-cell office:value-type="float" office:value="-1.24196248483794" calcext:value-type="float">
            <text:p>-1,24196248483794</text:p>
          </table:table-cell>
        </table:table-row>
        <table:table-row table:style-name="ro1">
          <table:table-cell office:value-type="float" office:value="7.37462625790781" calcext:value-type="float">
            <text:p>7,37462625790781</text:p>
          </table:table-cell>
          <table:table-cell office:value-type="float" office:value="1.36079950576078" calcext:value-type="float">
            <text:p>1,36079950576078</text:p>
          </table:table-cell>
        </table:table-row>
        <table:table-row table:style-name="ro1">
          <table:table-cell office:value-type="float" office:value="6.67718955021383" calcext:value-type="float">
            <text:p>6,67718955021383</text:p>
          </table:table-cell>
          <table:table-cell office:value-type="float" office:value="-0.359629948638358" calcext:value-type="float">
            <text:p>-0,359629948638358</text:p>
          </table:table-cell>
        </table:table-row>
        <table:table-row table:style-name="ro1">
          <table:table-cell office:value-type="float" office:value="4.2932646556179" calcext:value-type="float">
            <text:p>4,2932646556179</text:p>
          </table:table-cell>
          <table:table-cell office:value-type="float" office:value="1.39743401799768" calcext:value-type="float">
            <text:p>1,39743401799768</text:p>
          </table:table-cell>
        </table:table-row>
        <table:table-row table:style-name="ro1">
          <table:table-cell office:value-type="float" office:value="5.85796658181277" calcext:value-type="float">
            <text:p>5,85796658181277</text:p>
          </table:table-cell>
          <table:table-cell office:value-type="float" office:value="-0.0901809969290932" calcext:value-type="float">
            <text:p>-0,0901809969290932</text:p>
          </table:table-cell>
        </table:table-row>
        <table:table-row table:style-name="ro1">
          <table:table-cell office:value-type="float" office:value="3.98253225087697" calcext:value-type="float">
            <text:p>3,98253225087697</text:p>
          </table:table-cell>
          <table:table-cell office:value-type="float" office:value="1.85223460792866" calcext:value-type="float">
            <text:p>1,85223460792866</text:p>
          </table:table-cell>
        </table:table-row>
        <table:table-row table:style-name="ro1">
          <table:table-cell office:value-type="float" office:value="4.00602017787513" calcext:value-type="float">
            <text:p>4,00602017787513</text:p>
          </table:table-cell>
          <table:table-cell office:value-type="float" office:value="1.64711616842673" calcext:value-type="float">
            <text:p>1,64711616842673</text:p>
          </table:table-cell>
        </table:table-row>
        <table:table-row table:style-name="ro1">
          <table:table-cell office:value-type="float" office:value="7.22196525821087" calcext:value-type="float">
            <text:p>7,22196525821087</text:p>
          </table:table-cell>
          <table:table-cell office:value-type="float" office:value="0.921180520783017" calcext:value-type="float">
            <text:p>0,921180520783017</text:p>
          </table:table-cell>
        </table:table-row>
        <table:table-row table:style-name="ro1">
          <table:table-cell office:value-type="float" office:value="4.26044153739197" calcext:value-type="float">
            <text:p>4,26044153739197</text:p>
          </table:table-cell>
          <table:table-cell office:value-type="float" office:value="1.44323390747848" calcext:value-type="float">
            <text:p>1,44323390747848</text:p>
          </table:table-cell>
        </table:table-row>
        <table:table-row table:style-name="ro1">
          <table:table-cell office:value-type="float" office:value="6.37720668904386" calcext:value-type="float">
            <text:p>6,37720668904386</text:p>
          </table:table-cell>
          <table:table-cell office:value-type="float" office:value="-0.0042795195887777" calcext:value-type="float">
            <text:p>-0,0042795195887777</text:p>
          </table:table-cell>
        </table:table-row>
        <table:table-row table:style-name="ro1">
          <table:table-cell office:value-type="float" office:value="6.54652434374176" calcext:value-type="float">
            <text:p>6,54652434374176</text:p>
          </table:table-cell>
          <table:table-cell office:value-type="float" office:value="-0.55714499332008" calcext:value-type="float">
            <text:p>-0,55714499332008</text:p>
          </table:table-cell>
        </table:table-row>
        <table:table-row table:style-name="ro1">
          <table:table-cell office:value-type="float" office:value="6.19815729670599" calcext:value-type="float">
            <text:p>6,19815729670599</text:p>
          </table:table-cell>
          <table:table-cell office:value-type="float" office:value="-0.506673019231547" calcext:value-type="float">
            <text:p>-0,506673019231547</text:p>
          </table:table-cell>
        </table:table-row>
        <table:table-row table:style-name="ro1">
          <table:table-cell office:value-type="float" office:value="5.39914870975226" calcext:value-type="float">
            <text:p>5,39914870975226</text:p>
          </table:table-cell>
          <table:table-cell office:value-type="float" office:value="-1.3323641986821" calcext:value-type="float">
            <text:p>-1,3323641986821</text:p>
          </table:table-cell>
        </table:table-row>
        <table:table-row table:style-name="ro1">
          <table:table-cell office:value-type="float" office:value="5.60307239466209" calcext:value-type="float">
            <text:p>5,60307239466209</text:p>
          </table:table-cell>
          <table:table-cell office:value-type="float" office:value="-0.35184632246663" calcext:value-type="float">
            <text:p>-0,35184632246663</text:p>
          </table:table-cell>
        </table:table-row>
        <table:table-row table:style-name="ro1">
          <table:table-cell office:value-type="float" office:value="5.93770809227957" calcext:value-type="float">
            <text:p>5,93770809227957</text:p>
          </table:table-cell>
          <table:table-cell office:value-type="float" office:value="-0.333996477603228" calcext:value-type="float">
            <text:p>-0,333996477603228</text:p>
          </table:table-cell>
        </table:table-row>
        <table:table-row table:style-name="ro1">
          <table:table-cell office:value-type="float" office:value="4.06380278332158" calcext:value-type="float">
            <text:p>4,06380278332158</text:p>
          </table:table-cell>
          <table:table-cell office:value-type="float" office:value="0.550392162833234" calcext:value-type="float">
            <text:p>0,550392162833234</text:p>
          </table:table-cell>
        </table:table-row>
        <table:table-row table:style-name="ro1">
          <table:table-cell office:value-type="float" office:value="4.48845771220769" calcext:value-type="float">
            <text:p>4,48845771220769</text:p>
          </table:table-cell>
          <table:table-cell office:value-type="float" office:value="-1.40479971339842" calcext:value-type="float">
            <text:p>-1,40479971339842</text:p>
          </table:table-cell>
        </table:table-row>
        <table:table-row table:style-name="ro1">
          <table:table-cell office:value-type="float" office:value="2.73391730491468" calcext:value-type="float">
            <text:p>2,73391730491468</text:p>
          </table:table-cell>
          <table:table-cell office:value-type="float" office:value="0.406377144697725" calcext:value-type="float">
            <text:p>0,406377144697725</text:p>
          </table:table-cell>
        </table:table-row>
        <table:table-row table:style-name="ro1">
          <table:table-cell office:value-type="float" office:value="4.60309511094896" calcext:value-type="float">
            <text:p>4,60309511094896</text:p>
          </table:table-cell>
          <table:table-cell office:value-type="float" office:value="3.73422014626433" calcext:value-type="float">
            <text:p>3,73422014626433</text:p>
          </table:table-cell>
        </table:table-row>
        <table:table-row table:style-name="ro1">
          <table:table-cell office:value-type="float" office:value="5.59979514448324" calcext:value-type="float">
            <text:p>5,59979514448324</text:p>
          </table:table-cell>
          <table:table-cell office:value-type="float" office:value="-1.20563993808574" calcext:value-type="float">
            <text:p>-1,20563993808574</text:p>
          </table:table-cell>
        </table:table-row>
        <table:table-row table:style-name="ro1">
          <table:table-cell office:value-type="float" office:value="4.03156867205301" calcext:value-type="float">
            <text:p>4,03156867205301</text:p>
          </table:table-cell>
          <table:table-cell office:value-type="float" office:value="0.752739194089348" calcext:value-type="float">
            <text:p>0,752739194089348</text:p>
          </table:table-cell>
        </table:table-row>
        <table:table-row table:style-name="ro1">
          <table:table-cell office:value-type="float" office:value="5.97413864066211" calcext:value-type="float">
            <text:p>5,97413864066211</text:p>
          </table:table-cell>
          <table:table-cell office:value-type="float" office:value="-0.120051736023957" calcext:value-type="float">
            <text:p>-0,120051736023957</text:p>
          </table:table-cell>
        </table:table-row>
        <table:table-row table:style-name="ro1">
          <table:table-cell office:value-type="float" office:value="3.61692681488674" calcext:value-type="float">
            <text:p>3,61692681488674</text:p>
          </table:table-cell>
          <table:table-cell office:value-type="float" office:value="0.490529386574181" calcext:value-type="float">
            <text:p>0,490529386574181</text:p>
          </table:table-cell>
        </table:table-row>
        <table:table-row table:style-name="ro1">
          <table:table-cell office:value-type="float" office:value="5.56856751143884" calcext:value-type="float">
            <text:p>5,56856751143884</text:p>
          </table:table-cell>
          <table:table-cell office:value-type="float" office:value="-1.38612059870951" calcext:value-type="float">
            <text:p>-1,38612059870951</text:p>
          </table:table-cell>
        </table:table-row>
        <table:table-row table:style-name="ro1">
          <table:table-cell office:value-type="float" office:value="7.60565944528893" calcext:value-type="float">
            <text:p>7,60565944528893</text:p>
          </table:table-cell>
          <table:table-cell office:value-type="float" office:value="1.81320813618768" calcext:value-type="float">
            <text:p>1,81320813618768</text:p>
          </table:table-cell>
        </table:table-row>
        <table:table-row table:style-name="ro1">
          <table:table-cell office:value-type="float" office:value="3.92950401790261" calcext:value-type="float">
            <text:p>3,92950401790261</text:p>
          </table:table-cell>
          <table:table-cell office:value-type="float" office:value="1.43040408598029" calcext:value-type="float">
            <text:p>1,43040408598029</text:p>
          </table:table-cell>
        </table:table-row>
        <table:table-row table:style-name="ro1">
          <table:table-cell office:value-type="float" office:value="5.99355110694731" calcext:value-type="float">
            <text:p>5,99355110694731</text:p>
          </table:table-cell>
          <table:table-cell office:value-type="float" office:value="-0.608581581650313" calcext:value-type="float">
            <text:p>-0,608581581650313</text:p>
          </table:table-cell>
        </table:table-row>
        <table:table-row table:style-name="ro1">
          <table:table-cell office:value-type="float" office:value="6.80053591090382" calcext:value-type="float">
            <text:p>6,80053591090382</text:p>
          </table:table-cell>
          <table:table-cell office:value-type="float" office:value="2.36067592820712" calcext:value-type="float">
            <text:p>2,36067592820712</text:p>
          </table:table-cell>
        </table:table-row>
        <table:table-row table:style-name="ro1">
          <table:table-cell office:value-type="float" office:value="3.60789319111822" calcext:value-type="float">
            <text:p>3,60789319111822</text:p>
          </table:table-cell>
          <table:table-cell office:value-type="float" office:value="0.253646541060689" calcext:value-type="float">
            <text:p>0,253646541060689</text:p>
          </table:table-cell>
        </table:table-row>
        <table:table-row table:style-name="ro1">
          <table:table-cell office:value-type="float" office:value="6.51276349339246" calcext:value-type="float">
            <text:p>6,51276349339246</text:p>
          </table:table-cell>
          <table:table-cell office:value-type="float" office:value="0.652303727704576" calcext:value-type="float">
            <text:p>0,652303727704576</text:p>
          </table:table-cell>
        </table:table-row>
        <table:table-row table:style-name="ro1">
          <table:table-cell office:value-type="float" office:value="3.79793128985059" calcext:value-type="float">
            <text:p>3,79793128985059</text:p>
          </table:table-cell>
          <table:table-cell office:value-type="float" office:value="1.40675448305014" calcext:value-type="float">
            <text:p>1,40675448305014</text:p>
          </table:table-cell>
        </table:table-row>
        <table:table-row table:style-name="ro1">
          <table:table-cell office:value-type="float" office:value="2.77676011086738" calcext:value-type="float">
            <text:p>2,77676011086738</text:p>
          </table:table-cell>
          <table:table-cell office:value-type="float" office:value="0.0753514566925109" calcext:value-type="float">
            <text:p>0,0753514566925109</text:p>
          </table:table-cell>
        </table:table-row>
        <table:table-row table:style-name="ro1">
          <table:table-cell office:value-type="float" office:value="6.47163710044741" calcext:value-type="float">
            <text:p>6,47163710044741</text:p>
          </table:table-cell>
          <table:table-cell office:value-type="float" office:value="-0.57003090429531" calcext:value-type="float">
            <text:p>-0,57003090429531</text:p>
          </table:table-cell>
        </table:table-row>
        <table:table-row table:style-name="ro1">
          <table:table-cell office:value-type="float" office:value="6.93447939452329" calcext:value-type="float">
            <text:p>6,93447939452329</text:p>
          </table:table-cell>
          <table:table-cell office:value-type="float" office:value="0.672409712236701" calcext:value-type="float">
            <text:p>0,672409712236701</text:p>
          </table:table-cell>
        </table:table-row>
        <table:table-row table:style-name="ro1">
          <table:table-cell office:value-type="float" office:value="5.22600748975998" calcext:value-type="float">
            <text:p>5,22600748975998</text:p>
          </table:table-cell>
          <table:table-cell office:value-type="float" office:value="3.10815459636685" calcext:value-type="float">
            <text:p>3,10815459636685</text:p>
          </table:table-cell>
        </table:table-row>
        <table:table-row table:style-name="ro1">
          <table:table-cell office:value-type="float" office:value="6.32859851906228" calcext:value-type="float">
            <text:p>6,32859851906228</text:p>
          </table:table-cell>
          <table:table-cell office:value-type="float" office:value="-0.141961345331575" calcext:value-type="float">
            <text:p>-0,141961345331575</text:p>
          </table:table-cell>
        </table:table-row>
        <table:table-row table:style-name="ro1">
          <table:table-cell office:value-type="float" office:value="5.63968257177547" calcext:value-type="float">
            <text:p>5,63968257177547</text:p>
          </table:table-cell>
          <table:table-cell office:value-type="float" office:value="-0.588861199696976" calcext:value-type="float">
            <text:p>-0,588861199696976</text:p>
          </table:table-cell>
        </table:table-row>
        <table:table-row table:style-name="ro1">
          <table:table-cell office:value-type="float" office:value="4.41848284685792" calcext:value-type="float">
            <text:p>4,41848284685792</text:p>
          </table:table-cell>
          <table:table-cell office:value-type="float" office:value="1.09644690111701" calcext:value-type="float">
            <text:p>1,09644690111701</text:p>
          </table:table-cell>
        </table:table-row>
        <table:table-row table:style-name="ro1">
          <table:table-cell office:value-type="float" office:value="6.34996423790255" calcext:value-type="float">
            <text:p>6,34996423790255</text:p>
          </table:table-cell>
          <table:table-cell office:value-type="float" office:value="0.435935507534257" calcext:value-type="float">
            <text:p>0,435935507534257</text:p>
          </table:table-cell>
        </table:table-row>
        <table:table-row table:style-name="ro1">
          <table:table-cell office:value-type="float" office:value="6.3598769171036" calcext:value-type="float">
            <text:p>6,3598769171036</text:p>
          </table:table-cell>
          <table:table-cell office:value-type="float" office:value="-0.0188823515695553" calcext:value-type="float">
            <text:p>-0,0188823515695553</text:p>
          </table:table-cell>
        </table:table-row>
        <table:table-row table:style-name="ro1">
          <table:table-cell office:value-type="float" office:value="6.87192554515421" calcext:value-type="float">
            <text:p>6,87192554515421</text:p>
          </table:table-cell>
          <table:table-cell office:value-type="float" office:value="0.914565659314434" calcext:value-type="float">
            <text:p>0,914565659314434</text:p>
          </table:table-cell>
        </table:table-row>
        <table:table-row table:style-name="ro1">
          <table:table-cell office:value-type="float" office:value="6.21393813083989" calcext:value-type="float">
            <text:p>6,21393813083989</text:p>
          </table:table-cell>
          <table:table-cell office:value-type="float" office:value="-0.105629866154624" calcext:value-type="float">
            <text:p>-0,105629866154624</text:p>
          </table:table-cell>
        </table:table-row>
        <table:table-row table:style-name="ro1">
          <table:table-cell office:value-type="float" office:value="4.23090223062237" calcext:value-type="float">
            <text:p>4,23090223062237</text:p>
          </table:table-cell>
          <table:table-cell office:value-type="float" office:value="1.30675104868594" calcext:value-type="float">
            <text:p>1,30675104868594</text:p>
          </table:table-cell>
        </table:table-row>
        <table:table-row table:style-name="ro1">
          <table:table-cell office:value-type="float" office:value="5.17565372894561" calcext:value-type="float">
            <text:p>5,17565372894561</text:p>
          </table:table-cell>
          <table:table-cell office:value-type="float" office:value="2.79187828142172" calcext:value-type="float">
            <text:p>2,79187828142172</text:p>
          </table:table-cell>
        </table:table-row>
        <table:table-row table:style-name="ro1">
          <table:table-cell office:value-type="float" office:value="6.27473391061087" calcext:value-type="float">
            <text:p>6,27473391061087</text:p>
          </table:table-cell>
          <table:table-cell office:value-type="float" office:value="-0.00119012270647634" calcext:value-type="float">
            <text:p>-0,00119012270647634</text:p>
          </table:table-cell>
        </table:table-row>
        <table:table-row table:style-name="ro1">
          <table:table-cell office:value-type="float" office:value="6.36999351891003" calcext:value-type="float">
            <text:p>6,36999351891003</text:p>
          </table:table-cell>
          <table:table-cell office:value-type="float" office:value="0.588251796621765" calcext:value-type="float">
            <text:p>0,588251796621765</text:p>
          </table:table-cell>
        </table:table-row>
        <table:table-row table:style-name="ro1">
          <table:table-cell office:value-type="float" office:value="4.84068713904246" calcext:value-type="float">
            <text:p>4,84068713904246</text:p>
          </table:table-cell>
          <table:table-cell office:value-type="float" office:value="1.43943266850476" calcext:value-type="float">
            <text:p>1,43943266850476</text:p>
          </table:table-cell>
        </table:table-row>
        <table:table-row table:style-name="ro1">
          <table:table-cell office:value-type="float" office:value="7.46785804222072" calcext:value-type="float">
            <text:p>7,46785804222072</text:p>
          </table:table-cell>
          <table:table-cell office:value-type="float" office:value="1.51249739090259" calcext:value-type="float">
            <text:p>1,51249739090259</text:p>
          </table:table-cell>
        </table:table-row>
        <table:table-row table:style-name="ro1">
          <table:table-cell office:value-type="float" office:value="4.32758896233193" calcext:value-type="float">
            <text:p>4,32758896233193</text:p>
          </table:table-cell>
          <table:table-cell office:value-type="float" office:value="2.48803439120469" calcext:value-type="float">
            <text:p>2,48803439120469</text:p>
          </table:table-cell>
        </table:table-row>
        <table:table-row table:style-name="ro1">
          <table:table-cell office:value-type="float" office:value="3.09774566141163" calcext:value-type="float">
            <text:p>3,09774566141163</text:p>
          </table:table-cell>
          <table:table-cell office:value-type="float" office:value="0.495076590618265" calcext:value-type="float">
            <text:p>0,495076590618265</text:p>
          </table:table-cell>
        </table:table-row>
        <table:table-row table:style-name="ro1">
          <table:table-cell office:value-type="float" office:value="4.76671124434233" calcext:value-type="float">
            <text:p>4,76671124434233</text:p>
          </table:table-cell>
          <table:table-cell office:value-type="float" office:value="-1.11583934269732" calcext:value-type="float">
            <text:p>-1,11583934269732</text:p>
          </table:table-cell>
        </table:table-row>
        <table:table-row table:style-name="ro1">
          <table:table-cell office:value-type="float" office:value="4.72017241584871" calcext:value-type="float">
            <text:p>4,72017241584871</text:p>
          </table:table-cell>
          <table:table-cell office:value-type="float" office:value="-1.20343064162561" calcext:value-type="float">
            <text:p>-1,20343064162561</text:p>
          </table:table-cell>
        </table:table-row>
        <table:table-row table:style-name="ro1">
          <table:table-cell office:value-type="float" office:value="4.46745740543298" calcext:value-type="float">
            <text:p>4,46745740543298</text:p>
          </table:table-cell>
          <table:table-cell office:value-type="float" office:value="2.10801233695485" calcext:value-type="float">
            <text:p>2,10801233695485</text:p>
          </table:table-cell>
        </table:table-row>
        <table:table-row table:style-name="ro1">
          <table:table-cell office:value-type="float" office:value="6.16600775293979" calcext:value-type="float">
            <text:p>6,16600775293979</text:p>
          </table:table-cell>
          <table:table-cell office:value-type="float" office:value="-0.278820128712368" calcext:value-type="float">
            <text:p>-0,278820128712368</text:p>
          </table:table-cell>
        </table:table-row>
        <table:table-row table:style-name="ro1">
          <table:table-cell office:value-type="float" office:value="7.26500366994208" calcext:value-type="float">
            <text:p>7,26500366994208</text:p>
          </table:table-cell>
          <table:table-cell office:value-type="float" office:value="1.75159427448687" calcext:value-type="float">
            <text:p>1,75159427448687</text:p>
          </table:table-cell>
        </table:table-row>
        <table:table-row table:style-name="ro1">
          <table:table-cell office:value-type="float" office:value="4.73778446118152" calcext:value-type="float">
            <text:p>4,73778446118152</text:p>
          </table:table-cell>
          <table:table-cell office:value-type="float" office:value="2.92021644870115" calcext:value-type="float">
            <text:p>2,92021644870115</text:p>
          </table:table-cell>
        </table:table-row>
        <table:table-row table:style-name="ro1">
          <table:table-cell office:value-type="float" office:value="6.24459195470071" calcext:value-type="float">
            <text:p>6,24459195470071</text:p>
          </table:table-cell>
          <table:table-cell office:value-type="float" office:value="0.0674880018955886" calcext:value-type="float">
            <text:p>0,0674880018955886</text:p>
          </table:table-cell>
        </table:table-row>
        <table:table-row table:style-name="ro1">
          <table:table-cell office:value-type="float" office:value="7.39704738820645" calcext:value-type="float">
            <text:p>7,39704738820645</text:p>
          </table:table-cell>
          <table:table-cell office:value-type="float" office:value="-1.5778684198434" calcext:value-type="float">
            <text:p>-1,5778684198434</text:p>
          </table:table-cell>
        </table:table-row>
        <table:table-row table:style-name="ro1">
          <table:table-cell office:value-type="float" office:value="4.81677454496786" calcext:value-type="float">
            <text:p>4,81677454496786</text:p>
          </table:table-cell>
          <table:table-cell office:value-type="float" office:value="1.33341104956253" calcext:value-type="float">
            <text:p>1,33341104956253</text:p>
          </table:table-cell>
        </table:table-row>
        <table:table-row table:style-name="ro1">
          <table:table-cell office:value-type="float" office:value="4.33652059806034" calcext:value-type="float">
            <text:p>4,33652059806034</text:p>
          </table:table-cell>
          <table:table-cell office:value-type="float" office:value="1.19049032194541" calcext:value-type="float">
            <text:p>1,19049032194541</text:p>
          </table:table-cell>
        </table:table-row>
        <table:table-row table:style-name="ro1">
          <table:table-cell office:value-type="float" office:value="6.32436749461723" calcext:value-type="float">
            <text:p>6,32436749461723</text:p>
          </table:table-cell>
          <table:table-cell office:value-type="float" office:value="-0.0948324410570507" calcext:value-type="float">
            <text:p>-0,0948324410570507</text:p>
          </table:table-cell>
        </table:table-row>
        <table:table-row table:style-name="ro1">
          <table:table-cell office:value-type="float" office:value="5.65099872578121" calcext:value-type="float">
            <text:p>5,65099872578121</text:p>
          </table:table-cell>
          <table:table-cell office:value-type="float" office:value="-0.694848370485502" calcext:value-type="float">
            <text:p>-0,694848370485502</text:p>
          </table:table-cell>
        </table:table-row>
        <table:table-row table:style-name="ro1">
          <table:table-cell office:value-type="float" office:value="6.19550497264327" calcext:value-type="float">
            <text:p>6,19550497264327</text:p>
          </table:table-cell>
          <table:table-cell office:value-type="float" office:value="-0.382661376650038" calcext:value-type="float">
            <text:p>-0,382661376650038</text:p>
          </table:table-cell>
        </table:table-row>
        <table:table-row table:style-name="ro1">
          <table:table-cell office:value-type="float" office:value="4.77735175590805" calcext:value-type="float">
            <text:p>4,77735175590805</text:p>
          </table:table-cell>
          <table:table-cell office:value-type="float" office:value="-1.27962520742392" calcext:value-type="float">
            <text:p>-1,27962520742392</text:p>
          </table:table-cell>
        </table:table-row>
        <table:table-row table:style-name="ro1">
          <table:table-cell office:value-type="float" office:value="5.21882864950908" calcext:value-type="float">
            <text:p>5,21882864950908</text:p>
          </table:table-cell>
          <table:table-cell office:value-type="float" office:value="3.36308938878823" calcext:value-type="float">
            <text:p>3,36308938878823</text:p>
          </table:table-cell>
        </table:table-row>
        <table:table-row table:style-name="ro1">
          <table:table-cell office:value-type="float" office:value="4.35733211333445" calcext:value-type="float">
            <text:p>4,35733211333445</text:p>
          </table:table-cell>
          <table:table-cell office:value-type="float" office:value="1.23281426332336" calcext:value-type="float">
            <text:p>1,23281426332336</text:p>
          </table:table-cell>
        </table:table-row>
        <table:table-row table:style-name="ro1">
          <table:table-cell office:value-type="float" office:value="4.01204421109831" calcext:value-type="float">
            <text:p>4,01204421109831</text:p>
          </table:table-cell>
          <table:table-cell office:value-type="float" office:value="1.22093506993802" calcext:value-type="float">
            <text:p>1,22093506993802</text:p>
          </table:table-cell>
        </table:table-row>
        <table:table-row table:style-name="ro1">
          <table:table-cell office:value-type="float" office:value="2.23123020556116" calcext:value-type="float">
            <text:p>2,23123020556116</text:p>
          </table:table-cell>
          <table:table-cell office:value-type="float" office:value="2.39171044366158" calcext:value-type="float">
            <text:p>2,39171044366158</text:p>
          </table:table-cell>
        </table:table-row>
        <table:table-row table:style-name="ro1">
          <table:table-cell office:value-type="float" office:value="5.7789301269491" calcext:value-type="float">
            <text:p>5,7789301269491</text:p>
          </table:table-cell>
          <table:table-cell office:value-type="float" office:value="-0.0500896389092977" calcext:value-type="float">
            <text:p>-0,0500896389092977</text:p>
          </table:table-cell>
        </table:table-row>
        <table:table-row table:style-name="ro1">
          <table:table-cell office:value-type="float" office:value="4.38230459368485" calcext:value-type="float">
            <text:p>4,38230459368485</text:p>
          </table:table-cell>
          <table:table-cell office:value-type="float" office:value="1.94424879049703" calcext:value-type="float">
            <text:p>1,94424879049703</text:p>
          </table:table-cell>
        </table:table-row>
        <table:table-row table:style-name="ro1">
          <table:table-cell office:value-type="float" office:value="3.90511377310609" calcext:value-type="float">
            <text:p>3,90511377310609</text:p>
          </table:table-cell>
          <table:table-cell office:value-type="float" office:value="1.19991230090864" calcext:value-type="float">
            <text:p>1,19991230090864</text:p>
          </table:table-cell>
        </table:table-row>
        <table:table-row table:style-name="ro1">
          <table:table-cell office:value-type="float" office:value="4.44146497677209" calcext:value-type="float">
            <text:p>4,44146497677209</text:p>
          </table:table-cell>
          <table:table-cell office:value-type="float" office:value="2.87524081551307" calcext:value-type="float">
            <text:p>2,87524081551307</text:p>
          </table:table-cell>
        </table:table-row>
        <table:table-row table:style-name="ro1">
          <table:table-cell office:value-type="float" office:value="6.25927226081838" calcext:value-type="float">
            <text:p>6,25927226081838</text:p>
          </table:table-cell>
          <table:table-cell office:value-type="float" office:value="-0.219249699836657" calcext:value-type="float">
            <text:p>-0,219249699836657</text:p>
          </table:table-cell>
        </table:table-row>
        <table:table-row table:style-name="ro1">
          <table:table-cell office:value-type="float" office:value="4.1456118724115" calcext:value-type="float">
            <text:p>4,1456118724115</text:p>
          </table:table-cell>
          <table:table-cell office:value-type="float" office:value="1.92205473700711" calcext:value-type="float">
            <text:p>1,92205473700711</text:p>
          </table:table-cell>
        </table:table-row>
        <table:table-row table:style-name="ro1">
          <table:table-cell office:value-type="float" office:value="6.34608071529755" calcext:value-type="float">
            <text:p>6,34608071529755</text:p>
          </table:table-cell>
          <table:table-cell office:value-type="float" office:value="-0.158199009829974" calcext:value-type="float">
            <text:p>-0,158199009829974</text:p>
          </table:table-cell>
        </table:table-row>
        <table:table-row table:style-name="ro1">
          <table:table-cell office:value-type="float" office:value="4.30484418733939" calcext:value-type="float">
            <text:p>4,30484418733939</text:p>
          </table:table-cell>
          <table:table-cell office:value-type="float" office:value="0.832434909444651" calcext:value-type="float">
            <text:p>0,832434909444651</text:p>
          </table:table-cell>
        </table:table-row>
        <table:table-row table:style-name="ro1">
          <table:table-cell office:value-type="float" office:value="3.75374837660274" calcext:value-type="float">
            <text:p>3,75374837660274</text:p>
          </table:table-cell>
          <table:table-cell office:value-type="float" office:value="0.345766504221998" calcext:value-type="float">
            <text:p>0,345766504221998</text:p>
          </table:table-cell>
        </table:table-row>
        <table:table-row table:style-name="ro1">
          <table:table-cell office:value-type="float" office:value="4.43222449240705" calcext:value-type="float">
            <text:p>4,43222449240705</text:p>
          </table:table-cell>
          <table:table-cell office:value-type="float" office:value="3.48081720782967" calcext:value-type="float">
            <text:p>3,48081720782967</text:p>
          </table:table-cell>
        </table:table-row>
        <table:table-row table:style-name="ro1">
          <table:table-cell office:value-type="float" office:value="6.73242386178474" calcext:value-type="float">
            <text:p>6,73242386178474</text:p>
          </table:table-cell>
          <table:table-cell office:value-type="float" office:value="1.57051951063549" calcext:value-type="float">
            <text:p>1,57051951063549</text:p>
          </table:table-cell>
        </table:table-row>
        <table:table-row table:style-name="ro1">
          <table:table-cell office:value-type="float" office:value="4.57908356680606" calcext:value-type="float">
            <text:p>4,57908356680606</text:p>
          </table:table-cell>
          <table:table-cell office:value-type="float" office:value="1.36032497068985" calcext:value-type="float">
            <text:p>1,36032497068985</text:p>
          </table:table-cell>
        </table:table-row>
        <table:table-row table:style-name="ro1">
          <table:table-cell office:value-type="float" office:value="4.48496765281575" calcext:value-type="float">
            <text:p>4,48496765281575</text:p>
          </table:table-cell>
          <table:table-cell office:value-type="float" office:value="2.15450648754876" calcext:value-type="float">
            <text:p>2,15450648754876</text:p>
          </table:table-cell>
        </table:table-row>
        <table:table-row table:style-name="ro1">
          <table:table-cell office:value-type="float" office:value="6.09085914430079" calcext:value-type="float">
            <text:p>6,09085914430079</text:p>
          </table:table-cell>
          <table:table-cell office:value-type="float" office:value="-0.527637507923088" calcext:value-type="float">
            <text:p>-0,527637507923088</text:p>
          </table:table-cell>
        </table:table-row>
        <table:table-row table:style-name="ro1">
          <table:table-cell office:value-type="float" office:value="6.13064296054865" calcext:value-type="float">
            <text:p>6,13064296054865</text:p>
          </table:table-cell>
          <table:table-cell office:value-type="float" office:value="0.103867998217861" calcext:value-type="float">
            <text:p>0,103867998217861</text:p>
          </table:table-cell>
        </table:table-row>
        <table:table-row table:style-name="ro1">
          <table:table-cell office:value-type="float" office:value="6.70194560666551" calcext:value-type="float">
            <text:p>6,70194560666551</text:p>
          </table:table-cell>
          <table:table-cell office:value-type="float" office:value="0.473738196258181" calcext:value-type="float">
            <text:p>0,473738196258181</text:p>
          </table:table-cell>
        </table:table-row>
        <table:table-row table:style-name="ro1">
          <table:table-cell office:value-type="float" office:value="4.12023534068833" calcext:value-type="float">
            <text:p>4,12023534068833</text:p>
          </table:table-cell>
          <table:table-cell office:value-type="float" office:value="1.22333886720987" calcext:value-type="float">
            <text:p>1,22333886720987</text:p>
          </table:table-cell>
        </table:table-row>
        <table:table-row table:style-name="ro1">
          <table:table-cell office:value-type="float" office:value="6.52308299529932" calcext:value-type="float">
            <text:p>6,52308299529932</text:p>
          </table:table-cell>
          <table:table-cell office:value-type="float" office:value="0.454866096244075" calcext:value-type="float">
            <text:p>0,454866096244075</text:p>
          </table:table-cell>
        </table:table-row>
        <table:table-row table:style-name="ro1">
          <table:table-cell office:value-type="float" office:value="6.09049799119734" calcext:value-type="float">
            <text:p>6,09049799119734</text:p>
          </table:table-cell>
          <table:table-cell office:value-type="float" office:value="0.132716870728332" calcext:value-type="float">
            <text:p>0,132716870728332</text:p>
          </table:table-cell>
        </table:table-row>
        <table:table-row table:style-name="ro1">
          <table:table-cell office:value-type="float" office:value="4.59866382713887" calcext:value-type="float">
            <text:p>4,59866382713887</text:p>
          </table:table-cell>
          <table:table-cell office:value-type="float" office:value="1.58407225344082" calcext:value-type="float">
            <text:p>1,58407225344082</text:p>
          </table:table-cell>
        </table:table-row>
        <table:table-row table:style-name="ro1">
          <table:table-cell office:value-type="float" office:value="4.31007107778856" calcext:value-type="float">
            <text:p>4,31007107778856</text:p>
          </table:table-cell>
          <table:table-cell office:value-type="float" office:value="1.95666441779883" calcext:value-type="float">
            <text:p>1,95666441779883</text:p>
          </table:table-cell>
        </table:table-row>
        <table:table-row table:style-name="ro1">
          <table:table-cell office:value-type="float" office:value="4.30149416635959" calcext:value-type="float">
            <text:p>4,30149416635959</text:p>
          </table:table-cell>
          <table:table-cell office:value-type="float" office:value="1.59591028015673" calcext:value-type="float">
            <text:p>1,59591028015673</text:p>
          </table:table-cell>
        </table:table-row>
        <table:table-row table:style-name="ro1">
          <table:table-cell office:value-type="float" office:value="6.95107339158016" calcext:value-type="float">
            <text:p>6,95107339158016</text:p>
          </table:table-cell>
          <table:table-cell office:value-type="float" office:value="0.468765784053023" calcext:value-type="float">
            <text:p>0,468765784053023</text:p>
          </table:table-cell>
        </table:table-row>
        <table:table-row table:style-name="ro1">
          <table:table-cell office:value-type="float" office:value="6.51378302077765" calcext:value-type="float">
            <text:p>6,51378302077765</text:p>
          </table:table-cell>
          <table:table-cell office:value-type="float" office:value="1.12236955108704" calcext:value-type="float">
            <text:p>1,12236955108704</text:p>
          </table:table-cell>
        </table:table-row>
        <table:table-row table:style-name="ro1">
          <table:table-cell office:value-type="float" office:value="4.20370594082473" calcext:value-type="float">
            <text:p>4,20370594082473</text:p>
          </table:table-cell>
          <table:table-cell office:value-type="float" office:value="1.51517426136979" calcext:value-type="float">
            <text:p>1,51517426136979</text:p>
          </table:table-cell>
        </table:table-row>
        <table:table-row table:style-name="ro1">
          <table:table-cell office:value-type="float" office:value="6.13648547019646" calcext:value-type="float">
            <text:p>6,13648547019646</text:p>
          </table:table-cell>
          <table:table-cell office:value-type="float" office:value="-0.636223508617814" calcext:value-type="float">
            <text:p>-0,636223508617814</text:p>
          </table:table-cell>
        </table:table-row>
        <table:table-row table:style-name="ro1">
          <table:table-cell office:value-type="float" office:value="6.35264147829832" calcext:value-type="float">
            <text:p>6,35264147829832</text:p>
          </table:table-cell>
          <table:table-cell office:value-type="float" office:value="-0.396181652174302" calcext:value-type="float">
            <text:p>-0,396181652174302</text:p>
          </table:table-cell>
        </table:table-row>
        <table:table-row table:style-name="ro1">
          <table:table-cell office:value-type="float" office:value="6.54571044339448" calcext:value-type="float">
            <text:p>6,54571044339448</text:p>
          </table:table-cell>
          <table:table-cell office:value-type="float" office:value="-0.332396913176781" calcext:value-type="float">
            <text:p>-0,332396913176781</text:p>
          </table:table-cell>
        </table:table-row>
        <table:table-row table:style-name="ro1">
          <table:table-cell office:value-type="float" office:value="7.1554088519033" calcext:value-type="float">
            <text:p>7,1554088519033</text:p>
          </table:table-cell>
          <table:table-cell office:value-type="float" office:value="0.481305772951004" calcext:value-type="float">
            <text:p>0,481305772951004</text:p>
          </table:table-cell>
        </table:table-row>
        <table:table-row table:style-name="ro1">
          <table:table-cell office:value-type="float" office:value="4.27256363671366" calcext:value-type="float">
            <text:p>4,27256363671366</text:p>
          </table:table-cell>
          <table:table-cell office:value-type="float" office:value="1.37681387898986" calcext:value-type="float">
            <text:p>1,37681387898986</text:p>
          </table:table-cell>
        </table:table-row>
        <table:table-row table:style-name="ro1">
          <table:table-cell office:value-type="float" office:value="4.4622072380778" calcext:value-type="float">
            <text:p>4,4622072380778</text:p>
          </table:table-cell>
          <table:table-cell office:value-type="float" office:value="1.8175133306059" calcext:value-type="float">
            <text:p>1,8175133306059</text:p>
          </table:table-cell>
        </table:table-row>
        <table:table-row table:style-name="ro1">
          <table:table-cell office:value-type="float" office:value="4.0255601746147" calcext:value-type="float">
            <text:p>4,0255601746147</text:p>
          </table:table-cell>
          <table:table-cell office:value-type="float" office:value="1.04094942669166" calcext:value-type="float">
            <text:p>1,04094942669166</text:p>
          </table:table-cell>
        </table:table-row>
        <table:table-row table:style-name="ro1">
          <table:table-cell office:value-type="float" office:value="3.95848888096032" calcext:value-type="float">
            <text:p>3,95848888096032</text:p>
          </table:table-cell>
          <table:table-cell office:value-type="float" office:value="0.371725849027213" calcext:value-type="float">
            <text:p>0,371725849027213</text:p>
          </table:table-cell>
        </table:table-row>
        <table:table-row table:style-name="ro1">
          <table:table-cell office:value-type="float" office:value="4.31926549007615" calcext:value-type="float">
            <text:p>4,31926549007615</text:p>
          </table:table-cell>
          <table:table-cell office:value-type="float" office:value="1.55193529364031" calcext:value-type="float">
            <text:p>1,55193529364031</text:p>
          </table:table-cell>
        </table:table-row>
        <table:table-row table:style-name="ro1">
          <table:table-cell office:value-type="float" office:value="4.32344666028303" calcext:value-type="float">
            <text:p>4,32344666028303</text:p>
          </table:table-cell>
          <table:table-cell office:value-type="float" office:value="1.57620305760365" calcext:value-type="float">
            <text:p>1,57620305760365</text:p>
          </table:table-cell>
        </table:table-row>
        <table:table-row table:style-name="ro1">
          <table:table-cell office:value-type="float" office:value="6.34217377343467" calcext:value-type="float">
            <text:p>6,34217377343467</text:p>
          </table:table-cell>
          <table:table-cell office:value-type="float" office:value="0.372277177338612" calcext:value-type="float">
            <text:p>0,372277177338612</text:p>
          </table:table-cell>
        </table:table-row>
        <table:table-row table:style-name="ro1">
          <table:table-cell office:value-type="float" office:value="6.77714012577848" calcext:value-type="float">
            <text:p>6,77714012577848</text:p>
          </table:table-cell>
          <table:table-cell office:value-type="float" office:value="0.616767806423976" calcext:value-type="float">
            <text:p>0,616767806423976</text:p>
          </table:table-cell>
        </table:table-row>
        <table:table-row table:style-name="ro1">
          <table:table-cell office:value-type="float" office:value="5.72656479096093" calcext:value-type="float">
            <text:p>5,72656479096093</text:p>
          </table:table-cell>
          <table:table-cell office:value-type="float" office:value="-0.51549476774475" calcext:value-type="float">
            <text:p>-0,51549476774475</text:p>
          </table:table-cell>
        </table:table-row>
        <table:table-row table:style-name="ro1">
          <table:table-cell office:value-type="float" office:value="4.53407093605261" calcext:value-type="float">
            <text:p>4,53407093605261</text:p>
          </table:table-cell>
          <table:table-cell office:value-type="float" office:value="2.47242700586386" calcext:value-type="float">
            <text:p>2,47242700586386</text:p>
          </table:table-cell>
        </table:table-row>
        <table:table-row table:style-name="ro1">
          <table:table-cell office:value-type="float" office:value="4.03548058398478" calcext:value-type="float">
            <text:p>4,03548058398478</text:p>
          </table:table-cell>
          <table:table-cell office:value-type="float" office:value="-1.84610135386956" calcext:value-type="float">
            <text:p>-1,84610135386956</text:p>
          </table:table-cell>
        </table:table-row>
        <table:table-row table:style-name="ro1">
          <table:table-cell office:value-type="float" office:value="6.35851007082052" calcext:value-type="float">
            <text:p>6,35851007082052</text:p>
          </table:table-cell>
          <table:table-cell office:value-type="float" office:value="-0.795265632754264" calcext:value-type="float">
            <text:p>-0,795265632754264</text:p>
          </table:table-cell>
        </table:table-row>
        <table:table-row table:style-name="ro1">
          <table:table-cell office:value-type="float" office:value="6.44525663653191" calcext:value-type="float">
            <text:p>6,44525663653191</text:p>
          </table:table-cell>
          <table:table-cell office:value-type="float" office:value="-0.405529098579979" calcext:value-type="float">
            <text:p>-0,405529098579979</text:p>
          </table:table-cell>
        </table:table-row>
        <table:table-row table:style-name="ro1">
          <table:table-cell office:value-type="float" office:value="5.58999298422932" calcext:value-type="float">
            <text:p>5,58999298422932</text:p>
          </table:table-cell>
          <table:table-cell office:value-type="float" office:value="-0.372930640819688" calcext:value-type="float">
            <text:p>-0,372930640819688</text:p>
          </table:table-cell>
        </table:table-row>
        <table:table-row table:style-name="ro1">
          <table:table-cell office:value-type="float" office:value="6.45897965110824" calcext:value-type="float">
            <text:p>6,45897965110824</text:p>
          </table:table-cell>
          <table:table-cell office:value-type="float" office:value="-0.142492885136504" calcext:value-type="float">
            <text:p>-0,142492885136504</text:p>
          </table:table-cell>
        </table:table-row>
        <table:table-row table:style-name="ro1">
          <table:table-cell office:value-type="float" office:value="4.11038025755129" calcext:value-type="float">
            <text:p>4,11038025755129</text:p>
          </table:table-cell>
          <table:table-cell office:value-type="float" office:value="0.56502722215812" calcext:value-type="float">
            <text:p>0,56502722215812</text:p>
          </table:table-cell>
        </table:table-row>
        <table:table-row table:style-name="ro1">
          <table:table-cell office:value-type="float" office:value="4.69198454448077" calcext:value-type="float">
            <text:p>4,69198454448077</text:p>
          </table:table-cell>
          <table:table-cell office:value-type="float" office:value="1.11924701105726" calcext:value-type="float">
            <text:p>1,11924701105726</text:p>
          </table:table-cell>
        </table:table-row>
        <table:table-row table:style-name="ro1">
          <table:table-cell office:value-type="float" office:value="4.42166323185957" calcext:value-type="float">
            <text:p>4,42166323185957</text:p>
          </table:table-cell>
          <table:table-cell office:value-type="float" office:value="1.87051610593162" calcext:value-type="float">
            <text:p>1,87051610593162</text:p>
          </table:table-cell>
        </table:table-row>
        <table:table-row table:style-name="ro1">
          <table:table-cell office:value-type="float" office:value="4.2876329385452" calcext:value-type="float">
            <text:p>4,2876329385452</text:p>
          </table:table-cell>
          <table:table-cell office:value-type="float" office:value="1.43429719481768" calcext:value-type="float">
            <text:p>1,43429719481768</text:p>
          </table:table-cell>
        </table:table-row>
        <table:table-row table:style-name="ro1">
          <table:table-cell office:value-type="float" office:value="3.47186989008393" calcext:value-type="float">
            <text:p>3,47186989008393</text:p>
          </table:table-cell>
          <table:table-cell office:value-type="float" office:value="1.04814240637847" calcext:value-type="float">
            <text:p>1,04814240637847</text:p>
          </table:table-cell>
        </table:table-row>
        <table:table-row table:style-name="ro1">
          <table:table-cell office:value-type="float" office:value="4.30761867171546" calcext:value-type="float">
            <text:p>4,30761867171546</text:p>
          </table:table-cell>
          <table:table-cell office:value-type="float" office:value="1.38533550929006" calcext:value-type="float">
            <text:p>1,38533550929006</text:p>
          </table:table-cell>
        </table:table-row>
        <table:table-row table:style-name="ro1">
          <table:table-cell office:value-type="float" office:value="3.21929015082263" calcext:value-type="float">
            <text:p>3,21929015082263</text:p>
          </table:table-cell>
          <table:table-cell office:value-type="float" office:value="0.685661026477014" calcext:value-type="float">
            <text:p>0,685661026477014</text:p>
          </table:table-cell>
        </table:table-row>
        <table:table-row table:style-name="ro1">
          <table:table-cell office:value-type="float" office:value="4.27850845221355" calcext:value-type="float">
            <text:p>4,27850845221355</text:p>
          </table:table-cell>
          <table:table-cell office:value-type="float" office:value="1.79775697227609" calcext:value-type="float">
            <text:p>1,79775697227609</text:p>
          </table:table-cell>
        </table:table-row>
        <table:table-row table:style-name="ro1">
          <table:table-cell office:value-type="float" office:value="4.31121991422045" calcext:value-type="float">
            <text:p>4,31121991422045</text:p>
          </table:table-cell>
          <table:table-cell office:value-type="float" office:value="1.70987710785048" calcext:value-type="float">
            <text:p>1,70987710785048</text:p>
          </table:table-cell>
        </table:table-row>
        <table:table-row table:style-name="ro1">
          <table:table-cell office:value-type="float" office:value="6.49637023448226" calcext:value-type="float">
            <text:p>6,49637023448226</text:p>
          </table:table-cell>
          <table:table-cell office:value-type="float" office:value="-0.155423133026247" calcext:value-type="float">
            <text:p>-0,155423133026247</text:p>
          </table:table-cell>
        </table:table-row>
        <table:table-row table:style-name="ro1">
          <table:table-cell office:value-type="float" office:value="5.69306819608859" calcext:value-type="float">
            <text:p>5,69306819608859</text:p>
          </table:table-cell>
          <table:table-cell office:value-type="float" office:value="-0.179157177337688" calcext:value-type="float">
            <text:p>-0,179157177337688</text:p>
          </table:table-cell>
        </table:table-row>
        <table:table-row table:style-name="ro1">
          <table:table-cell office:value-type="float" office:value="6.62326942783858" calcext:value-type="float">
            <text:p>6,62326942783858</text:p>
          </table:table-cell>
          <table:table-cell office:value-type="float" office:value="-0.269231870647679" calcext:value-type="float">
            <text:p>-0,269231870647679</text:p>
          </table:table-cell>
        </table:table-row>
        <table:table-row table:style-name="ro1">
          <table:table-cell office:value-type="float" office:value="4.2838412143463" calcext:value-type="float">
            <text:p>4,2838412143463</text:p>
          </table:table-cell>
          <table:table-cell office:value-type="float" office:value="1.39736384025616" calcext:value-type="float">
            <text:p>1,39736384025616</text:p>
          </table:table-cell>
        </table:table-row>
        <table:table-row table:style-name="ro1">
          <table:table-cell office:value-type="float" office:value="4.13917476641201" calcext:value-type="float">
            <text:p>4,13917476641201</text:p>
          </table:table-cell>
          <table:table-cell office:value-type="float" office:value="0.886948158274402" calcext:value-type="float">
            <text:p>0,886948158274402</text:p>
          </table:table-cell>
        </table:table-row>
        <table:table-row table:style-name="ro1">
          <table:table-cell office:value-type="float" office:value="4.11480803422925" calcext:value-type="float">
            <text:p>4,11480803422925</text:p>
          </table:table-cell>
          <table:table-cell office:value-type="float" office:value="1.21946122969902" calcext:value-type="float">
            <text:p>1,21946122969902</text:p>
          </table:table-cell>
        </table:table-row>
        <table:table-row table:style-name="ro1">
          <table:table-cell office:value-type="float" office:value="3.64972900716232" calcext:value-type="float">
            <text:p>3,64972900716232</text:p>
          </table:table-cell>
          <table:table-cell office:value-type="float" office:value="-1.54944815979549" calcext:value-type="float">
            <text:p>-1,54944815979549</text:p>
          </table:table-cell>
        </table:table-row>
        <table:table-row table:style-name="ro1">
          <table:table-cell office:value-type="float" office:value="6.14763005232789" calcext:value-type="float">
            <text:p>6,14763005232789</text:p>
          </table:table-cell>
          <table:table-cell office:value-type="float" office:value="0.409345231147173" calcext:value-type="float">
            <text:p>0,409345231147173</text:p>
          </table:table-cell>
        </table:table-row>
        <table:table-row table:style-name="ro1">
          <table:table-cell office:value-type="float" office:value="5.78612196925966" calcext:value-type="float">
            <text:p>5,78612196925966</text:p>
          </table:table-cell>
          <table:table-cell office:value-type="float" office:value="0.035901623043257" calcext:value-type="float">
            <text:p>0,035901623043257</text:p>
          </table:table-cell>
        </table:table-row>
        <table:table-row table:style-name="ro1">
          <table:table-cell office:value-type="float" office:value="5.8113453221731" calcext:value-type="float">
            <text:p>5,8113453221731</text:p>
          </table:table-cell>
          <table:table-cell office:value-type="float" office:value="-0.410740821791848" calcext:value-type="float">
            <text:p>-0,410740821791848</text:p>
          </table:table-cell>
        </table:table-row>
        <table:table-row table:style-name="ro1">
          <table:table-cell office:value-type="float" office:value="3.24676994285052" calcext:value-type="float">
            <text:p>3,24676994285052</text:p>
          </table:table-cell>
          <table:table-cell office:value-type="float" office:value="0.569904946616274" calcext:value-type="float">
            <text:p>0,569904946616274</text:p>
          </table:table-cell>
        </table:table-row>
        <table:table-row table:style-name="ro1">
          <table:table-cell office:value-type="float" office:value="6.14263285544638" calcext:value-type="float">
            <text:p>6,14263285544638</text:p>
          </table:table-cell>
          <table:table-cell office:value-type="float" office:value="0.355170359077556" calcext:value-type="float">
            <text:p>0,355170359077556</text:p>
          </table:table-cell>
        </table:table-row>
        <table:table-row table:style-name="ro1">
          <table:table-cell office:value-type="float" office:value="6.46337518298577" calcext:value-type="float">
            <text:p>6,46337518298577</text:p>
          </table:table-cell>
          <table:table-cell office:value-type="float" office:value="0.0822970758547328" calcext:value-type="float">
            <text:p>0,0822970758547328</text:p>
          </table:table-cell>
        </table:table-row>
        <table:table-row table:style-name="ro1">
          <table:table-cell office:value-type="float" office:value="4.53603155269977" calcext:value-type="float">
            <text:p>4,53603155269977</text:p>
          </table:table-cell>
          <table:table-cell office:value-type="float" office:value="1.80636595316399" calcext:value-type="float">
            <text:p>1,80636595316399</text:p>
          </table:table-cell>
        </table:table-row>
        <table:table-row table:style-name="ro1">
          <table:table-cell office:value-type="float" office:value="3.83107592792566" calcext:value-type="float">
            <text:p>3,83107592792566</text:p>
          </table:table-cell>
          <table:table-cell office:value-type="float" office:value="0.841716086747192" calcext:value-type="float">
            <text:p>0,841716086747192</text:p>
          </table:table-cell>
        </table:table-row>
        <table:table-row table:style-name="ro1">
          <table:table-cell office:value-type="float" office:value="4.36836226861179" calcext:value-type="float">
            <text:p>4,36836226861179</text:p>
          </table:table-cell>
          <table:table-cell office:value-type="float" office:value="1.00163981834461" calcext:value-type="float">
            <text:p>1,00163981834461</text:p>
          </table:table-cell>
        </table:table-row>
        <table:table-row table:style-name="ro1">
          <table:table-cell office:value-type="float" office:value="3.85146749748447" calcext:value-type="float">
            <text:p>3,85146749748447</text:p>
          </table:table-cell>
          <table:table-cell office:value-type="float" office:value="-1.59436570052578" calcext:value-type="float">
            <text:p>-1,59436570052578</text:p>
          </table:table-cell>
        </table:table-row>
        <table:table-row table:style-name="ro1">
          <table:table-cell office:value-type="float" office:value="4.25472152731195" calcext:value-type="float">
            <text:p>4,25472152731195</text:p>
          </table:table-cell>
          <table:table-cell office:value-type="float" office:value="1.37023993772227" calcext:value-type="float">
            <text:p>1,37023993772227</text:p>
          </table:table-cell>
        </table:table-row>
        <table:table-row table:style-name="ro1">
          <table:table-cell office:value-type="float" office:value="4.28984296178302" calcext:value-type="float">
            <text:p>4,28984296178302</text:p>
          </table:table-cell>
          <table:table-cell office:value-type="float" office:value="1.78573452254203" calcext:value-type="float">
            <text:p>1,78573452254203</text:p>
          </table:table-cell>
        </table:table-row>
        <table:table-row table:style-name="ro1">
          <table:table-cell office:value-type="float" office:value="4.16703317300722" calcext:value-type="float">
            <text:p>4,16703317300722</text:p>
          </table:table-cell>
          <table:table-cell office:value-type="float" office:value="0.633662747488311" calcext:value-type="float">
            <text:p>0,633662747488311</text:p>
          </table:table-cell>
        </table:table-row>
        <table:table-row table:style-name="ro1">
          <table:table-cell office:value-type="float" office:value="6.19767944869292" calcext:value-type="float">
            <text:p>6,19767944869292</text:p>
          </table:table-cell>
          <table:table-cell office:value-type="float" office:value="0.103801832570246" calcext:value-type="float">
            <text:p>0,103801832570246</text:p>
          </table:table-cell>
        </table:table-row>
        <table:table-row table:style-name="ro1">
          <table:table-cell office:value-type="float" office:value="6.37338523994375" calcext:value-type="float">
            <text:p>6,37338523994375</text:p>
          </table:table-cell>
          <table:table-cell office:value-type="float" office:value="-0.0346245325622636" calcext:value-type="float">
            <text:p>-0,0346245325622636</text:p>
          </table:table-cell>
        </table:table-row>
        <table:table-row table:style-name="ro1">
          <table:table-cell office:value-type="float" office:value="4.07596661743164" calcext:value-type="float">
            <text:p>4,07596661743164</text:p>
          </table:table-cell>
          <table:table-cell office:value-type="float" office:value="1.18777085179329" calcext:value-type="float">
            <text:p>1,18777085179329</text:p>
          </table:table-cell>
        </table:table-row>
        <table:table-row table:style-name="ro1">
          <table:table-cell office:value-type="float" office:value="5.65184708744097" calcext:value-type="float">
            <text:p>5,65184708744097</text:p>
          </table:table-cell>
          <table:table-cell office:value-type="float" office:value="-1.25189135278669" calcext:value-type="float">
            <text:p>-1,25189135278669</text:p>
          </table:table-cell>
        </table:table-row>
        <table:table-row table:style-name="ro1">
          <table:table-cell office:value-type="float" office:value="3.92905987101463" calcext:value-type="float">
            <text:p>3,92905987101463</text:p>
          </table:table-cell>
          <table:table-cell office:value-type="float" office:value="1.11735715203803" calcext:value-type="float">
            <text:p>1,11735715203803</text:p>
          </table:table-cell>
        </table:table-row>
        <table:table-row table:style-name="ro1">
          <table:table-cell office:value-type="float" office:value="7.02375473075137" calcext:value-type="float">
            <text:p>7,02375473075137</text:p>
          </table:table-cell>
          <table:table-cell office:value-type="float" office:value="0.866923872780932" calcext:value-type="float">
            <text:p>0,866923872780932</text:p>
          </table:table-cell>
        </table:table-row>
        <table:table-row table:style-name="ro1">
          <table:table-cell office:value-type="float" office:value="4.13256721259529" calcext:value-type="float">
            <text:p>4,13256721259529</text:p>
          </table:table-cell>
          <table:table-cell office:value-type="float" office:value="1.16628932187257" calcext:value-type="float">
            <text:p>1,16628932187257</text:p>
          </table:table-cell>
        </table:table-row>
        <table:table-row table:style-name="ro1">
          <table:table-cell office:value-type="float" office:value="3.79189426208818" calcext:value-type="float">
            <text:p>3,79189426208818</text:p>
          </table:table-cell>
          <table:table-cell office:value-type="float" office:value="1.20250106897671" calcext:value-type="float">
            <text:p>1,20250106897671</text:p>
          </table:table-cell>
        </table:table-row>
        <table:table-row table:style-name="ro1">
          <table:table-cell office:value-type="float" office:value="6.31670221088602" calcext:value-type="float">
            <text:p>6,31670221088602</text:p>
          </table:table-cell>
          <table:table-cell office:value-type="float" office:value="0.0041710044822203" calcext:value-type="float">
            <text:p>0,0041710044822203</text:p>
          </table:table-cell>
        </table:table-row>
        <table:table-row table:style-name="ro1">
          <table:table-cell office:value-type="float" office:value="6.97693629335352" calcext:value-type="float">
            <text:p>6,97693629335352</text:p>
          </table:table-cell>
          <table:table-cell office:value-type="float" office:value="0.244983006155556" calcext:value-type="float">
            <text:p>0,244983006155556</text:p>
          </table:table-cell>
        </table:table-row>
        <table:table-row table:style-name="ro1">
          <table:table-cell office:value-type="float" office:value="7.44141945956434" calcext:value-type="float">
            <text:p>7,44141945956434</text:p>
          </table:table-cell>
          <table:table-cell office:value-type="float" office:value="1.78408415618043" calcext:value-type="float">
            <text:p>1,78408415618043</text:p>
          </table:table-cell>
        </table:table-row>
        <table:table-row table:style-name="ro1">
          <table:table-cell office:value-type="float" office:value="4.31480314707109" calcext:value-type="float">
            <text:p>4,31480314707109</text:p>
          </table:table-cell>
          <table:table-cell office:value-type="float" office:value="2.08459492114117" calcext:value-type="float">
            <text:p>2,08459492114117</text:p>
          </table:table-cell>
        </table:table-row>
        <table:table-row table:style-name="ro1">
          <table:table-cell office:value-type="float" office:value="6.46163725574979" calcext:value-type="float">
            <text:p>6,46163725574979</text:p>
          </table:table-cell>
          <table:table-cell office:value-type="float" office:value="0.234722543422259" calcext:value-type="float">
            <text:p>0,234722543422259</text:p>
          </table:table-cell>
        </table:table-row>
        <table:table-row table:style-name="ro1">
          <table:table-cell office:value-type="float" office:value="3.93958729779654" calcext:value-type="float">
            <text:p>3,93958729779654</text:p>
          </table:table-cell>
          <table:table-cell office:value-type="float" office:value="1.76540369875424" calcext:value-type="float">
            <text:p>1,76540369875424</text:p>
          </table:table-cell>
        </table:table-row>
        <table:table-row table:style-name="ro1">
          <table:table-cell office:value-type="float" office:value="4.69115885316248" calcext:value-type="float">
            <text:p>4,69115885316248</text:p>
          </table:table-cell>
          <table:table-cell office:value-type="float" office:value="-1.4354772573046" calcext:value-type="float">
            <text:p>-1,4354772573046</text:p>
          </table:table-cell>
        </table:table-row>
        <table:table-row table:style-name="ro1">
          <table:table-cell office:value-type="float" office:value="4.43865137159048" calcext:value-type="float">
            <text:p>4,43865137159048</text:p>
          </table:table-cell>
          <table:table-cell office:value-type="float" office:value="1.48384260911344" calcext:value-type="float">
            <text:p>1,48384260911344</text:p>
          </table:table-cell>
        </table:table-row>
        <table:table-row table:style-name="ro1">
          <table:table-cell office:value-type="float" office:value="4.93309050484602" calcext:value-type="float">
            <text:p>4,93309050484602</text:p>
          </table:table-cell>
          <table:table-cell office:value-type="float" office:value="1.59236639009443" calcext:value-type="float">
            <text:p>1,59236639009443</text:p>
          </table:table-cell>
        </table:table-row>
        <table:table-row table:style-name="ro1">
          <table:table-cell office:value-type="float" office:value="6.4723936265165" calcext:value-type="float">
            <text:p>6,4723936265165</text:p>
          </table:table-cell>
          <table:table-cell office:value-type="float" office:value="0.18675317233911" calcext:value-type="float">
            <text:p>0,18675317233911</text:p>
          </table:table-cell>
        </table:table-row>
        <table:table-row table:style-name="ro1">
          <table:table-cell office:value-type="float" office:value="6.35214496829724" calcext:value-type="float">
            <text:p>6,35214496829724</text:p>
          </table:table-cell>
          <table:table-cell office:value-type="float" office:value="0.332624686377216" calcext:value-type="float">
            <text:p>0,332624686377216</text:p>
          </table:table-cell>
        </table:table-row>
        <table:table-row table:style-name="ro1">
          <table:table-cell office:value-type="float" office:value="5.00223029293908" calcext:value-type="float">
            <text:p>5,00223029293908</text:p>
          </table:table-cell>
          <table:table-cell office:value-type="float" office:value="2.27482017164997" calcext:value-type="float">
            <text:p>2,27482017164997</text:p>
          </table:table-cell>
        </table:table-row>
        <table:table-row table:style-name="ro1">
          <table:table-cell office:value-type="float" office:value="6.31818858312887" calcext:value-type="float">
            <text:p>6,31818858312887</text:p>
          </table:table-cell>
          <table:table-cell office:value-type="float" office:value="0.209551992627052" calcext:value-type="float">
            <text:p>0,209551992627052</text:p>
          </table:table-cell>
        </table:table-row>
        <table:table-row table:style-name="ro1">
          <table:table-cell office:value-type="float" office:value="6.58398265968656" calcext:value-type="float">
            <text:p>6,58398265968656</text:p>
          </table:table-cell>
          <table:table-cell office:value-type="float" office:value="-0.380625541618793" calcext:value-type="float">
            <text:p>-0,380625541618793</text:p>
          </table:table-cell>
        </table:table-row>
        <table:table-row table:style-name="ro1">
          <table:table-cell office:value-type="float" office:value="2.66323352724093" calcext:value-type="float">
            <text:p>2,66323352724093</text:p>
          </table:table-cell>
          <table:table-cell office:value-type="float" office:value="0.58114978571745" calcext:value-type="float">
            <text:p>0,58114978571745</text:p>
          </table:table-cell>
        </table:table-row>
        <table:table-row table:style-name="ro1">
          <table:table-cell office:value-type="float" office:value="4.89832979471039" calcext:value-type="float">
            <text:p>4,89832979471039</text:p>
          </table:table-cell>
          <table:table-cell office:value-type="float" office:value="3.30114254291309" calcext:value-type="float">
            <text:p>3,30114254291309</text:p>
          </table:table-cell>
        </table:table-row>
        <table:table-row table:style-name="ro1">
          <table:table-cell office:value-type="float" office:value="3.88567364946292" calcext:value-type="float">
            <text:p>3,88567364946292</text:p>
          </table:table-cell>
          <table:table-cell office:value-type="float" office:value="-1.61023418493681" calcext:value-type="float">
            <text:p>-1,61023418493681</text:p>
          </table:table-cell>
        </table:table-row>
        <table:table-row table:style-name="ro1">
          <table:table-cell office:value-type="float" office:value="4.76418301713395" calcext:value-type="float">
            <text:p>4,76418301713395</text:p>
          </table:table-cell>
          <table:table-cell office:value-type="float" office:value="1.32035272716894" calcext:value-type="float">
            <text:p>1,32035272716894</text:p>
          </table:table-cell>
        </table:table-row>
        <table:table-row table:style-name="ro1">
          <table:table-cell office:value-type="float" office:value="4.71057012512741" calcext:value-type="float">
            <text:p>4,71057012512741</text:p>
          </table:table-cell>
          <table:table-cell office:value-type="float" office:value="3.3059400631511" calcext:value-type="float">
            <text:p>3,3059400631511</text:p>
          </table:table-cell>
        </table:table-row>
        <table:table-row table:style-name="ro1">
          <table:table-cell office:value-type="float" office:value="4.15801294040897" calcext:value-type="float">
            <text:p>4,15801294040897</text:p>
          </table:table-cell>
          <table:table-cell office:value-type="float" office:value="1.96565204602317" calcext:value-type="float">
            <text:p>1,96565204602317</text:p>
          </table:table-cell>
        </table:table-row>
        <table:table-row table:style-name="ro1">
          <table:table-cell office:value-type="float" office:value="6.15098835138942" calcext:value-type="float">
            <text:p>6,15098835138942</text:p>
          </table:table-cell>
          <table:table-cell office:value-type="float" office:value="-0.13799362733492" calcext:value-type="float">
            <text:p>-0,13799362733492</text:p>
          </table:table-cell>
        </table:table-row>
        <table:table-row table:style-name="ro1">
          <table:table-cell office:value-type="float" office:value="6.18686662086262" calcext:value-type="float">
            <text:p>6,18686662086262</text:p>
          </table:table-cell>
          <table:table-cell office:value-type="float" office:value="-0.124190315854428" calcext:value-type="float">
            <text:p>-0,124190315854428</text:p>
          </table:table-cell>
        </table:table-row>
        <table:table-row table:style-name="ro1">
          <table:table-cell office:value-type="float" office:value="7.01139285014109" calcext:value-type="float">
            <text:p>7,01139285014109</text:p>
          </table:table-cell>
          <table:table-cell office:value-type="float" office:value="1.00560039850012" calcext:value-type="float">
            <text:p>1,00560039850012</text:p>
          </table:table-cell>
        </table:table-row>
        <table:table-row table:style-name="ro1">
          <table:table-cell office:value-type="float" office:value="4.50239123470721" calcext:value-type="float">
            <text:p>4,50239123470721</text:p>
          </table:table-cell>
          <table:table-cell office:value-type="float" office:value="2.18541150284131" calcext:value-type="float">
            <text:p>2,18541150284131</text:p>
          </table:table-cell>
        </table:table-row>
        <table:table-row table:style-name="ro1">
          <table:table-cell office:value-type="float" office:value="6.15121214435496" calcext:value-type="float">
            <text:p>6,15121214435496</text:p>
          </table:table-cell>
          <table:table-cell office:value-type="float" office:value="-0.324480216310135" calcext:value-type="float">
            <text:p>-0,324480216310135</text:p>
          </table:table-cell>
        </table:table-row>
        <table:table-row table:style-name="ro1">
          <table:table-cell office:value-type="float" office:value="3.53608131348889" calcext:value-type="float">
            <text:p>3,53608131348889</text:p>
          </table:table-cell>
          <table:table-cell office:value-type="float" office:value="1.22344118502801" calcext:value-type="float">
            <text:p>1,22344118502801</text:p>
          </table:table-cell>
        </table:table-row>
        <table:table-row table:style-name="ro1">
          <table:table-cell office:value-type="float" office:value="6.54822067836656" calcext:value-type="float">
            <text:p>6,54822067836656</text:p>
          </table:table-cell>
          <table:table-cell office:value-type="float" office:value="-0.22025348838499" calcext:value-type="float">
            <text:p>-0,22025348838499</text:p>
          </table:table-cell>
        </table:table-row>
        <table:table-row table:style-name="ro1">
          <table:table-cell office:value-type="float" office:value="6.69286044062499" calcext:value-type="float">
            <text:p>6,69286044062499</text:p>
          </table:table-cell>
          <table:table-cell office:value-type="float" office:value="0.380567801298383" calcext:value-type="float">
            <text:p>0,380567801298383</text:p>
          </table:table-cell>
        </table:table-row>
        <table:table-row table:style-name="ro1">
          <table:table-cell office:value-type="float" office:value="6.41970548175732" calcext:value-type="float">
            <text:p>6,41970548175732</text:p>
          </table:table-cell>
          <table:table-cell office:value-type="float" office:value="0.92388251835354" calcext:value-type="float">
            <text:p>0,92388251835354</text:p>
          </table:table-cell>
        </table:table-row>
        <table:table-row table:style-name="ro1">
          <table:table-cell office:value-type="float" office:value="3.68631213566792" calcext:value-type="float">
            <text:p>3,68631213566792</text:p>
          </table:table-cell>
          <table:table-cell office:value-type="float" office:value="0.610066492611026" calcext:value-type="float">
            <text:p>0,610066492611026</text:p>
          </table:table-cell>
        </table:table-row>
        <table:table-row table:style-name="ro1">
          <table:table-cell office:value-type="float" office:value="5.99313831537103" calcext:value-type="float">
            <text:p>5,99313831537103</text:p>
          </table:table-cell>
          <table:table-cell office:value-type="float" office:value="-1.1125220062996" calcext:value-type="float">
            <text:p>-1,1125220062996</text:p>
          </table:table-cell>
        </table:table-row>
        <table:table-row table:style-name="ro1">
          <table:table-cell office:value-type="float" office:value="3.99915245892919" calcext:value-type="float">
            <text:p>3,99915245892919</text:p>
          </table:table-cell>
          <table:table-cell office:value-type="float" office:value="1.57435964957669" calcext:value-type="float">
            <text:p>1,57435964957669</text:p>
          </table:table-cell>
        </table:table-row>
        <table:table-row table:style-name="ro1">
          <table:table-cell office:value-type="float" office:value="5.80768197162376" calcext:value-type="float">
            <text:p>5,80768197162376</text:p>
          </table:table-cell>
          <table:table-cell office:value-type="float" office:value="0.0191835525526809" calcext:value-type="float">
            <text:p>0,0191835525526809</text:p>
          </table:table-cell>
        </table:table-row>
        <table:table-row table:style-name="ro1">
          <table:table-cell office:value-type="float" office:value="6.60578053781056" calcext:value-type="float">
            <text:p>6,60578053781056</text:p>
          </table:table-cell>
          <table:table-cell office:value-type="float" office:value="-0.0106382962238918" calcext:value-type="float">
            <text:p>-0,0106382962238918</text:p>
          </table:table-cell>
        </table:table-row>
        <table:table-row table:style-name="ro1">
          <table:table-cell office:value-type="float" office:value="6.72787635956481" calcext:value-type="float">
            <text:p>6,72787635956481</text:p>
          </table:table-cell>
          <table:table-cell office:value-type="float" office:value="0.146687096006687" calcext:value-type="float">
            <text:p>0,146687096006687</text:p>
          </table:table-cell>
        </table:table-row>
        <table:table-row table:style-name="ro1">
          <table:table-cell office:value-type="float" office:value="4.66569491006145" calcext:value-type="float">
            <text:p>4,66569491006145</text:p>
          </table:table-cell>
          <table:table-cell office:value-type="float" office:value="2.44371914802116" calcext:value-type="float">
            <text:p>2,44371914802116</text:p>
          </table:table-cell>
        </table:table-row>
        <table:table-row table:style-name="ro1">
          <table:table-cell office:value-type="float" office:value="5.799200413524" calcext:value-type="float">
            <text:p>5,799200413524</text:p>
          </table:table-cell>
          <table:table-cell office:value-type="float" office:value="-0.169056182441633" calcext:value-type="float">
            <text:p>-0,169056182441633</text:p>
          </table:table-cell>
        </table:table-row>
        <table:table-row table:style-name="ro1">
          <table:table-cell office:value-type="float" office:value="6.07874633291663" calcext:value-type="float">
            <text:p>6,07874633291663</text:p>
          </table:table-cell>
          <table:table-cell office:value-type="float" office:value="-0.446729563488773" calcext:value-type="float">
            <text:p>-0,446729563488773</text:p>
          </table:table-cell>
        </table:table-row>
        <table:table-row table:style-name="ro1">
          <table:table-cell office:value-type="float" office:value="4.51977674052723" calcext:value-type="float">
            <text:p>4,51977674052723</text:p>
          </table:table-cell>
          <table:table-cell office:value-type="float" office:value="2.63435360462143" calcext:value-type="float">
            <text:p>2,63435360462143</text:p>
          </table:table-cell>
        </table:table-row>
        <table:table-row table:style-name="ro1">
          <table:table-cell office:value-type="float" office:value="4.2239959484077" calcext:value-type="float">
            <text:p>4,2239959484077</text:p>
          </table:table-cell>
          <table:table-cell office:value-type="float" office:value="1.20912721664352" calcext:value-type="float">
            <text:p>1,20912721664352</text:p>
          </table:table-cell>
        </table:table-row>
        <table:table-row table:style-name="ro1">
          <table:table-cell office:value-type="float" office:value="5.13384490983835" calcext:value-type="float">
            <text:p>5,13384490983835</text:p>
          </table:table-cell>
          <table:table-cell office:value-type="float" office:value="-0.781456654667842" calcext:value-type="float">
            <text:p>-0,781456654667842</text:p>
          </table:table-cell>
        </table:table-row>
        <table:table-row table:style-name="ro1">
          <table:table-cell office:value-type="float" office:value="5.56604146436813" calcext:value-type="float">
            <text:p>5,56604146436813</text:p>
          </table:table-cell>
          <table:table-cell office:value-type="float" office:value="-0.486228587961964" calcext:value-type="float">
            <text:p>-0,486228587961964</text:p>
          </table:table-cell>
        </table:table-row>
        <table:table-row table:style-name="ro1">
          <table:table-cell office:value-type="float" office:value="7.552429978592" calcext:value-type="float">
            <text:p>7,552429978592</text:p>
          </table:table-cell>
          <table:table-cell office:value-type="float" office:value="2.75657349951269" calcext:value-type="float">
            <text:p>2,75657349951269</text:p>
          </table:table-cell>
        </table:table-row>
        <table:table-row table:style-name="ro1">
          <table:table-cell office:value-type="float" office:value="6.42899125039397" calcext:value-type="float">
            <text:p>6,42899125039397</text:p>
          </table:table-cell>
          <table:table-cell office:value-type="float" office:value="0.189010099249723" calcext:value-type="float">
            <text:p>0,189010099249723</text:p>
          </table:table-cell>
        </table:table-row>
        <table:table-row table:style-name="ro1">
          <table:table-cell office:value-type="float" office:value="3.71828884152581" calcext:value-type="float">
            <text:p>3,71828884152581</text:p>
          </table:table-cell>
          <table:table-cell office:value-type="float" office:value="0.639196589070787" calcext:value-type="float">
            <text:p>0,639196589070787</text:p>
          </table:table-cell>
        </table:table-row>
        <table:table-row table:style-name="ro1">
          <table:table-cell office:value-type="float" office:value="4.31511654156722" calcext:value-type="float">
            <text:p>4,31511654156722</text:p>
          </table:table-cell>
          <table:table-cell office:value-type="float" office:value="1.38761646628569" calcext:value-type="float">
            <text:p>1,38761646628569</text:p>
          </table:table-cell>
        </table:table-row>
        <table:table-row table:style-name="ro1">
          <table:table-cell office:value-type="float" office:value="6.22935747614433" calcext:value-type="float">
            <text:p>6,22935747614433</text:p>
          </table:table-cell>
          <table:table-cell office:value-type="float" office:value="-0.192360694224879" calcext:value-type="float">
            <text:p>-0,192360694224879</text:p>
          </table:table-cell>
        </table:table-row>
        <table:table-row table:style-name="ro1">
          <table:table-cell office:value-type="float" office:value="4.72239863553955" calcext:value-type="float">
            <text:p>4,72239863553955</text:p>
          </table:table-cell>
          <table:table-cell office:value-type="float" office:value="2.33294515785718" calcext:value-type="float">
            <text:p>2,33294515785718</text:p>
          </table:table-cell>
        </table:table-row>
        <table:table-row table:style-name="ro1">
          <table:table-cell office:value-type="float" office:value="3.65669939111996" calcext:value-type="float">
            <text:p>3,65669939111996</text:p>
          </table:table-cell>
          <table:table-cell office:value-type="float" office:value="0.564500036494078" calcext:value-type="float">
            <text:p>0,564500036494078</text:p>
          </table:table-cell>
        </table:table-row>
        <table:table-row table:style-name="ro1">
          <table:table-cell office:value-type="float" office:value="3.78924750945831" calcext:value-type="float">
            <text:p>3,78924750945831</text:p>
          </table:table-cell>
          <table:table-cell office:value-type="float" office:value="1.27235601647892" calcext:value-type="float">
            <text:p>1,27235601647892</text:p>
          </table:table-cell>
        </table:table-row>
        <table:table-row table:style-name="ro1">
          <table:table-cell office:value-type="float" office:value="3.75095990692642" calcext:value-type="float">
            <text:p>3,75095990692642</text:p>
          </table:table-cell>
          <table:table-cell office:value-type="float" office:value="1.25563521134385" calcext:value-type="float">
            <text:p>1,25563521134385</text:p>
          </table:table-cell>
        </table:table-row>
        <table:table-row table:style-name="ro1">
          <table:table-cell office:value-type="float" office:value="4.4627184283913" calcext:value-type="float">
            <text:p>4,4627184283913</text:p>
          </table:table-cell>
          <table:table-cell office:value-type="float" office:value="1.0447366662147" calcext:value-type="float">
            <text:p>1,0447366662147</text:p>
          </table:table-cell>
        </table:table-row>
        <table:table-row table:style-name="ro1">
          <table:table-cell office:value-type="float" office:value="5.681750195331" calcext:value-type="float">
            <text:p>5,681750195331</text:p>
          </table:table-cell>
          <table:table-cell office:value-type="float" office:value="-0.612299476042261" calcext:value-type="float">
            <text:p>-0,612299476042261</text:p>
          </table:table-cell>
        </table:table-row>
        <table:table-row table:style-name="ro1">
          <table:table-cell office:value-type="float" office:value="5.93877951046908" calcext:value-type="float">
            <text:p>5,93877951046908</text:p>
          </table:table-cell>
          <table:table-cell office:value-type="float" office:value="-1.10221976298274" calcext:value-type="float">
            <text:p>-1,10221976298274</text:p>
          </table:table-cell>
        </table:table-row>
        <table:table-row table:style-name="ro1">
          <table:table-cell office:value-type="float" office:value="1.97837547495763" calcext:value-type="float">
            <text:p>1,97837547495763</text:p>
          </table:table-cell>
          <table:table-cell office:value-type="float" office:value="2.59263362920054" calcext:value-type="float">
            <text:p>2,59263362920054</text:p>
          </table:table-cell>
        </table:table-row>
        <table:table-row table:style-name="ro1">
          <table:table-cell office:value-type="float" office:value="7.09654599310995" calcext:value-type="float">
            <text:p>7,09654599310995</text:p>
          </table:table-cell>
          <table:table-cell office:value-type="float" office:value="0.825344083343088" calcext:value-type="float">
            <text:p>0,825344083343088</text:p>
          </table:table-cell>
        </table:table-row>
        <table:table-row table:style-name="ro1">
          <table:table-cell office:value-type="float" office:value="4.45009881528204" calcext:value-type="float">
            <text:p>4,45009881528204</text:p>
          </table:table-cell>
          <table:table-cell office:value-type="float" office:value="1.17409804730849" calcext:value-type="float">
            <text:p>1,17409804730849</text:p>
          </table:table-cell>
        </table:table-row>
        <table:table-row table:style-name="ro1">
          <table:table-cell office:value-type="float" office:value="2.77739621340151" calcext:value-type="float">
            <text:p>2,77739621340151</text:p>
          </table:table-cell>
          <table:table-cell office:value-type="float" office:value="0.752248910307483" calcext:value-type="float">
            <text:p>0,752248910307483</text:p>
          </table:table-cell>
        </table:table-row>
        <table:table-row table:style-name="ro1">
          <table:table-cell office:value-type="float" office:value="7.35008164812541" calcext:value-type="float">
            <text:p>7,35008164812541</text:p>
          </table:table-cell>
          <table:table-cell office:value-type="float" office:value="1.4438321632333" calcext:value-type="float">
            <text:p>1,4438321632333</text:p>
          </table:table-cell>
        </table:table-row>
        <table:table-row table:style-name="ro1">
          <table:table-cell office:value-type="float" office:value="7.06560264448807" calcext:value-type="float">
            <text:p>7,06560264448807</text:p>
          </table:table-cell>
          <table:table-cell office:value-type="float" office:value="0.422021789535266" calcext:value-type="float">
            <text:p>0,422021789535266</text:p>
          </table:table-cell>
        </table:table-row>
        <table:table-row table:style-name="ro1">
          <table:table-cell office:value-type="float" office:value="4.31455615900669" calcext:value-type="float">
            <text:p>4,31455615900669</text:p>
          </table:table-cell>
          <table:table-cell office:value-type="float" office:value="2.17474180202387" calcext:value-type="float">
            <text:p>2,17474180202387</text:p>
          </table:table-cell>
        </table:table-row>
        <table:table-row table:style-name="ro1">
          <table:table-cell office:value-type="float" office:value="4.26432665004106" calcext:value-type="float">
            <text:p>4,26432665004106</text:p>
          </table:table-cell>
          <table:table-cell office:value-type="float" office:value="1.28847837581778" calcext:value-type="float">
            <text:p>1,28847837581778</text:p>
          </table:table-cell>
        </table:table-row>
        <table:table-row table:style-name="ro1">
          <table:table-cell office:value-type="float" office:value="4.18043181163002" calcext:value-type="float">
            <text:p>4,18043181163002</text:p>
          </table:table-cell>
          <table:table-cell office:value-type="float" office:value="2.08563468549568" calcext:value-type="float">
            <text:p>2,08563468549568</text:p>
          </table:table-cell>
        </table:table-row>
        <table:table-row table:style-name="ro1">
          <table:table-cell office:value-type="float" office:value="3.76294712292487" calcext:value-type="float">
            <text:p>3,76294712292487</text:p>
          </table:table-cell>
          <table:table-cell office:value-type="float" office:value="1.52102164854611" calcext:value-type="float">
            <text:p>1,52102164854611</text:p>
          </table:table-cell>
        </table:table-row>
        <table:table-row table:style-name="ro1">
          <table:table-cell office:value-type="float" office:value="4.36967982309961" calcext:value-type="float">
            <text:p>4,36967982309961</text:p>
          </table:table-cell>
          <table:table-cell office:value-type="float" office:value="2.00262139351955" calcext:value-type="float">
            <text:p>2,00262139351955</text:p>
          </table:table-cell>
        </table:table-row>
        <table:table-row table:style-name="ro1">
          <table:table-cell office:value-type="float" office:value="4.64969648090085" calcext:value-type="float">
            <text:p>4,64969648090085</text:p>
          </table:table-cell>
          <table:table-cell office:value-type="float" office:value="1.08758961938125" calcext:value-type="float">
            <text:p>1,08758961938125</text:p>
          </table:table-cell>
        </table:table-row>
        <table:table-row table:style-name="ro1">
          <table:table-cell office:value-type="float" office:value="6.58272562168117" calcext:value-type="float">
            <text:p>6,58272562168117</text:p>
          </table:table-cell>
          <table:table-cell office:value-type="float" office:value="-0.11878153762879" calcext:value-type="float">
            <text:p>-0,11878153762879</text:p>
          </table:table-cell>
        </table:table-row>
        <table:table-row table:style-name="ro1">
          <table:table-cell office:value-type="float" office:value="4.28514734429693" calcext:value-type="float">
            <text:p>4,28514734429693</text:p>
          </table:table-cell>
          <table:table-cell office:value-type="float" office:value="1.45931255047795" calcext:value-type="float">
            <text:p>1,45931255047795</text:p>
          </table:table-cell>
        </table:table-row>
        <table:table-row table:style-name="ro1">
          <table:table-cell office:value-type="float" office:value="3.790488733135" calcext:value-type="float">
            <text:p>3,790488733135</text:p>
          </table:table-cell>
          <table:table-cell office:value-type="float" office:value="1.37694920054552" calcext:value-type="float">
            <text:p>1,37694920054552</text:p>
          </table:table-cell>
        </table:table-row>
        <table:table-row table:style-name="ro1">
          <table:table-cell office:value-type="float" office:value="4.4260497264609" calcext:value-type="float">
            <text:p>4,4260497264609</text:p>
          </table:table-cell>
          <table:table-cell office:value-type="float" office:value="0.97201544346327" calcext:value-type="float">
            <text:p>0,97201544346327</text:p>
          </table:table-cell>
        </table:table-row>
        <table:table-row table:style-name="ro1">
          <table:table-cell office:value-type="float" office:value="4.27064772075796" calcext:value-type="float">
            <text:p>4,27064772075796</text:p>
          </table:table-cell>
          <table:table-cell office:value-type="float" office:value="1.37604951545798" calcext:value-type="float">
            <text:p>1,37604951545798</text:p>
          </table:table-cell>
        </table:table-row>
        <table:table-row table:style-name="ro1">
          <table:table-cell office:value-type="float" office:value="6.60886079037423" calcext:value-type="float">
            <text:p>6,60886079037423</text:p>
          </table:table-cell>
          <table:table-cell office:value-type="float" office:value="-0.480075467070326" calcext:value-type="float">
            <text:p>-0,480075467070326</text:p>
          </table:table-cell>
        </table:table-row>
        <table:table-row table:style-name="ro1">
          <table:table-cell office:value-type="float" office:value="6.02726637911832" calcext:value-type="float">
            <text:p>6,02726637911832</text:p>
          </table:table-cell>
          <table:table-cell office:value-type="float" office:value="-0.3961460266785" calcext:value-type="float">
            <text:p>-0,3961460266785</text:p>
          </table:table-cell>
        </table:table-row>
        <table:table-row table:style-name="ro1">
          <table:table-cell office:value-type="float" office:value="4.145069041592" calcext:value-type="float">
            <text:p>4,145069041592</text:p>
          </table:table-cell>
          <table:table-cell office:value-type="float" office:value="1.40377727744155" calcext:value-type="float">
            <text:p>1,40377727744155</text:p>
          </table:table-cell>
        </table:table-row>
        <table:table-row table:style-name="ro1">
          <table:table-cell office:value-type="float" office:value="6.19496381947577" calcext:value-type="float">
            <text:p>6,19496381947577</text:p>
          </table:table-cell>
          <table:table-cell office:value-type="float" office:value="0.0681686707109286" calcext:value-type="float">
            <text:p>0,0681686707109286</text:p>
          </table:table-cell>
        </table:table-row>
        <table:table-row table:style-name="ro1">
          <table:table-cell office:value-type="float" office:value="4.57783864262887" calcext:value-type="float">
            <text:p>4,57783864262887</text:p>
          </table:table-cell>
          <table:table-cell office:value-type="float" office:value="-1.10028768947116" calcext:value-type="float">
            <text:p>-1,10028768947116</text:p>
          </table:table-cell>
        </table:table-row>
        <table:table-row table:style-name="ro1">
          <table:table-cell office:value-type="float" office:value="3.74159511595772" calcext:value-type="float">
            <text:p>3,74159511595772</text:p>
          </table:table-cell>
          <table:table-cell office:value-type="float" office:value="1.42297813855444" calcext:value-type="float">
            <text:p>1,42297813855444</text:p>
          </table:table-cell>
        </table:table-row>
        <table:table-row table:style-name="ro1">
          <table:table-cell office:value-type="float" office:value="6.29307404048395" calcext:value-type="float">
            <text:p>6,29307404048395</text:p>
          </table:table-cell>
          <table:table-cell office:value-type="float" office:value="0.139345354114806" calcext:value-type="float">
            <text:p>0,139345354114806</text:p>
          </table:table-cell>
        </table:table-row>
        <table:table-row table:style-name="ro1">
          <table:table-cell office:value-type="float" office:value="6.56935431076465" calcext:value-type="float">
            <text:p>6,56935431076465</text:p>
          </table:table-cell>
          <table:table-cell office:value-type="float" office:value="-0.1717068263149" calcext:value-type="float">
            <text:p>-0,1717068263149</text:p>
          </table:table-cell>
        </table:table-row>
        <table:table-row table:style-name="ro1">
          <table:table-cell office:value-type="float" office:value="4.21503831184924" calcext:value-type="float">
            <text:p>4,21503831184924</text:p>
          </table:table-cell>
          <table:table-cell office:value-type="float" office:value="1.2406978233005" calcext:value-type="float">
            <text:p>1,2406978233005</text:p>
          </table:table-cell>
        </table:table-row>
        <table:table-row table:style-name="ro1">
          <table:table-cell office:value-type="float" office:value="6.67497454401315" calcext:value-type="float">
            <text:p>6,67497454401315</text:p>
          </table:table-cell>
          <table:table-cell office:value-type="float" office:value="0.246689499347135" calcext:value-type="float">
            <text:p>0,246689499347135</text:p>
          </table:table-cell>
        </table:table-row>
        <table:table-row table:style-name="ro1">
          <table:table-cell office:value-type="float" office:value="6.96835094994264" calcext:value-type="float">
            <text:p>6,96835094994264</text:p>
          </table:table-cell>
          <table:table-cell office:value-type="float" office:value="0.773563454923661" calcext:value-type="float">
            <text:p>0,773563454923661</text:p>
          </table:table-cell>
        </table:table-row>
        <table:table-row table:style-name="ro1">
          <table:table-cell office:value-type="float" office:value="5.50216831640955" calcext:value-type="float">
            <text:p>5,50216831640955</text:p>
          </table:table-cell>
          <table:table-cell office:value-type="float" office:value="-0.573911198627506" calcext:value-type="float">
            <text:p>-0,573911198627506</text:p>
          </table:table-cell>
        </table:table-row>
        <table:table-row table:style-name="ro1">
          <table:table-cell office:value-type="float" office:value="2.33693632275649" calcext:value-type="float">
            <text:p>2,33693632275649</text:p>
          </table:table-cell>
          <table:table-cell office:value-type="float" office:value="0.153076242565815" calcext:value-type="float">
            <text:p>0,153076242565815</text:p>
          </table:table-cell>
        </table:table-row>
        <table:table-row table:style-name="ro1">
          <table:table-cell office:value-type="float" office:value="6.61481393914945" calcext:value-type="float">
            <text:p>6,61481393914945</text:p>
          </table:table-cell>
          <table:table-cell office:value-type="float" office:value="-0.00412272025023608" calcext:value-type="float">
            <text:p>-0,00412272025023608</text:p>
          </table:table-cell>
        </table:table-row>
        <table:table-row table:style-name="ro1">
          <table:table-cell office:value-type="float" office:value="4.44950002077574" calcext:value-type="float">
            <text:p>4,44950002077574</text:p>
          </table:table-cell>
          <table:table-cell office:value-type="float" office:value="1.19278116373181" calcext:value-type="float">
            <text:p>1,19278116373181</text:p>
          </table:table-cell>
        </table:table-row>
        <table:table-row table:style-name="ro1">
          <table:table-cell office:value-type="float" office:value="3.77795884349978" calcext:value-type="float">
            <text:p>3,77795884349978</text:p>
          </table:table-cell>
          <table:table-cell office:value-type="float" office:value="1.25165352933681" calcext:value-type="float">
            <text:p>1,25165352933681</text:p>
          </table:table-cell>
        </table:table-row>
        <table:table-row table:style-name="ro1">
          <table:table-cell office:value-type="float" office:value="5.07277433748961" calcext:value-type="float">
            <text:p>5,07277433748961</text:p>
          </table:table-cell>
          <table:table-cell office:value-type="float" office:value="2.05028885804418" calcext:value-type="float">
            <text:p>2,05028885804418</text:p>
          </table:table-cell>
        </table:table-row>
        <table:table-row table:style-name="ro1">
          <table:table-cell office:value-type="float" office:value="4.23504011035322" calcext:value-type="float">
            <text:p>4,23504011035322</text:p>
          </table:table-cell>
          <table:table-cell office:value-type="float" office:value="0.95131158674511" calcext:value-type="float">
            <text:p>0,95131158674511</text:p>
          </table:table-cell>
        </table:table-row>
        <table:table-row table:style-name="ro1">
          <table:table-cell office:value-type="float" office:value="4.80221938741253" calcext:value-type="float">
            <text:p>4,80221938741253</text:p>
          </table:table-cell>
          <table:table-cell office:value-type="float" office:value="1.37665970273191" calcext:value-type="float">
            <text:p>1,37665970273191</text:p>
          </table:table-cell>
        </table:table-row>
        <table:table-row table:style-name="ro1">
          <table:table-cell office:value-type="float" office:value="3.76672027372233" calcext:value-type="float">
            <text:p>3,76672027372233</text:p>
          </table:table-cell>
          <table:table-cell office:value-type="float" office:value="0.876009086213093" calcext:value-type="float">
            <text:p>0,876009086213093</text:p>
          </table:table-cell>
        </table:table-row>
        <table:table-row table:style-name="ro1">
          <table:table-cell office:value-type="float" office:value="6.47407392555992" calcext:value-type="float">
            <text:p>6,47407392555992</text:p>
          </table:table-cell>
          <table:table-cell office:value-type="float" office:value="0.161580564891107" calcext:value-type="float">
            <text:p>0,161580564891107</text:p>
          </table:table-cell>
        </table:table-row>
        <table:table-row table:style-name="ro1">
          <table:table-cell office:value-type="float" office:value="4.02697160413868" calcext:value-type="float">
            <text:p>4,02697160413868</text:p>
          </table:table-cell>
          <table:table-cell office:value-type="float" office:value="1.56353296859639" calcext:value-type="float">
            <text:p>1,56353296859639</text:p>
          </table:table-cell>
        </table:table-row>
        <table:table-row table:style-name="ro1">
          <table:table-cell office:value-type="float" office:value="6.42473198548705" calcext:value-type="float">
            <text:p>6,42473198548705</text:p>
          </table:table-cell>
          <table:table-cell office:value-type="float" office:value="1.11694135813597" calcext:value-type="float">
            <text:p>1,11694135813597</text:p>
          </table:table-cell>
        </table:table-row>
        <table:table-row table:style-name="ro1">
          <table:table-cell office:value-type="float" office:value="6.49335487774432" calcext:value-type="float">
            <text:p>6,49335487774432</text:p>
          </table:table-cell>
          <table:table-cell office:value-type="float" office:value="1.09756766266903" calcext:value-type="float">
            <text:p>1,09756766266903</text:p>
          </table:table-cell>
        </table:table-row>
        <table:table-row table:style-name="ro1">
          <table:table-cell office:value-type="float" office:value="4.51775203163215" calcext:value-type="float">
            <text:p>4,51775203163215</text:p>
          </table:table-cell>
          <table:table-cell office:value-type="float" office:value="1.89918680206643" calcext:value-type="float">
            <text:p>1,89918680206643</text:p>
          </table:table-cell>
        </table:table-row>
        <table:table-row table:style-name="ro1">
          <table:table-cell office:value-type="float" office:value="3.61962026732578" calcext:value-type="float">
            <text:p>3,61962026732578</text:p>
          </table:table-cell>
          <table:table-cell office:value-type="float" office:value="0.934541968103839" calcext:value-type="float">
            <text:p>0,934541968103839</text:p>
          </table:table-cell>
        </table:table-row>
        <table:table-row table:style-name="ro1">
          <table:table-cell office:value-type="float" office:value="4.58920588862233" calcext:value-type="float">
            <text:p>4,58920588862233</text:p>
          </table:table-cell>
          <table:table-cell office:value-type="float" office:value="2.22639687477183" calcext:value-type="float">
            <text:p>2,22639687477183</text:p>
          </table:table-cell>
        </table:table-row>
        <table:table-row table:style-name="ro1">
          <table:table-cell office:value-type="float" office:value="4.59971598440498" calcext:value-type="float">
            <text:p>4,59971598440498</text:p>
          </table:table-cell>
          <table:table-cell office:value-type="float" office:value="1.38717712822438" calcext:value-type="float">
            <text:p>1,38717712822438</text:p>
          </table:table-cell>
        </table:table-row>
        <table:table-row table:style-name="ro1">
          <table:table-cell office:value-type="float" office:value="6.82467584750903" calcext:value-type="float">
            <text:p>6,82467584750903</text:p>
          </table:table-cell>
          <table:table-cell office:value-type="float" office:value="0.497475048506974" calcext:value-type="float">
            <text:p>0,497475048506974</text:p>
          </table:table-cell>
        </table:table-row>
        <table:table-row table:style-name="ro1">
          <table:table-cell office:value-type="float" office:value="7.02345798227127" calcext:value-type="float">
            <text:p>7,02345798227127</text:p>
          </table:table-cell>
          <table:table-cell office:value-type="float" office:value="1.62588361033772" calcext:value-type="float">
            <text:p>1,62588361033772</text:p>
          </table:table-cell>
        </table:table-row>
        <table:table-row table:style-name="ro1">
          <table:table-cell office:value-type="float" office:value="6.21286397621537" calcext:value-type="float">
            <text:p>6,21286397621537</text:p>
          </table:table-cell>
          <table:table-cell office:value-type="float" office:value="-0.546991636334543" calcext:value-type="float">
            <text:p>-0,546991636334543</text:p>
          </table:table-cell>
        </table:table-row>
        <table:table-row table:style-name="ro1">
          <table:table-cell office:value-type="float" office:value="6.05890042518806" calcext:value-type="float">
            <text:p>6,05890042518806</text:p>
          </table:table-cell>
          <table:table-cell office:value-type="float" office:value="-0.737539778338207" calcext:value-type="float">
            <text:p>-0,737539778338207</text:p>
          </table:table-cell>
        </table:table-row>
        <table:table-row table:style-name="ro1">
          <table:table-cell office:value-type="float" office:value="5.34087271540687" calcext:value-type="float">
            <text:p>5,34087271540687</text:p>
          </table:table-cell>
          <table:table-cell office:value-type="float" office:value="-1.29046678643203" calcext:value-type="float">
            <text:p>-1,29046678643203</text:p>
          </table:table-cell>
        </table:table-row>
        <table:table-row table:style-name="ro1">
          <table:table-cell office:value-type="float" office:value="6.16136821645553" calcext:value-type="float">
            <text:p>6,16136821645553</text:p>
          </table:table-cell>
          <table:table-cell office:value-type="float" office:value="-0.169428940736025" calcext:value-type="float">
            <text:p>-0,169428940736025</text:p>
          </table:table-cell>
        </table:table-row>
        <table:table-row table:style-name="ro1">
          <table:table-cell office:value-type="float" office:value="4.13114612293085" calcext:value-type="float">
            <text:p>4,13114612293085</text:p>
          </table:table-cell>
          <table:table-cell office:value-type="float" office:value="1.29560938896861" calcext:value-type="float">
            <text:p>1,29560938896861</text:p>
          </table:table-cell>
        </table:table-row>
        <table:table-row table:style-name="ro1">
          <table:table-cell office:value-type="float" office:value="4.80877521819348" calcext:value-type="float">
            <text:p>4,80877521819348</text:p>
          </table:table-cell>
          <table:table-cell office:value-type="float" office:value="2.49810318697813" calcext:value-type="float">
            <text:p>2,49810318697813</text:p>
          </table:table-cell>
        </table:table-row>
        <table:table-row table:style-name="ro1">
          <table:table-cell office:value-type="float" office:value="7.19834802999863" calcext:value-type="float">
            <text:p>7,19834802999863</text:p>
          </table:table-cell>
          <table:table-cell office:value-type="float" office:value="1.20829698164509" calcext:value-type="float">
            <text:p>1,20829698164509</text:p>
          </table:table-cell>
        </table:table-row>
        <table:table-row table:style-name="ro1">
          <table:table-cell office:value-type="float" office:value="5.59127802981292" calcext:value-type="float">
            <text:p>5,59127802981292</text:p>
          </table:table-cell>
          <table:table-cell office:value-type="float" office:value="-1.3747150587443" calcext:value-type="float">
            <text:p>-1,3747150587443</text:p>
          </table:table-cell>
        </table:table-row>
        <table:table-row table:style-name="ro1">
          <table:table-cell office:value-type="float" office:value="6.21546828887811" calcext:value-type="float">
            <text:p>6,21546828887811</text:p>
          </table:table-cell>
          <table:table-cell office:value-type="float" office:value="-0.163428633105505" calcext:value-type="float">
            <text:p>-0,163428633105505</text:p>
          </table:table-cell>
        </table:table-row>
        <table:table-row table:style-name="ro1">
          <table:table-cell office:value-type="float" office:value="3.07670786798259" calcext:value-type="float">
            <text:p>3,07670786798259</text:p>
          </table:table-cell>
          <table:table-cell office:value-type="float" office:value="0.762531703945726" calcext:value-type="float">
            <text:p>0,762531703945726</text:p>
          </table:table-cell>
        </table:table-row>
        <table:table-row table:style-name="ro1">
          <table:table-cell office:value-type="float" office:value="6.06238892174555" calcext:value-type="float">
            <text:p>6,06238892174555</text:p>
          </table:table-cell>
          <table:table-cell office:value-type="float" office:value="-0.589494910855607" calcext:value-type="float">
            <text:p>-0,589494910855607</text:p>
          </table:table-cell>
        </table:table-row>
        <table:table-row table:style-name="ro1">
          <table:table-cell office:value-type="float" office:value="6.190353703127" calcext:value-type="float">
            <text:p>6,190353703127</text:p>
          </table:table-cell>
          <table:table-cell office:value-type="float" office:value="-0.0998564066550003" calcext:value-type="float">
            <text:p>-0,0998564066550003</text:p>
          </table:table-cell>
        </table:table-row>
        <table:table-row table:style-name="ro1">
          <table:table-cell office:value-type="float" office:value="5.5424365084538" calcext:value-type="float">
            <text:p>5,5424365084538</text:p>
          </table:table-cell>
          <table:table-cell office:value-type="float" office:value="-1.41169388140627" calcext:value-type="float">
            <text:p>-1,41169388140627</text:p>
          </table:table-cell>
        </table:table-row>
        <table:table-row table:style-name="ro1">
          <table:table-cell office:value-type="float" office:value="4.44711027967678" calcext:value-type="float">
            <text:p>4,44711027967678</text:p>
          </table:table-cell>
          <table:table-cell office:value-type="float" office:value="2.16113818111997" calcext:value-type="float">
            <text:p>2,16113818111997</text:p>
          </table:table-cell>
        </table:table-row>
        <table:table-row table:style-name="ro1">
          <table:table-cell office:value-type="float" office:value="6.89682027758292" calcext:value-type="float">
            <text:p>6,89682027758292</text:p>
          </table:table-cell>
          <table:table-cell office:value-type="float" office:value="0.617610133823501" calcext:value-type="float">
            <text:p>0,617610133823501</text:p>
          </table:table-cell>
        </table:table-row>
        <table:table-row table:style-name="ro1">
          <table:table-cell office:value-type="float" office:value="4.55453915020935" calcext:value-type="float">
            <text:p>4,55453915020935</text:p>
          </table:table-cell>
          <table:table-cell office:value-type="float" office:value="1.78731042450302" calcext:value-type="float">
            <text:p>1,78731042450302</text:p>
          </table:table-cell>
        </table:table-row>
        <table:table-row table:style-name="ro1">
          <table:table-cell office:value-type="float" office:value="2.86710683114371" calcext:value-type="float">
            <text:p>2,86710683114371</text:p>
          </table:table-cell>
          <table:table-cell office:value-type="float" office:value="0.696253563637044" calcext:value-type="float">
            <text:p>0,696253563637044</text:p>
          </table:table-cell>
        </table:table-row>
        <table:table-row table:style-name="ro1">
          <table:table-cell office:value-type="float" office:value="4.76341203052969" calcext:value-type="float">
            <text:p>4,76341203052969</text:p>
          </table:table-cell>
          <table:table-cell office:value-type="float" office:value="1.38582710559766" calcext:value-type="float">
            <text:p>1,38582710559766</text:p>
          </table:table-cell>
        </table:table-row>
        <table:table-row table:style-name="ro1">
          <table:table-cell office:value-type="float" office:value="5.80637608045937" calcext:value-type="float">
            <text:p>5,80637608045937</text:p>
          </table:table-cell>
          <table:table-cell office:value-type="float" office:value="-0.100071946965535" calcext:value-type="float">
            <text:p>-0,100071946965535</text:p>
          </table:table-cell>
        </table:table-row>
        <table:table-row table:style-name="ro1">
          <table:table-cell office:value-type="float" office:value="3.79340177820134" calcext:value-type="float">
            <text:p>3,79340177820134</text:p>
          </table:table-cell>
          <table:table-cell office:value-type="float" office:value="1.21229505370074" calcext:value-type="float">
            <text:p>1,21229505370074</text:p>
          </table:table-cell>
        </table:table-row>
        <table:table-row table:style-name="ro1">
          <table:table-cell office:value-type="float" office:value="7.10673800603362" calcext:value-type="float">
            <text:p>7,10673800603362</text:p>
          </table:table-cell>
          <table:table-cell office:value-type="float" office:value="1.05363352300808" calcext:value-type="float">
            <text:p>1,05363352300808</text:p>
          </table:table-cell>
        </table:table-row>
        <table:table-row table:style-name="ro1">
          <table:table-cell office:value-type="float" office:value="4.01278646534798" calcext:value-type="float">
            <text:p>4,01278646534798</text:p>
          </table:table-cell>
          <table:table-cell office:value-type="float" office:value="1.47004411131163" calcext:value-type="float">
            <text:p>1,47004411131163</text:p>
          </table:table-cell>
        </table:table-row>
        <table:table-row table:style-name="ro1">
          <table:table-cell office:value-type="float" office:value="3.9147343314325" calcext:value-type="float">
            <text:p>3,9147343314325</text:p>
          </table:table-cell>
          <table:table-cell office:value-type="float" office:value="1.7418716986255" calcext:value-type="float">
            <text:p>1,7418716986255</text:p>
          </table:table-cell>
        </table:table-row>
        <table:table-row table:style-name="ro1">
          <table:table-cell office:value-type="float" office:value="5.65410146451678" calcext:value-type="float">
            <text:p>5,65410146451678</text:p>
          </table:table-cell>
          <table:table-cell office:value-type="float" office:value="-0.446791006971633" calcext:value-type="float">
            <text:p>-0,446791006971633</text:p>
          </table:table-cell>
        </table:table-row>
        <table:table-row table:style-name="ro1">
          <table:table-cell office:value-type="float" office:value="4.56524997710816" calcext:value-type="float">
            <text:p>4,56524997710816</text:p>
          </table:table-cell>
          <table:table-cell office:value-type="float" office:value="1.65005507541092" calcext:value-type="float">
            <text:p>1,65005507541092</text:p>
          </table:table-cell>
        </table:table-row>
        <table:table-row table:style-name="ro1">
          <table:table-cell office:value-type="float" office:value="6.28681551622974" calcext:value-type="float">
            <text:p>6,28681551622974</text:p>
          </table:table-cell>
          <table:table-cell office:value-type="float" office:value="-0.636674011884692" calcext:value-type="float">
            <text:p>-0,636674011884692</text:p>
          </table:table-cell>
        </table:table-row>
        <table:table-row table:style-name="ro1">
          <table:table-cell office:value-type="float" office:value="6.57176049575048" calcext:value-type="float">
            <text:p>6,57176049575048</text:p>
          </table:table-cell>
          <table:table-cell office:value-type="float" office:value="-0.0924561656303986" calcext:value-type="float">
            <text:p>-0,0924561656303986</text:p>
          </table:table-cell>
        </table:table-row>
        <table:table-row table:style-name="ro1">
          <table:table-cell office:value-type="float" office:value="4.18839060668084" calcext:value-type="float">
            <text:p>4,18839060668084</text:p>
          </table:table-cell>
          <table:table-cell office:value-type="float" office:value="1.34868392945469" calcext:value-type="float">
            <text:p>1,34868392945469</text:p>
          </table:table-cell>
        </table:table-row>
        <table:table-row table:style-name="ro1">
          <table:table-cell office:value-type="float" office:value="4.22630868522319" calcext:value-type="float">
            <text:p>4,22630868522319</text:p>
          </table:table-cell>
          <table:table-cell office:value-type="float" office:value="1.91432599134592" calcext:value-type="float">
            <text:p>1,91432599134592</text:p>
          </table:table-cell>
        </table:table-row>
        <table:table-row table:style-name="ro1">
          <table:table-cell office:value-type="float" office:value="6.83677757314709" calcext:value-type="float">
            <text:p>6,83677757314709</text:p>
          </table:table-cell>
          <table:table-cell office:value-type="float" office:value="1.89601400789112" calcext:value-type="float">
            <text:p>1,89601400789112</text:p>
          </table:table-cell>
        </table:table-row>
        <table:table-row table:style-name="ro1">
          <table:table-cell office:value-type="float" office:value="5.9779273790852" calcext:value-type="float">
            <text:p>5,9779273790852</text:p>
          </table:table-cell>
          <table:table-cell office:value-type="float" office:value="-0.882695468131164" calcext:value-type="float">
            <text:p>-0,882695468131164</text:p>
          </table:table-cell>
        </table:table-row>
        <table:table-row table:style-name="ro1">
          <table:table-cell office:value-type="float" office:value="4.44414064730668" calcext:value-type="float">
            <text:p>4,44414064730668</text:p>
          </table:table-cell>
          <table:table-cell office:value-type="float" office:value="1.35938400255312" calcext:value-type="float">
            <text:p>1,35938400255312</text:p>
          </table:table-cell>
        </table:table-row>
        <table:table-row table:style-name="ro1">
          <table:table-cell office:value-type="float" office:value="4.2739191675959" calcext:value-type="float">
            <text:p>4,2739191675959</text:p>
          </table:table-cell>
          <table:table-cell office:value-type="float" office:value="1.39573196941611" calcext:value-type="float">
            <text:p>1,39573196941611</text:p>
          </table:table-cell>
        </table:table-row>
        <table:table-row table:style-name="ro1">
          <table:table-cell office:value-type="float" office:value="6.53590818929475" calcext:value-type="float">
            <text:p>6,53590818929475</text:p>
          </table:table-cell>
          <table:table-cell office:value-type="float" office:value="-0.359116247638644" calcext:value-type="float">
            <text:p>-0,359116247638644</text:p>
          </table:table-cell>
        </table:table-row>
        <table:table-row table:style-name="ro1">
          <table:table-cell office:value-type="float" office:value="4.1947082643312" calcext:value-type="float">
            <text:p>4,1947082643312</text:p>
          </table:table-cell>
          <table:table-cell office:value-type="float" office:value="1.34969404098216" calcext:value-type="float">
            <text:p>1,34969404098216</text:p>
          </table:table-cell>
        </table:table-row>
        <table:table-row table:style-name="ro1">
          <table:table-cell office:value-type="float" office:value="5.79479605757335" calcext:value-type="float">
            <text:p>5,79479605757335</text:p>
          </table:table-cell>
          <table:table-cell office:value-type="float" office:value="0.0159570813276968" calcext:value-type="float">
            <text:p>0,0159570813276968</text:p>
          </table:table-cell>
        </table:table-row>
        <table:table-row table:style-name="ro1">
          <table:table-cell office:value-type="float" office:value="6.3947580348522" calcext:value-type="float">
            <text:p>6,3947580348522</text:p>
          </table:table-cell>
          <table:table-cell office:value-type="float" office:value="0.109392636560278" calcext:value-type="float">
            <text:p>0,109392636560278</text:p>
          </table:table-cell>
        </table:table-row>
        <table:table-row table:style-name="ro1">
          <table:table-cell office:value-type="float" office:value="6.96465198725385" calcext:value-type="float">
            <text:p>6,96465198725385</text:p>
          </table:table-cell>
          <table:table-cell office:value-type="float" office:value="0.368684411189191" calcext:value-type="float">
            <text:p>0,368684411189191</text:p>
          </table:table-cell>
        </table:table-row>
        <table:table-row table:style-name="ro1">
          <table:table-cell office:value-type="float" office:value="4.53732739623857" calcext:value-type="float">
            <text:p>4,53732739623857</text:p>
          </table:table-cell>
          <table:table-cell office:value-type="float" office:value="1.12449316930294" calcext:value-type="float">
            <text:p>1,12449316930294</text:p>
          </table:table-cell>
        </table:table-row>
        <table:table-row table:style-name="ro1">
          <table:table-cell office:value-type="float" office:value="4.40217954175236" calcext:value-type="float">
            <text:p>4,40217954175236</text:p>
          </table:table-cell>
          <table:table-cell office:value-type="float" office:value="1.40660591314402" calcext:value-type="float">
            <text:p>1,40660591314402</text:p>
          </table:table-cell>
        </table:table-row>
        <table:table-row table:style-name="ro1">
          <table:table-cell office:value-type="float" office:value="3.76509490707193" calcext:value-type="float">
            <text:p>3,76509490707193</text:p>
          </table:table-cell>
          <table:table-cell office:value-type="float" office:value="0.943179961539267" calcext:value-type="float">
            <text:p>0,943179961539267</text:p>
          </table:table-cell>
        </table:table-row>
        <table:table-row table:style-name="ro1">
          <table:table-cell office:value-type="float" office:value="4.01157960581656" calcext:value-type="float">
            <text:p>4,01157960581656</text:p>
          </table:table-cell>
          <table:table-cell office:value-type="float" office:value="0.738981996774784" calcext:value-type="float">
            <text:p>0,738981996774784</text:p>
          </table:table-cell>
        </table:table-row>
        <table:table-row table:style-name="ro1">
          <table:table-cell office:value-type="float" office:value="4.12541574772378" calcext:value-type="float">
            <text:p>4,12541574772378</text:p>
          </table:table-cell>
          <table:table-cell office:value-type="float" office:value="1.34400812763444" calcext:value-type="float">
            <text:p>1,34400812763444</text:p>
          </table:table-cell>
        </table:table-row>
        <table:table-row table:style-name="ro1">
          <table:table-cell office:value-type="float" office:value="5.58040955302566" calcext:value-type="float">
            <text:p>5,58040955302566</text:p>
          </table:table-cell>
          <table:table-cell office:value-type="float" office:value="-0.391881097392862" calcext:value-type="float">
            <text:p>-0,391881097392862</text:p>
          </table:table-cell>
        </table:table-row>
        <table:table-row table:style-name="ro1">
          <table:table-cell office:value-type="float" office:value="5.81950846149202" calcext:value-type="float">
            <text:p>5,81950846149202</text:p>
          </table:table-cell>
          <table:table-cell office:value-type="float" office:value="-1.22635568908484" calcext:value-type="float">
            <text:p>-1,22635568908484</text:p>
          </table:table-cell>
        </table:table-row>
        <table:table-row table:style-name="ro1">
          <table:table-cell office:value-type="float" office:value="6.29523042913356" calcext:value-type="float">
            <text:p>6,29523042913356</text:p>
          </table:table-cell>
          <table:table-cell office:value-type="float" office:value="0.109203077857599" calcext:value-type="float">
            <text:p>0,109203077857599</text:p>
          </table:table-cell>
        </table:table-row>
        <table:table-row table:style-name="ro1">
          <table:table-cell office:value-type="float" office:value="5.93103052571097" calcext:value-type="float">
            <text:p>5,93103052571097</text:p>
          </table:table-cell>
          <table:table-cell office:value-type="float" office:value="-0.644377315956252" calcext:value-type="float">
            <text:p>-0,644377315956252</text:p>
          </table:table-cell>
        </table:table-row>
        <table:table-row table:style-name="ro1">
          <table:table-cell office:value-type="float" office:value="4.27562161558468" calcext:value-type="float">
            <text:p>4,27562161558468</text:p>
          </table:table-cell>
          <table:table-cell office:value-type="float" office:value="1.39850945856193" calcext:value-type="float">
            <text:p>1,39850945856193</text:p>
          </table:table-cell>
        </table:table-row>
        <table:table-row table:style-name="ro1">
          <table:table-cell office:value-type="float" office:value="4.35231998766913" calcext:value-type="float">
            <text:p>4,35231998766913</text:p>
          </table:table-cell>
          <table:table-cell office:value-type="float" office:value="1.50634488361689" calcext:value-type="float">
            <text:p>1,50634488361689</text:p>
          </table:table-cell>
        </table:table-row>
        <table:table-row table:style-name="ro1">
          <table:table-cell office:value-type="float" office:value="6.42387999047231" calcext:value-type="float">
            <text:p>6,42387999047231</text:p>
          </table:table-cell>
          <table:table-cell office:value-type="float" office:value="-0.0281416510617625" calcext:value-type="float">
            <text:p>-0,0281416510617625</text:p>
          </table:table-cell>
        </table:table-row>
        <table:table-row table:style-name="ro1">
          <table:table-cell office:value-type="float" office:value="4.96965148130984" calcext:value-type="float">
            <text:p>4,96965148130984</text:p>
          </table:table-cell>
          <table:table-cell office:value-type="float" office:value="1.93111076436458" calcext:value-type="float">
            <text:p>1,93111076436458</text:p>
          </table:table-cell>
        </table:table-row>
        <table:table-row table:style-name="ro1">
          <table:table-cell office:value-type="float" office:value="3.5097193133284" calcext:value-type="float">
            <text:p>3,5097193133284</text:p>
          </table:table-cell>
          <table:table-cell office:value-type="float" office:value="0.304411573733218" calcext:value-type="float">
            <text:p>0,304411573733218</text:p>
          </table:table-cell>
        </table:table-row>
        <table:table-row table:style-name="ro1">
          <table:table-cell office:value-type="float" office:value="3.84629420808795" calcext:value-type="float">
            <text:p>3,84629420808795</text:p>
          </table:table-cell>
          <table:table-cell office:value-type="float" office:value="1.16345138735648" calcext:value-type="float">
            <text:p>1,16345138735648</text:p>
          </table:table-cell>
        </table:table-row>
        <table:table-row table:style-name="ro1">
          <table:table-cell office:value-type="float" office:value="3.71816074713187" calcext:value-type="float">
            <text:p>3,71816074713187</text:p>
          </table:table-cell>
          <table:table-cell office:value-type="float" office:value="1.20813351094518" calcext:value-type="float">
            <text:p>1,20813351094518</text:p>
          </table:table-cell>
        </table:table-row>
        <table:table-row table:style-name="ro1">
          <table:table-cell office:value-type="float" office:value="4.51779712935824" calcext:value-type="float">
            <text:p>4,51779712935824</text:p>
          </table:table-cell>
          <table:table-cell office:value-type="float" office:value="2.42328307754032" calcext:value-type="float">
            <text:p>2,42328307754032</text:p>
          </table:table-cell>
        </table:table-row>
        <table:table-row table:style-name="ro1">
          <table:table-cell office:value-type="float" office:value="6.20015346890843" calcext:value-type="float">
            <text:p>6,20015346890843</text:p>
          </table:table-cell>
          <table:table-cell office:value-type="float" office:value="0.168811193980897" calcext:value-type="float">
            <text:p>0,168811193980897</text:p>
          </table:table-cell>
        </table:table-row>
        <table:table-row table:style-name="ro1">
          <table:table-cell office:value-type="float" office:value="6.17393619204099" calcext:value-type="float">
            <text:p>6,17393619204099</text:p>
          </table:table-cell>
          <table:table-cell office:value-type="float" office:value="-0.376378901912853" calcext:value-type="float">
            <text:p>-0,376378901912853</text:p>
          </table:table-cell>
        </table:table-row>
        <table:table-row table:style-name="ro1">
          <table:table-cell office:value-type="float" office:value="4.91479473871038" calcext:value-type="float">
            <text:p>4,91479473871038</text:p>
          </table:table-cell>
          <table:table-cell office:value-type="float" office:value="-1.97314890361269" calcext:value-type="float">
            <text:p>-1,97314890361269</text:p>
          </table:table-cell>
        </table:table-row>
        <table:table-row table:style-name="ro1">
          <table:table-cell office:value-type="float" office:value="6.8318465864603" calcext:value-type="float">
            <text:p>6,8318465864603</text:p>
          </table:table-cell>
          <table:table-cell office:value-type="float" office:value="2.2501026877564" calcext:value-type="float">
            <text:p>2,2501026877564</text:p>
          </table:table-cell>
        </table:table-row>
        <table:table-row table:style-name="ro1">
          <table:table-cell office:value-type="float" office:value="4.6395381144182" calcext:value-type="float">
            <text:p>4,6395381144182</text:p>
          </table:table-cell>
          <table:table-cell office:value-type="float" office:value="2.87856039827391" calcext:value-type="float">
            <text:p>2,87856039827391</text:p>
          </table:table-cell>
        </table:table-row>
        <table:table-row table:style-name="ro1">
          <table:table-cell office:value-type="float" office:value="5.73357628861956" calcext:value-type="float">
            <text:p>5,73357628861956</text:p>
          </table:table-cell>
          <table:table-cell office:value-type="float" office:value="-0.31666479964837" calcext:value-type="float">
            <text:p>-0,31666479964837</text:p>
          </table:table-cell>
        </table:table-row>
        <table:table-row table:style-name="ro1">
          <table:table-cell office:value-type="float" office:value="3.85423787994819" calcext:value-type="float">
            <text:p>3,85423787994819</text:p>
          </table:table-cell>
          <table:table-cell office:value-type="float" office:value="0.316904570354652" calcext:value-type="float">
            <text:p>0,316904570354652</text:p>
          </table:table-cell>
        </table:table-row>
        <table:table-row table:style-name="ro1">
          <table:table-cell office:value-type="float" office:value="4.82842778353301" calcext:value-type="float">
            <text:p>4,82842778353301</text:p>
          </table:table-cell>
          <table:table-cell office:value-type="float" office:value="1.47951108345206" calcext:value-type="float">
            <text:p>1,47951108345206</text:p>
          </table:table-cell>
        </table:table-row>
        <table:table-row table:style-name="ro1">
          <table:table-cell office:value-type="float" office:value="5.97352219054373" calcext:value-type="float">
            <text:p>5,97352219054373</text:p>
          </table:table-cell>
          <table:table-cell office:value-type="float" office:value="0.188757876840669" calcext:value-type="float">
            <text:p>0,188757876840669</text:p>
          </table:table-cell>
        </table:table-row>
        <table:table-row table:style-name="ro1">
          <table:table-cell office:value-type="float" office:value="3.44728797845508" calcext:value-type="float">
            <text:p>3,44728797845508</text:p>
          </table:table-cell>
          <table:table-cell office:value-type="float" office:value="1.21406578893748" calcext:value-type="float">
            <text:p>1,21406578893748</text:p>
          </table:table-cell>
        </table:table-row>
        <table:table-row table:style-name="ro1">
          <table:table-cell office:value-type="float" office:value="4.23831585331515" calcext:value-type="float">
            <text:p>4,23831585331515</text:p>
          </table:table-cell>
          <table:table-cell office:value-type="float" office:value="1.93333456828459" calcext:value-type="float">
            <text:p>1,93333456828459</text:p>
          </table:table-cell>
        </table:table-row>
        <table:table-row table:style-name="ro1">
          <table:table-cell office:value-type="float" office:value="4.1901222212404" calcext:value-type="float">
            <text:p>4,1901222212404</text:p>
          </table:table-cell>
          <table:table-cell office:value-type="float" office:value="1.4243195455579" calcext:value-type="float">
            <text:p>1,4243195455579</text:p>
          </table:table-cell>
        </table:table-row>
        <table:table-row table:style-name="ro1">
          <table:table-cell office:value-type="float" office:value="4.23700964784127" calcext:value-type="float">
            <text:p>4,23700964784127</text:p>
          </table:table-cell>
          <table:table-cell office:value-type="float" office:value="1.0889977750224" calcext:value-type="float">
            <text:p>1,0889977750224</text:p>
          </table:table-cell>
        </table:table-row>
        <table:table-row table:style-name="ro1">
          <table:table-cell office:value-type="float" office:value="6.56225949641389" calcext:value-type="float">
            <text:p>6,56225949641389</text:p>
          </table:table-cell>
          <table:table-cell office:value-type="float" office:value="1.1782227998319" calcext:value-type="float">
            <text:p>1,1782227998319</text:p>
          </table:table-cell>
        </table:table-row>
        <table:table-row table:style-name="ro1">
          <table:table-cell office:value-type="float" office:value="6.46443761863651" calcext:value-type="float">
            <text:p>6,46443761863651</text:p>
          </table:table-cell>
          <table:table-cell office:value-type="float" office:value="0.327363768007903" calcext:value-type="float">
            <text:p>0,327363768007903</text:p>
          </table:table-cell>
        </table:table-row>
        <table:table-row table:style-name="ro1">
          <table:table-cell office:value-type="float" office:value="4.12708958841039" calcext:value-type="float">
            <text:p>4,12708958841039</text:p>
          </table:table-cell>
          <table:table-cell office:value-type="float" office:value="1.67715797079678" calcext:value-type="float">
            <text:p>1,67715797079678</text:p>
          </table:table-cell>
        </table:table-row>
        <table:table-row table:style-name="ro1">
          <table:table-cell office:value-type="float" office:value="6.44884834115009" calcext:value-type="float">
            <text:p>6,44884834115009</text:p>
          </table:table-cell>
          <table:table-cell office:value-type="float" office:value="0.965659343995545" calcext:value-type="float">
            <text:p>0,965659343995545</text:p>
          </table:table-cell>
        </table:table-row>
        <table:table-row table:style-name="ro1">
          <table:table-cell office:value-type="float" office:value="3.79191534488065" calcext:value-type="float">
            <text:p>3,79191534488065</text:p>
          </table:table-cell>
          <table:table-cell office:value-type="float" office:value="1.5186457758155" calcext:value-type="float">
            <text:p>1,5186457758155</text:p>
          </table:table-cell>
        </table:table-row>
        <table:table-row table:style-name="ro1">
          <table:table-cell office:value-type="float" office:value="6.21854269138913" calcext:value-type="float">
            <text:p>6,21854269138913</text:p>
          </table:table-cell>
          <table:table-cell office:value-type="float" office:value="0.115609558535076" calcext:value-type="float">
            <text:p>0,115609558535076</text:p>
          </table:table-cell>
        </table:table-row>
        <table:table-row table:style-name="ro1">
          <table:table-cell office:value-type="float" office:value="5.12543269979656" calcext:value-type="float">
            <text:p>5,12543269979656</text:p>
          </table:table-cell>
          <table:table-cell office:value-type="float" office:value="2.62382848503262" calcext:value-type="float">
            <text:p>2,62382848503262</text:p>
          </table:table-cell>
        </table:table-row>
        <table:table-row table:style-name="ro1">
          <table:table-cell office:value-type="float" office:value="6.52244439561587" calcext:value-type="float">
            <text:p>6,52244439561587</text:p>
          </table:table-cell>
          <table:table-cell office:value-type="float" office:value="-0.0386671671025685" calcext:value-type="float">
            <text:p>-0,0386671671025685</text:p>
          </table:table-cell>
        </table:table-row>
        <table:table-row table:style-name="ro1">
          <table:table-cell office:value-type="float" office:value="7.00936799921527" calcext:value-type="float">
            <text:p>7,00936799921527</text:p>
          </table:table-cell>
          <table:table-cell office:value-type="float" office:value="0.170039409309299" calcext:value-type="float">
            <text:p>0,170039409309299</text:p>
          </table:table-cell>
        </table:table-row>
        <table:table-row table:style-name="ro1">
          <table:table-cell office:value-type="float" office:value="4.4033707536471" calcext:value-type="float">
            <text:p>4,4033707536471</text:p>
          </table:table-cell>
          <table:table-cell office:value-type="float" office:value="1.78489279334211" calcext:value-type="float">
            <text:p>1,78489279334211</text:p>
          </table:table-cell>
        </table:table-row>
        <table:table-row table:style-name="ro1">
          <table:table-cell office:value-type="float" office:value="4.1816791404468" calcext:value-type="float">
            <text:p>4,1816791404468</text:p>
          </table:table-cell>
          <table:table-cell office:value-type="float" office:value="1.18229159744311" calcext:value-type="float">
            <text:p>1,18229159744311</text:p>
          </table:table-cell>
        </table:table-row>
        <table:table-row table:style-name="ro1">
          <table:table-cell office:value-type="float" office:value="4.54010008227616" calcext:value-type="float">
            <text:p>4,54010008227616</text:p>
          </table:table-cell>
          <table:table-cell office:value-type="float" office:value="1.66059252120066" calcext:value-type="float">
            <text:p>1,66059252120066</text:p>
          </table:table-cell>
        </table:table-row>
        <table:table-row table:style-name="ro1">
          <table:table-cell office:value-type="float" office:value="4.45400843786333" calcext:value-type="float">
            <text:p>4,45400843786333</text:p>
          </table:table-cell>
          <table:table-cell office:value-type="float" office:value="1.55616405515335" calcext:value-type="float">
            <text:p>1,55616405515335</text:p>
          </table:table-cell>
        </table:table-row>
        <table:table-row table:style-name="ro1">
          <table:table-cell office:value-type="float" office:value="4.26842504246513" calcext:value-type="float">
            <text:p>4,26842504246513</text:p>
          </table:table-cell>
          <table:table-cell office:value-type="float" office:value="1.39061405074307" calcext:value-type="float">
            <text:p>1,39061405074307</text:p>
          </table:table-cell>
        </table:table-row>
        <table:table-row table:style-name="ro1">
          <table:table-cell office:value-type="float" office:value="4.70036382403776" calcext:value-type="float">
            <text:p>4,70036382403776</text:p>
          </table:table-cell>
          <table:table-cell office:value-type="float" office:value="-1.10225652316939" calcext:value-type="float">
            <text:p>-1,10225652316939</text:p>
          </table:table-cell>
        </table:table-row>
        <table:table-row table:style-name="ro1">
          <table:table-cell office:value-type="float" office:value="3.78195040866769" calcext:value-type="float">
            <text:p>3,78195040866769</text:p>
          </table:table-cell>
          <table:table-cell office:value-type="float" office:value="1.13193875836663" calcext:value-type="float">
            <text:p>1,13193875836663</text:p>
          </table:table-cell>
        </table:table-row>
        <table:table-row table:style-name="ro1">
          <table:table-cell office:value-type="float" office:value="5.86829327922696" calcext:value-type="float">
            <text:p>5,86829327922696</text:p>
          </table:table-cell>
          <table:table-cell office:value-type="float" office:value="-0.520703830106445" calcext:value-type="float">
            <text:p>-0,520703830106445</text:p>
          </table:table-cell>
        </table:table-row>
        <table:table-row table:style-name="ro1">
          <table:table-cell office:value-type="float" office:value="6.79932214081107" calcext:value-type="float">
            <text:p>6,79932214081107</text:p>
          </table:table-cell>
          <table:table-cell office:value-type="float" office:value="0.483014776120593" calcext:value-type="float">
            <text:p>0,483014776120593</text:p>
          </table:table-cell>
        </table:table-row>
        <table:table-row table:style-name="ro1">
          <table:table-cell office:value-type="float" office:value="6.34537949779025" calcext:value-type="float">
            <text:p>6,34537949779025</text:p>
          </table:table-cell>
          <table:table-cell office:value-type="float" office:value="-0.00618192181712196" calcext:value-type="float">
            <text:p>-0,00618192181712196</text:p>
          </table:table-cell>
        </table:table-row>
        <table:table-row table:style-name="ro1">
          <table:table-cell office:value-type="float" office:value="6.36783586629173" calcext:value-type="float">
            <text:p>6,36783586629173</text:p>
          </table:table-cell>
          <table:table-cell office:value-type="float" office:value="0.307667499592274" calcext:value-type="float">
            <text:p>0,307667499592274</text:p>
          </table:table-cell>
        </table:table-row>
        <table:table-row table:style-name="ro1">
          <table:table-cell office:value-type="float" office:value="4.35030123689667" calcext:value-type="float">
            <text:p>4,35030123689667</text:p>
          </table:table-cell>
          <table:table-cell office:value-type="float" office:value="1.39543104395916" calcext:value-type="float">
            <text:p>1,39543104395916</text:p>
          </table:table-cell>
        </table:table-row>
        <table:table-row table:style-name="ro1">
          <table:table-cell office:value-type="float" office:value="4.36782626512791" calcext:value-type="float">
            <text:p>4,36782626512791</text:p>
          </table:table-cell>
          <table:table-cell office:value-type="float" office:value="1.06495031578904" calcext:value-type="float">
            <text:p>1,06495031578904</text:p>
          </table:table-cell>
        </table:table-row>
        <table:table-row table:style-name="ro1">
          <table:table-cell office:value-type="float" office:value="6.41178337931947" calcext:value-type="float">
            <text:p>6,41178337931947</text:p>
          </table:table-cell>
          <table:table-cell office:value-type="float" office:value="-0.326694736412099" calcext:value-type="float">
            <text:p>-0,326694736412099</text:p>
          </table:table-cell>
        </table:table-row>
        <table:table-row table:style-name="ro1">
          <table:table-cell office:value-type="float" office:value="4.40013470296274" calcext:value-type="float">
            <text:p>4,40013470296274</text:p>
          </table:table-cell>
          <table:table-cell office:value-type="float" office:value="3.55192233947223" calcext:value-type="float">
            <text:p>3,55192233947223</text:p>
          </table:table-cell>
        </table:table-row>
        <table:table-row table:style-name="ro1">
          <table:table-cell office:value-type="float" office:value="6.60345577357982" calcext:value-type="float">
            <text:p>6,60345577357982</text:p>
          </table:table-cell>
          <table:table-cell office:value-type="float" office:value="0.0338247626419204" calcext:value-type="float">
            <text:p>0,0338247626419204</text:p>
          </table:table-cell>
        </table:table-row>
        <table:table-row table:style-name="ro1">
          <table:table-cell office:value-type="float" office:value="6.64037111806555" calcext:value-type="float">
            <text:p>6,64037111806555</text:p>
          </table:table-cell>
          <table:table-cell office:value-type="float" office:value="1.458037067491" calcext:value-type="float">
            <text:p>1,458037067491</text:p>
          </table:table-cell>
        </table:table-row>
        <table:table-row table:style-name="ro1">
          <table:table-cell office:value-type="float" office:value="6.50685102590856" calcext:value-type="float">
            <text:p>6,50685102590856</text:p>
          </table:table-cell>
          <table:table-cell office:value-type="float" office:value="-0.395534120666225" calcext:value-type="float">
            <text:p>-0,395534120666225</text:p>
          </table:table-cell>
        </table:table-row>
        <table:table-row table:style-name="ro1">
          <table:table-cell office:value-type="float" office:value="4.31124429248377" calcext:value-type="float">
            <text:p>4,31124429248377</text:p>
          </table:table-cell>
          <table:table-cell office:value-type="float" office:value="1.44684962305437" calcext:value-type="float">
            <text:p>1,44684962305437</text:p>
          </table:table-cell>
        </table:table-row>
        <table:table-row table:style-name="ro1">
          <table:table-cell office:value-type="float" office:value="4.37921095450323" calcext:value-type="float">
            <text:p>4,37921095450323</text:p>
          </table:table-cell>
          <table:table-cell office:value-type="float" office:value="1.5640466093158" calcext:value-type="float">
            <text:p>1,5640466093158</text:p>
          </table:table-cell>
        </table:table-row>
        <table:table-row table:style-name="ro1">
          <table:table-cell office:value-type="float" office:value="3.73788828373941" calcext:value-type="float">
            <text:p>3,73788828373941</text:p>
          </table:table-cell>
          <table:table-cell office:value-type="float" office:value="0.693334916875454" calcext:value-type="float">
            <text:p>0,693334916875454</text:p>
          </table:table-cell>
        </table:table-row>
        <table:table-row table:style-name="ro1">
          <table:table-cell office:value-type="float" office:value="5.34875891878658" calcext:value-type="float">
            <text:p>5,34875891878658</text:p>
          </table:table-cell>
          <table:table-cell office:value-type="float" office:value="-0.447721819238613" calcext:value-type="float">
            <text:p>-0,447721819238613</text:p>
          </table:table-cell>
        </table:table-row>
        <table:table-row table:style-name="ro1">
          <table:table-cell office:value-type="float" office:value="4.29250545019098" calcext:value-type="float">
            <text:p>4,29250545019098</text:p>
          </table:table-cell>
          <table:table-cell office:value-type="float" office:value="1.36743322107762" calcext:value-type="float">
            <text:p>1,36743322107762</text:p>
          </table:table-cell>
        </table:table-row>
        <table:table-row table:style-name="ro1">
          <table:table-cell office:value-type="float" office:value="6.03576702187196" calcext:value-type="float">
            <text:p>6,03576702187196</text:p>
          </table:table-cell>
          <table:table-cell office:value-type="float" office:value="0.293018148497534" calcext:value-type="float">
            <text:p>0,293018148497534</text:p>
          </table:table-cell>
        </table:table-row>
        <table:table-row table:style-name="ro1">
          <table:table-cell office:value-type="float" office:value="5.04081691933206" calcext:value-type="float">
            <text:p>5,04081691933206</text:p>
          </table:table-cell>
          <table:table-cell office:value-type="float" office:value="-1.27093165694713" calcext:value-type="float">
            <text:p>-1,27093165694713</text:p>
          </table:table-cell>
        </table:table-row>
        <table:table-row table:style-name="ro1">
          <table:table-cell office:value-type="float" office:value="4.53280342288054" calcext:value-type="float">
            <text:p>4,53280342288054</text:p>
          </table:table-cell>
          <table:table-cell office:value-type="float" office:value="1.40631855721684" calcext:value-type="float">
            <text:p>1,40631855721684</text:p>
          </table:table-cell>
        </table:table-row>
        <table:table-row table:style-name="ro1">
          <table:table-cell office:value-type="float" office:value="4.4352840153982" calcext:value-type="float">
            <text:p>4,4352840153982</text:p>
          </table:table-cell>
          <table:table-cell office:value-type="float" office:value="1.8763332190061" calcext:value-type="float">
            <text:p>1,8763332190061</text:p>
          </table:table-cell>
        </table:table-row>
        <table:table-row table:style-name="ro1">
          <table:table-cell office:value-type="float" office:value="7.0900208246827" calcext:value-type="float">
            <text:p>7,0900208246827</text:p>
          </table:table-cell>
          <table:table-cell office:value-type="float" office:value="2.05856990544812" calcext:value-type="float">
            <text:p>2,05856990544812</text:p>
          </table:table-cell>
        </table:table-row>
        <table:table-row table:style-name="ro1">
          <table:table-cell office:value-type="float" office:value="6.35053806509148" calcext:value-type="float">
            <text:p>6,35053806509148</text:p>
          </table:table-cell>
          <table:table-cell office:value-type="float" office:value="-0.0146616913909803" calcext:value-type="float">
            <text:p>-0,0146616913909803</text:p>
          </table:table-cell>
        </table:table-row>
        <table:table-row table:style-name="ro1">
          <table:table-cell office:value-type="float" office:value="5.04813825206343" calcext:value-type="float">
            <text:p>5,04813825206343</text:p>
          </table:table-cell>
          <table:table-cell office:value-type="float" office:value="2.85429259439014" calcext:value-type="float">
            <text:p>2,85429259439014</text:p>
          </table:table-cell>
        </table:table-row>
        <table:table-row table:style-name="ro1">
          <table:table-cell office:value-type="float" office:value="6.56668173554386" calcext:value-type="float">
            <text:p>6,56668173554386</text:p>
          </table:table-cell>
          <table:table-cell office:value-type="float" office:value="-0.492838057925786" calcext:value-type="float">
            <text:p>-0,492838057925786</text:p>
          </table:table-cell>
        </table:table-row>
        <table:table-row table:style-name="ro1">
          <table:table-cell office:value-type="float" office:value="4.53515900343423" calcext:value-type="float">
            <text:p>4,53515900343423</text:p>
          </table:table-cell>
          <table:table-cell office:value-type="float" office:value="1.41223820873999" calcext:value-type="float">
            <text:p>1,41223820873999</text:p>
          </table:table-cell>
        </table:table-row>
        <table:table-row table:style-name="ro1">
          <table:table-cell office:value-type="float" office:value="7.32414486840968" calcext:value-type="float">
            <text:p>7,32414486840968</text:p>
          </table:table-cell>
          <table:table-cell office:value-type="float" office:value="3.05035063731197" calcext:value-type="float">
            <text:p>3,05035063731197</text:p>
          </table:table-cell>
        </table:table-row>
        <table:table-row table:style-name="ro1">
          <table:table-cell office:value-type="float" office:value="4.27122006098003" calcext:value-type="float">
            <text:p>4,27122006098003</text:p>
          </table:table-cell>
          <table:table-cell office:value-type="float" office:value="1.37651091888878" calcext:value-type="float">
            <text:p>1,37651091888878</text:p>
          </table:table-cell>
        </table:table-row>
        <table:table-row table:style-name="ro1">
          <table:table-cell office:value-type="float" office:value="6.79790857643406" calcext:value-type="float">
            <text:p>6,79790857643406</text:p>
          </table:table-cell>
          <table:table-cell office:value-type="float" office:value="-0.130731892254277" calcext:value-type="float">
            <text:p>-0,130731892254277</text:p>
          </table:table-cell>
        </table:table-row>
        <table:table-row table:style-name="ro1">
          <table:table-cell office:value-type="float" office:value="6.16936379577148" calcext:value-type="float">
            <text:p>6,16936379577148</text:p>
          </table:table-cell>
          <table:table-cell office:value-type="float" office:value="-0.0317904977987169" calcext:value-type="float">
            <text:p>-0,0317904977987169</text:p>
          </table:table-cell>
        </table:table-row>
        <table:table-row table:style-name="ro1">
          <table:table-cell office:value-type="float" office:value="6.84659568219185" calcext:value-type="float">
            <text:p>6,84659568219185</text:p>
          </table:table-cell>
          <table:table-cell office:value-type="float" office:value="1.32062604676959" calcext:value-type="float">
            <text:p>1,32062604676959</text:p>
          </table:table-cell>
        </table:table-row>
        <table:table-row table:style-name="ro1">
          <table:table-cell office:value-type="float" office:value="4.27964156371708" calcext:value-type="float">
            <text:p>4,27964156371708</text:p>
          </table:table-cell>
          <table:table-cell office:value-type="float" office:value="1.45261046877836" calcext:value-type="float">
            <text:p>1,45261046877836</text:p>
          </table:table-cell>
        </table:table-row>
        <table:table-row table:style-name="ro1">
          <table:table-cell office:value-type="float" office:value="2.94595239662417" calcext:value-type="float">
            <text:p>2,94595239662417</text:p>
          </table:table-cell>
          <table:table-cell office:value-type="float" office:value="0.518700657662606" calcext:value-type="float">
            <text:p>0,518700657662606</text:p>
          </table:table-cell>
        </table:table-row>
        <table:table-row table:style-name="ro1">
          <table:table-cell office:value-type="float" office:value="6.23911434123145" calcext:value-type="float">
            <text:p>6,23911434123145</text:p>
          </table:table-cell>
          <table:table-cell office:value-type="float" office:value="0.102277881183291" calcext:value-type="float">
            <text:p>0,102277881183291</text:p>
          </table:table-cell>
        </table:table-row>
        <table:table-row table:style-name="ro1">
          <table:table-cell office:value-type="float" office:value="3.74275642851761" calcext:value-type="float">
            <text:p>3,74275642851761</text:p>
          </table:table-cell>
          <table:table-cell office:value-type="float" office:value="1.3821482278183" calcext:value-type="float">
            <text:p>1,3821482278183</text:p>
          </table:table-cell>
        </table:table-row>
        <table:table-row table:style-name="ro1">
          <table:table-cell office:value-type="float" office:value="6.44541308528899" calcext:value-type="float">
            <text:p>6,44541308528899</text:p>
          </table:table-cell>
          <table:table-cell office:value-type="float" office:value="0.488788801880768" calcext:value-type="float">
            <text:p>0,488788801880768</text:p>
          </table:table-cell>
        </table:table-row>
        <table:table-row table:style-name="ro1">
          <table:table-cell office:value-type="float" office:value="2.41220376910201" calcext:value-type="float">
            <text:p>2,41220376910201</text:p>
          </table:table-cell>
          <table:table-cell office:value-type="float" office:value="0.468473497629777" calcext:value-type="float">
            <text:p>0,468473497629777</text:p>
          </table:table-cell>
        </table:table-row>
        <table:table-row table:style-name="ro1">
          <table:table-cell office:value-type="float" office:value="6.7787106394485" calcext:value-type="float">
            <text:p>6,7787106394485</text:p>
          </table:table-cell>
          <table:table-cell office:value-type="float" office:value="-0.118271976815338" calcext:value-type="float">
            <text:p>-0,118271976815338</text:p>
          </table:table-cell>
        </table:table-row>
        <table:table-row table:style-name="ro1">
          <table:table-cell office:value-type="float" office:value="2.96076828118518" calcext:value-type="float">
            <text:p>2,96076828118518</text:p>
          </table:table-cell>
          <table:table-cell office:value-type="float" office:value="-0.185835872340125" calcext:value-type="float">
            <text:p>-0,185835872340125</text:p>
          </table:table-cell>
        </table:table-row>
        <table:table-row table:style-name="ro1">
          <table:table-cell office:value-type="float" office:value="3.41258867830332" calcext:value-type="float">
            <text:p>3,41258867830332</text:p>
          </table:table-cell>
          <table:table-cell office:value-type="float" office:value="0.37458105258357" calcext:value-type="float">
            <text:p>0,37458105258357</text:p>
          </table:table-cell>
        </table:table-row>
        <table:table-row table:style-name="ro1">
          <table:table-cell office:value-type="float" office:value="7.50814310768203" calcext:value-type="float">
            <text:p>7,50814310768203</text:p>
          </table:table-cell>
          <table:table-cell office:value-type="float" office:value="-1.56875253016734" calcext:value-type="float">
            <text:p>-1,56875253016734</text:p>
          </table:table-cell>
        </table:table-row>
        <table:table-row table:style-name="ro1">
          <table:table-cell office:value-type="float" office:value="6.51574274071181" calcext:value-type="float">
            <text:p>6,51574274071181</text:p>
          </table:table-cell>
          <table:table-cell office:value-type="float" office:value="0.899865812643032" calcext:value-type="float">
            <text:p>0,899865812643032</text:p>
          </table:table-cell>
        </table:table-row>
        <table:table-row table:style-name="ro1">
          <table:table-cell office:value-type="float" office:value="6.30115762799528" calcext:value-type="float">
            <text:p>6,30115762799528</text:p>
          </table:table-cell>
          <table:table-cell office:value-type="float" office:value="-0.0167707510207222" calcext:value-type="float">
            <text:p>-0,0167707510207222</text:p>
          </table:table-cell>
        </table:table-row>
        <table:table-row table:style-name="ro1">
          <table:table-cell office:value-type="float" office:value="4.54692201633968" calcext:value-type="float">
            <text:p>4,54692201633968</text:p>
          </table:table-cell>
          <table:table-cell office:value-type="float" office:value="1.33649148673544" calcext:value-type="float">
            <text:p>1,33649148673544</text:p>
          </table:table-cell>
        </table:table-row>
        <table:table-row table:style-name="ro1">
          <table:table-cell office:value-type="float" office:value="3.0177118480672" calcext:value-type="float">
            <text:p>3,0177118480672</text:p>
          </table:table-cell>
          <table:table-cell office:value-type="float" office:value="0.649890521664486" calcext:value-type="float">
            <text:p>0,649890521664486</text:p>
          </table:table-cell>
        </table:table-row>
        <table:table-row table:style-name="ro1">
          <table:table-cell office:value-type="float" office:value="4.89963634051234" calcext:value-type="float">
            <text:p>4,89963634051234</text:p>
          </table:table-cell>
          <table:table-cell office:value-type="float" office:value="2.28426494289362" calcext:value-type="float">
            <text:p>2,28426494289362</text:p>
          </table:table-cell>
        </table:table-row>
        <table:table-row table:style-name="ro1">
          <table:table-cell office:value-type="float" office:value="4.74751279350095" calcext:value-type="float">
            <text:p>4,74751279350095</text:p>
          </table:table-cell>
          <table:table-cell office:value-type="float" office:value="2.82420901355293" calcext:value-type="float">
            <text:p>2,82420901355293</text:p>
          </table:table-cell>
        </table:table-row>
        <table:table-row table:style-name="ro1">
          <table:table-cell office:value-type="float" office:value="3.77474944774115" calcext:value-type="float">
            <text:p>3,77474944774115</text:p>
          </table:table-cell>
          <table:table-cell office:value-type="float" office:value="1.25716907600025" calcext:value-type="float">
            <text:p>1,25716907600025</text:p>
          </table:table-cell>
        </table:table-row>
        <table:table-row table:style-name="ro1">
          <table:table-cell office:value-type="float" office:value="5.10164518588348" calcext:value-type="float">
            <text:p>5,10164518588348</text:p>
          </table:table-cell>
          <table:table-cell office:value-type="float" office:value="2.98098796934893" calcext:value-type="float">
            <text:p>2,98098796934893</text:p>
          </table:table-cell>
        </table:table-row>
        <table:table-row table:style-name="ro1">
          <table:table-cell office:value-type="float" office:value="6.47261954074049" calcext:value-type="float">
            <text:p>6,47261954074049</text:p>
          </table:table-cell>
          <table:table-cell office:value-type="float" office:value="0.768359576247646" calcext:value-type="float">
            <text:p>0,768359576247646</text:p>
          </table:table-cell>
        </table:table-row>
        <table:table-row table:style-name="ro1">
          <table:table-cell office:value-type="float" office:value="6.95105142904157" calcext:value-type="float">
            <text:p>6,95105142904157</text:p>
          </table:table-cell>
          <table:table-cell office:value-type="float" office:value="1.14769510356152" calcext:value-type="float">
            <text:p>1,14769510356152</text:p>
          </table:table-cell>
        </table:table-row>
        <table:table-row table:style-name="ro1">
          <table:table-cell office:value-type="float" office:value="4.88782672401235" calcext:value-type="float">
            <text:p>4,88782672401235</text:p>
          </table:table-cell>
          <table:table-cell office:value-type="float" office:value="1.68370832245556" calcext:value-type="float">
            <text:p>1,68370832245556</text:p>
          </table:table-cell>
        </table:table-row>
        <table:table-row table:style-name="ro1">
          <table:table-cell office:value-type="float" office:value="6.35498108774597" calcext:value-type="float">
            <text:p>6,35498108774597</text:p>
          </table:table-cell>
          <table:table-cell office:value-type="float" office:value="-0.100409249165809" calcext:value-type="float">
            <text:p>-0,100409249165809</text:p>
          </table:table-cell>
        </table:table-row>
        <table:table-row table:style-name="ro1">
          <table:table-cell office:value-type="float" office:value="5.67854754448598" calcext:value-type="float">
            <text:p>5,67854754448598</text:p>
          </table:table-cell>
          <table:table-cell office:value-type="float" office:value="-0.696331627201835" calcext:value-type="float">
            <text:p>-0,696331627201835</text:p>
          </table:table-cell>
        </table:table-row>
        <table:table-row table:style-name="ro1">
          <table:table-cell office:value-type="float" office:value="4.54084794399903" calcext:value-type="float">
            <text:p>4,54084794399903</text:p>
          </table:table-cell>
          <table:table-cell office:value-type="float" office:value="0.969950445882574" calcext:value-type="float">
            <text:p>0,969950445882574</text:p>
          </table:table-cell>
        </table:table-row>
        <table:table-row table:style-name="ro1">
          <table:table-cell office:value-type="float" office:value="6.58236346158162" calcext:value-type="float">
            <text:p>6,58236346158162</text:p>
          </table:table-cell>
          <table:table-cell office:value-type="float" office:value="0.183856322899936" calcext:value-type="float">
            <text:p>0,183856322899936</text:p>
          </table:table-cell>
        </table:table-row>
        <table:table-row table:style-name="ro1">
          <table:table-cell office:value-type="float" office:value="3.65716693647174" calcext:value-type="float">
            <text:p>3,65716693647174</text:p>
          </table:table-cell>
          <table:table-cell office:value-type="float" office:value="0.737612256386999" calcext:value-type="float">
            <text:p>0,737612256386999</text:p>
          </table:table-cell>
        </table:table-row>
        <table:table-row table:style-name="ro1">
          <table:table-cell office:value-type="float" office:value="3.61955411484661" calcext:value-type="float">
            <text:p>3,61955411484661</text:p>
          </table:table-cell>
          <table:table-cell office:value-type="float" office:value="0.915125100561069" calcext:value-type="float">
            <text:p>0,915125100561069</text:p>
          </table:table-cell>
        </table:table-row>
        <table:table-row table:style-name="ro1">
          <table:table-cell office:value-type="float" office:value="6.1790166374739" calcext:value-type="float">
            <text:p>6,1790166374739</text:p>
          </table:table-cell>
          <table:table-cell office:value-type="float" office:value="-0.319670664209284" calcext:value-type="float">
            <text:p>-0,319670664209284</text:p>
          </table:table-cell>
        </table:table-row>
        <table:table-row table:style-name="ro1">
          <table:table-cell office:value-type="float" office:value="7.41040036448405" calcext:value-type="float">
            <text:p>7,41040036448405</text:p>
          </table:table-cell>
          <table:table-cell office:value-type="float" office:value="1.96338175441006" calcext:value-type="float">
            <text:p>1,96338175441006</text:p>
          </table:table-cell>
        </table:table-row>
        <table:table-row table:style-name="ro1">
          <table:table-cell office:value-type="float" office:value="4.1086205347866" calcext:value-type="float">
            <text:p>4,1086205347866</text:p>
          </table:table-cell>
          <table:table-cell office:value-type="float" office:value="1.22622665021485" calcext:value-type="float">
            <text:p>1,22622665021485</text:p>
          </table:table-cell>
        </table:table-row>
        <table:table-row table:style-name="ro1">
          <table:table-cell office:value-type="float" office:value="6.28265983568404" calcext:value-type="float">
            <text:p>6,28265983568404</text:p>
          </table:table-cell>
          <table:table-cell office:value-type="float" office:value="0.00169693086403555" calcext:value-type="float">
            <text:p>0,00169693086403555</text:p>
          </table:table-cell>
        </table:table-row>
        <table:table-row table:style-name="ro1">
          <table:table-cell office:value-type="float" office:value="6.57859822470869" calcext:value-type="float">
            <text:p>6,57859822470869</text:p>
          </table:table-cell>
          <table:table-cell office:value-type="float" office:value="-0.121412074316131" calcext:value-type="float">
            <text:p>-0,121412074316131</text:p>
          </table:table-cell>
        </table:table-row>
        <table:table-row table:style-name="ro1">
          <table:table-cell office:value-type="float" office:value="5.27886721977413" calcext:value-type="float">
            <text:p>5,27886721977413</text:p>
          </table:table-cell>
          <table:table-cell office:value-type="float" office:value="2.60801443013737" calcext:value-type="float">
            <text:p>2,60801443013737</text:p>
          </table:table-cell>
        </table:table-row>
        <table:table-row table:style-name="ro1">
          <table:table-cell office:value-type="float" office:value="6.32702806569069" calcext:value-type="float">
            <text:p>6,32702806569069</text:p>
          </table:table-cell>
          <table:table-cell office:value-type="float" office:value="0.232896845490167" calcext:value-type="float">
            <text:p>0,232896845490167</text:p>
          </table:table-cell>
        </table:table-row>
        <table:table-row table:style-name="ro1">
          <table:table-cell office:value-type="float" office:value="6.36628016422923" calcext:value-type="float">
            <text:p>6,36628016422923</text:p>
          </table:table-cell>
          <table:table-cell office:value-type="float" office:value="0.656910057998067" calcext:value-type="float">
            <text:p>0,656910057998067</text:p>
          </table:table-cell>
        </table:table-row>
        <table:table-row table:style-name="ro1">
          <table:table-cell office:value-type="float" office:value="4.55702049000944" calcext:value-type="float">
            <text:p>4,55702049000944</text:p>
          </table:table-cell>
          <table:table-cell office:value-type="float" office:value="1.5632844523238" calcext:value-type="float">
            <text:p>1,5632844523238</text:p>
          </table:table-cell>
        </table:table-row>
        <table:table-row table:style-name="ro1">
          <table:table-cell office:value-type="float" office:value="3.54978602119444" calcext:value-type="float">
            <text:p>3,54978602119444</text:p>
          </table:table-cell>
          <table:table-cell office:value-type="float" office:value="0.760687348792146" calcext:value-type="float">
            <text:p>0,760687348792146</text:p>
          </table:table-cell>
        </table:table-row>
        <table:table-row table:style-name="ro1">
          <table:table-cell office:value-type="float" office:value="6.65056094138684" calcext:value-type="float">
            <text:p>6,65056094138684</text:p>
          </table:table-cell>
          <table:table-cell office:value-type="float" office:value="1.66343752586839" calcext:value-type="float">
            <text:p>1,66343752586839</text:p>
          </table:table-cell>
        </table:table-row>
        <table:table-row table:style-name="ro1">
          <table:table-cell office:value-type="float" office:value="6.30156661751106" calcext:value-type="float">
            <text:p>6,30156661751106</text:p>
          </table:table-cell>
          <table:table-cell office:value-type="float" office:value="0.219846021810453" calcext:value-type="float">
            <text:p>0,219846021810453</text:p>
          </table:table-cell>
        </table:table-row>
        <table:table-row table:style-name="ro1">
          <table:table-cell office:value-type="float" office:value="2.16627793186367" calcext:value-type="float">
            <text:p>2,16627793186367</text:p>
          </table:table-cell>
          <table:table-cell office:value-type="float" office:value="2.14710958896597" calcext:value-type="float">
            <text:p>2,14710958896597</text:p>
          </table:table-cell>
        </table:table-row>
        <table:table-row table:style-name="ro1">
          <table:table-cell office:value-type="float" office:value="4.37657488884006" calcext:value-type="float">
            <text:p>4,37657488884006</text:p>
          </table:table-cell>
          <table:table-cell office:value-type="float" office:value="2.76439177079449" calcext:value-type="float">
            <text:p>2,76439177079449</text:p>
          </table:table-cell>
        </table:table-row>
        <table:table-row table:style-name="ro1">
          <table:table-cell office:value-type="float" office:value="6.28866047883387" calcext:value-type="float">
            <text:p>6,28866047883387</text:p>
          </table:table-cell>
          <table:table-cell office:value-type="float" office:value="-0.252842538506835" calcext:value-type="float">
            <text:p>-0,252842538506835</text:p>
          </table:table-cell>
        </table:table-row>
        <table:table-row table:style-name="ro1">
          <table:table-cell office:value-type="float" office:value="4.40613216367577" calcext:value-type="float">
            <text:p>4,40613216367577</text:p>
          </table:table-cell>
          <table:table-cell office:value-type="float" office:value="1.60314192854007" calcext:value-type="float">
            <text:p>1,60314192854007</text:p>
          </table:table-cell>
        </table:table-row>
        <table:table-row table:style-name="ro1">
          <table:table-cell office:value-type="float" office:value="7.03197067667682" calcext:value-type="float">
            <text:p>7,03197067667682</text:p>
          </table:table-cell>
          <table:table-cell office:value-type="float" office:value="0.21131065073236" calcext:value-type="float">
            <text:p>0,21131065073236</text:p>
          </table:table-cell>
        </table:table-row>
        <table:table-row table:style-name="ro1">
          <table:table-cell office:value-type="float" office:value="6.27703442941823" calcext:value-type="float">
            <text:p>6,27703442941823</text:p>
          </table:table-cell>
          <table:table-cell office:value-type="float" office:value="-0.552364512390743" calcext:value-type="float">
            <text:p>-0,552364512390743</text:p>
          </table:table-cell>
        </table:table-row>
        <table:table-row table:style-name="ro1">
          <table:table-cell office:value-type="float" office:value="4.1740816896856" calcext:value-type="float">
            <text:p>4,1740816896856</text:p>
          </table:table-cell>
          <table:table-cell office:value-type="float" office:value="1.87269382154264" calcext:value-type="float">
            <text:p>1,87269382154264</text:p>
          </table:table-cell>
        </table:table-row>
        <table:table-row table:style-name="ro1">
          <table:table-cell office:value-type="float" office:value="5.84835965503811" calcext:value-type="float">
            <text:p>5,84835965503811</text:p>
          </table:table-cell>
          <table:table-cell office:value-type="float" office:value="0.0442831692247356" calcext:value-type="float">
            <text:p>0,0442831692247356</text:p>
          </table:table-cell>
        </table:table-row>
        <table:table-row table:style-name="ro1">
          <table:table-cell office:value-type="float" office:value="2.99632791593618" calcext:value-type="float">
            <text:p>2,99632791593618</text:p>
          </table:table-cell>
          <table:table-cell office:value-type="float" office:value="0.451999686749586" calcext:value-type="float">
            <text:p>0,451999686749586</text:p>
          </table:table-cell>
        </table:table-row>
        <table:table-row table:style-name="ro1">
          <table:table-cell office:value-type="float" office:value="6.27396004128585" calcext:value-type="float">
            <text:p>6,27396004128585</text:p>
          </table:table-cell>
          <table:table-cell office:value-type="float" office:value="0.216031090732736" calcext:value-type="float">
            <text:p>0,216031090732736</text:p>
          </table:table-cell>
        </table:table-row>
        <table:table-row table:style-name="ro1">
          <table:table-cell office:value-type="float" office:value="5.71940097486513" calcext:value-type="float">
            <text:p>5,71940097486513</text:p>
          </table:table-cell>
          <table:table-cell office:value-type="float" office:value="-1.37297200337429" calcext:value-type="float">
            <text:p>-1,37297200337429</text:p>
          </table:table-cell>
        </table:table-row>
        <table:table-row table:style-name="ro1">
          <table:table-cell office:value-type="float" office:value="5.82952667531288" calcext:value-type="float">
            <text:p>5,82952667531288</text:p>
          </table:table-cell>
          <table:table-cell office:value-type="float" office:value="-0.162863456097776" calcext:value-type="float">
            <text:p>-0,162863456097776</text:p>
          </table:table-cell>
        </table:table-row>
        <table:table-row table:style-name="ro1">
          <table:table-cell office:value-type="float" office:value="6.35234596915118" calcext:value-type="float">
            <text:p>6,35234596915118</text:p>
          </table:table-cell>
          <table:table-cell office:value-type="float" office:value="-0.0326554718745289" calcext:value-type="float">
            <text:p>-0,0326554718745289</text:p>
          </table:table-cell>
        </table:table-row>
        <table:table-row table:style-name="ro1">
          <table:table-cell office:value-type="float" office:value="4.70383074510589" calcext:value-type="float">
            <text:p>4,70383074510589</text:p>
          </table:table-cell>
          <table:table-cell office:value-type="float" office:value="1.48657498442551" calcext:value-type="float">
            <text:p>1,48657498442551</text:p>
          </table:table-cell>
        </table:table-row>
        <table:table-row table:style-name="ro1">
          <table:table-cell office:value-type="float" office:value="6.43095825419058" calcext:value-type="float">
            <text:p>6,43095825419058</text:p>
          </table:table-cell>
          <table:table-cell office:value-type="float" office:value="0.212367216125655" calcext:value-type="float">
            <text:p>0,212367216125655</text:p>
          </table:table-cell>
        </table:table-row>
        <table:table-row table:style-name="ro1">
          <table:table-cell office:value-type="float" office:value="4.21879974896133" calcext:value-type="float">
            <text:p>4,21879974896133</text:p>
          </table:table-cell>
          <table:table-cell office:value-type="float" office:value="1.30101934967701" calcext:value-type="float">
            <text:p>1,30101934967701</text:p>
          </table:table-cell>
        </table:table-row>
        <table:table-row table:style-name="ro1">
          <table:table-cell office:value-type="float" office:value="5.23568167767891" calcext:value-type="float">
            <text:p>5,23568167767891</text:p>
          </table:table-cell>
          <table:table-cell office:value-type="float" office:value="2.48554520385847" calcext:value-type="float">
            <text:p>2,48554520385847</text:p>
          </table:table-cell>
        </table:table-row>
        <table:table-row table:style-name="ro1">
          <table:table-cell office:value-type="float" office:value="2.89444029901193" calcext:value-type="float">
            <text:p>2,89444029901193</text:p>
          </table:table-cell>
          <table:table-cell office:value-type="float" office:value="0.752366932263366" calcext:value-type="float">
            <text:p>0,752366932263366</text:p>
          </table:table-cell>
        </table:table-row>
        <table:table-row table:style-name="ro1">
          <table:table-cell office:value-type="float" office:value="4.36661478523573" calcext:value-type="float">
            <text:p>4,36661478523573</text:p>
          </table:table-cell>
          <table:table-cell office:value-type="float" office:value="1.87424176091964" calcext:value-type="float">
            <text:p>1,87424176091964</text:p>
          </table:table-cell>
        </table:table-row>
        <table:table-row table:style-name="ro1">
          <table:table-cell office:value-type="float" office:value="5.2676002006347" calcext:value-type="float">
            <text:p>5,2676002006347</text:p>
          </table:table-cell>
          <table:table-cell office:value-type="float" office:value="3.45911815751612" calcext:value-type="float">
            <text:p>3,45911815751612</text:p>
          </table:table-cell>
        </table:table-row>
        <table:table-row table:style-name="ro1">
          <table:table-cell office:value-type="float" office:value="4.02475824207464" calcext:value-type="float">
            <text:p>4,02475824207464</text:p>
          </table:table-cell>
          <table:table-cell office:value-type="float" office:value="1.3624596470089" calcext:value-type="float">
            <text:p>1,3624596470089</text:p>
          </table:table-cell>
        </table:table-row>
        <table:table-row table:style-name="ro1">
          <table:table-cell office:value-type="float" office:value="4.03014482063167" calcext:value-type="float">
            <text:p>4,03014482063167</text:p>
          </table:table-cell>
          <table:table-cell office:value-type="float" office:value="1.06978781457823" calcext:value-type="float">
            <text:p>1,06978781457823</text:p>
          </table:table-cell>
        </table:table-row>
        <table:table-row table:style-name="ro1">
          <table:table-cell office:value-type="float" office:value="3.71055160826942" calcext:value-type="float">
            <text:p>3,71055160826942</text:p>
          </table:table-cell>
          <table:table-cell office:value-type="float" office:value="1.18830374442139" calcext:value-type="float">
            <text:p>1,18830374442139</text:p>
          </table:table-cell>
        </table:table-row>
        <table:table-row table:style-name="ro1">
          <table:table-cell office:value-type="float" office:value="6.94306763802114" calcext:value-type="float">
            <text:p>6,94306763802114</text:p>
          </table:table-cell>
          <table:table-cell office:value-type="float" office:value="0.105362176137755" calcext:value-type="float">
            <text:p>0,105362176137755</text:p>
          </table:table-cell>
        </table:table-row>
        <table:table-row table:style-name="ro1">
          <table:table-cell office:value-type="float" office:value="6.80079227648638" calcext:value-type="float">
            <text:p>6,80079227648638</text:p>
          </table:table-cell>
          <table:table-cell office:value-type="float" office:value="0.165919953951784" calcext:value-type="float">
            <text:p>0,165919953951784</text:p>
          </table:table-cell>
        </table:table-row>
        <table:table-row table:style-name="ro1">
          <table:table-cell office:value-type="float" office:value="3.210351081004" calcext:value-type="float">
            <text:p>3,210351081004</text:p>
          </table:table-cell>
          <table:table-cell office:value-type="float" office:value="0.389977619321899" calcext:value-type="float">
            <text:p>0,389977619321899</text:p>
          </table:table-cell>
        </table:table-row>
        <table:table-row table:style-name="ro1">
          <table:table-cell office:value-type="float" office:value="6.40037830871003" calcext:value-type="float">
            <text:p>6,40037830871003</text:p>
          </table:table-cell>
          <table:table-cell office:value-type="float" office:value="-0.0919512335274444" calcext:value-type="float">
            <text:p>-0,0919512335274444</text:p>
          </table:table-cell>
        </table:table-row>
        <table:table-row table:style-name="ro1">
          <table:table-cell office:value-type="float" office:value="7.424606612541" calcext:value-type="float">
            <text:p>7,424606612541</text:p>
          </table:table-cell>
          <table:table-cell office:value-type="float" office:value="-1.47844567485315" calcext:value-type="float">
            <text:p>-1,47844567485315</text:p>
          </table:table-cell>
        </table:table-row>
        <table:table-row table:style-name="ro1">
          <table:table-cell office:value-type="float" office:value="4.38989180381106" calcext:value-type="float">
            <text:p>4,38989180381106</text:p>
          </table:table-cell>
          <table:table-cell office:value-type="float" office:value="0.981871052579857" calcext:value-type="float">
            <text:p>0,981871052579857</text:p>
          </table:table-cell>
        </table:table-row>
        <table:table-row table:style-name="ro1">
          <table:table-cell office:value-type="float" office:value="4.87337644182059" calcext:value-type="float">
            <text:p>4,87337644182059</text:p>
          </table:table-cell>
          <table:table-cell office:value-type="float" office:value="1.59015653579155" calcext:value-type="float">
            <text:p>1,59015653579155</text:p>
          </table:table-cell>
        </table:table-row>
        <table:table-row table:style-name="ro1">
          <table:table-cell office:value-type="float" office:value="4.22902925883214" calcext:value-type="float">
            <text:p>4,22902925883214</text:p>
          </table:table-cell>
          <table:table-cell office:value-type="float" office:value="1.32025816686126" calcext:value-type="float">
            <text:p>1,32025816686126</text:p>
          </table:table-cell>
        </table:table-row>
        <table:table-row table:style-name="ro1">
          <table:table-cell office:value-type="float" office:value="6.17098251048517" calcext:value-type="float">
            <text:p>6,17098251048517</text:p>
          </table:table-cell>
          <table:table-cell office:value-type="float" office:value="-0.063324977181602" calcext:value-type="float">
            <text:p>-0,063324977181602</text:p>
          </table:table-cell>
        </table:table-row>
        <table:table-row table:style-name="ro1">
          <table:table-cell office:value-type="float" office:value="6.36951483504217" calcext:value-type="float">
            <text:p>6,36951483504217</text:p>
          </table:table-cell>
          <table:table-cell office:value-type="float" office:value="0.0410679334876178" calcext:value-type="float">
            <text:p>0,0410679334876178</text:p>
          </table:table-cell>
        </table:table-row>
        <table:table-row table:style-name="ro1">
          <table:table-cell office:value-type="float" office:value="5.81624389980382" calcext:value-type="float">
            <text:p>5,81624389980382</text:p>
          </table:table-cell>
          <table:table-cell office:value-type="float" office:value="-0.246849772307026" calcext:value-type="float">
            <text:p>-0,246849772307026</text:p>
          </table:table-cell>
        </table:table-row>
        <table:table-row table:style-name="ro1">
          <table:table-cell office:value-type="float" office:value="6.55888689327184" calcext:value-type="float">
            <text:p>6,55888689327184</text:p>
          </table:table-cell>
          <table:table-cell office:value-type="float" office:value="-0.390146944305735" calcext:value-type="float">
            <text:p>-0,390146944305735</text:p>
          </table:table-cell>
        </table:table-row>
        <table:table-row table:style-name="ro1">
          <table:table-cell office:value-type="float" office:value="7.02760311100723" calcext:value-type="float">
            <text:p>7,02760311100723</text:p>
          </table:table-cell>
          <table:table-cell office:value-type="float" office:value="0.58707323337979" calcext:value-type="float">
            <text:p>0,58707323337979</text:p>
          </table:table-cell>
        </table:table-row>
        <table:table-row table:style-name="ro1">
          <table:table-cell office:value-type="float" office:value="4.72765536685205" calcext:value-type="float">
            <text:p>4,72765536685205</text:p>
          </table:table-cell>
          <table:table-cell office:value-type="float" office:value="-1.45476280017894" calcext:value-type="float">
            <text:p>-1,45476280017894</text:p>
          </table:table-cell>
        </table:table-row>
        <table:table-row table:style-name="ro1">
          <table:table-cell office:value-type="float" office:value="7.44109405261143" calcext:value-type="float">
            <text:p>7,44109405261143</text:p>
          </table:table-cell>
          <table:table-cell office:value-type="float" office:value="2.5615232034212" calcext:value-type="float">
            <text:p>2,5615232034212</text:p>
          </table:table-cell>
        </table:table-row>
        <table:table-row table:style-name="ro1">
          <table:table-cell office:value-type="float" office:value="4.58827928955916" calcext:value-type="float">
            <text:p>4,58827928955916</text:p>
          </table:table-cell>
          <table:table-cell office:value-type="float" office:value="2.65483155361189" calcext:value-type="float">
            <text:p>2,65483155361189</text:p>
          </table:table-cell>
        </table:table-row>
        <table:table-row table:style-name="ro1">
          <table:table-cell office:value-type="float" office:value="3.63148236933643" calcext:value-type="float">
            <text:p>3,63148236933643</text:p>
          </table:table-cell>
          <table:table-cell office:value-type="float" office:value="1.08673396379055" calcext:value-type="float">
            <text:p>1,08673396379055</text:p>
          </table:table-cell>
        </table:table-row>
        <table:table-row table:style-name="ro1">
          <table:table-cell office:value-type="float" office:value="4.60125884157957" calcext:value-type="float">
            <text:p>4,60125884157957</text:p>
          </table:table-cell>
          <table:table-cell office:value-type="float" office:value="2.34490451807344" calcext:value-type="float">
            <text:p>2,34490451807344</text:p>
          </table:table-cell>
        </table:table-row>
        <table:table-row table:style-name="ro1">
          <table:table-cell office:value-type="float" office:value="6.43484862179947" calcext:value-type="float">
            <text:p>6,43484862179947</text:p>
          </table:table-cell>
          <table:table-cell office:value-type="float" office:value="-0.376668367490515" calcext:value-type="float">
            <text:p>-0,376668367490515</text:p>
          </table:table-cell>
        </table:table-row>
        <table:table-row table:style-name="ro1">
          <table:table-cell office:value-type="float" office:value="5.22474179579394" calcext:value-type="float">
            <text:p>5,22474179579394</text:p>
          </table:table-cell>
          <table:table-cell office:value-type="float" office:value="3.57464573375916" calcext:value-type="float">
            <text:p>3,57464573375916</text:p>
          </table:table-cell>
        </table:table-row>
        <table:table-row table:style-name="ro1">
          <table:table-cell office:value-type="float" office:value="6.37282018633768" calcext:value-type="float">
            <text:p>6,37282018633768</text:p>
          </table:table-cell>
          <table:table-cell office:value-type="float" office:value="0.330788659584448" calcext:value-type="float">
            <text:p>0,330788659584448</text:p>
          </table:table-cell>
        </table:table-row>
        <table:table-row table:style-name="ro1">
          <table:table-cell office:value-type="float" office:value="5.66106495438894" calcext:value-type="float">
            <text:p>5,66106495438894</text:p>
          </table:table-cell>
          <table:table-cell office:value-type="float" office:value="-0.492498756459154" calcext:value-type="float">
            <text:p>-0,492498756459154</text:p>
          </table:table-cell>
        </table:table-row>
        <table:table-row table:style-name="ro1">
          <table:table-cell office:value-type="float" office:value="6.57125358702805" calcext:value-type="float">
            <text:p>6,57125358702805</text:p>
          </table:table-cell>
          <table:table-cell office:value-type="float" office:value="0.0699479022976242" calcext:value-type="float">
            <text:p>0,0699479022976242</text:p>
          </table:table-cell>
        </table:table-row>
        <table:table-row table:style-name="ro1">
          <table:table-cell office:value-type="float" office:value="6.60822817160052" calcext:value-type="float">
            <text:p>6,60822817160052</text:p>
          </table:table-cell>
          <table:table-cell office:value-type="float" office:value="0.752201063961337" calcext:value-type="float">
            <text:p>0,752201063961337</text:p>
          </table:table-cell>
        </table:table-row>
        <table:table-row table:style-name="ro1">
          <table:table-cell office:value-type="float" office:value="4.24476994942172" calcext:value-type="float">
            <text:p>4,24476994942172</text:p>
          </table:table-cell>
          <table:table-cell office:value-type="float" office:value="1.43145811665365" calcext:value-type="float">
            <text:p>1,43145811665365</text:p>
          </table:table-cell>
        </table:table-row>
        <table:table-row table:style-name="ro1">
          <table:table-cell office:value-type="float" office:value="6.92657621211669" calcext:value-type="float">
            <text:p>6,92657621211669</text:p>
          </table:table-cell>
          <table:table-cell office:value-type="float" office:value="0.137505139435562" calcext:value-type="float">
            <text:p>0,137505139435562</text:p>
          </table:table-cell>
        </table:table-row>
        <table:table-row table:style-name="ro1">
          <table:table-cell office:value-type="float" office:value="6.29112164917705" calcext:value-type="float">
            <text:p>6,29112164917705</text:p>
          </table:table-cell>
          <table:table-cell office:value-type="float" office:value="-0.0245918380533361" calcext:value-type="float">
            <text:p>-0,0245918380533361</text:p>
          </table:table-cell>
        </table:table-row>
        <table:table-row table:style-name="ro1">
          <table:table-cell office:value-type="float" office:value="3.48769298697155" calcext:value-type="float">
            <text:p>3,48769298697155</text:p>
          </table:table-cell>
          <table:table-cell office:value-type="float" office:value="1.20749150216132" calcext:value-type="float">
            <text:p>1,20749150216132</text:p>
          </table:table-cell>
        </table:table-row>
        <table:table-row table:style-name="ro1">
          <table:table-cell office:value-type="float" office:value="6.22506310538648" calcext:value-type="float">
            <text:p>6,22506310538648</text:p>
          </table:table-cell>
          <table:table-cell office:value-type="float" office:value="-0.250389360631191" calcext:value-type="float">
            <text:p>-0,250389360631191</text:p>
          </table:table-cell>
        </table:table-row>
        <table:table-row table:style-name="ro1">
          <table:table-cell office:value-type="float" office:value="4.45209991663907" calcext:value-type="float">
            <text:p>4,45209991663907</text:p>
          </table:table-cell>
          <table:table-cell office:value-type="float" office:value="1.25605198949141" calcext:value-type="float">
            <text:p>1,25605198949141</text:p>
          </table:table-cell>
        </table:table-row>
        <table:table-row table:style-name="ro1">
          <table:table-cell office:value-type="float" office:value="6.90816436741113" calcext:value-type="float">
            <text:p>6,90816436741113</text:p>
          </table:table-cell>
          <table:table-cell office:value-type="float" office:value="1.3314590623996" calcext:value-type="float">
            <text:p>1,3314590623996</text:p>
          </table:table-cell>
        </table:table-row>
        <table:table-row table:style-name="ro1">
          <table:table-cell office:value-type="float" office:value="4.09115017782303" calcext:value-type="float">
            <text:p>4,09115017782303</text:p>
          </table:table-cell>
          <table:table-cell office:value-type="float" office:value="1.61796154175609" calcext:value-type="float">
            <text:p>1,61796154175609</text:p>
          </table:table-cell>
        </table:table-row>
        <table:table-row table:style-name="ro1">
          <table:table-cell office:value-type="float" office:value="7.14252647199079" calcext:value-type="float">
            <text:p>7,14252647199079</text:p>
          </table:table-cell>
          <table:table-cell office:value-type="float" office:value="1.94849865554581" calcext:value-type="float">
            <text:p>1,94849865554581</text:p>
          </table:table-cell>
        </table:table-row>
        <table:table-row table:style-name="ro1">
          <table:table-cell office:value-type="float" office:value="6.30391915819464" calcext:value-type="float">
            <text:p>6,30391915819464</text:p>
          </table:table-cell>
          <table:table-cell office:value-type="float" office:value="-0.0233522089000244" calcext:value-type="float">
            <text:p>-0,0233522089000244</text:p>
          </table:table-cell>
        </table:table-row>
        <table:table-row table:style-name="ro1">
          <table:table-cell office:value-type="float" office:value="3.90272082992528" calcext:value-type="float">
            <text:p>3,90272082992528</text:p>
          </table:table-cell>
          <table:table-cell office:value-type="float" office:value="1.67483571411816" calcext:value-type="float">
            <text:p>1,67483571411816</text:p>
          </table:table-cell>
        </table:table-row>
        <table:table-row table:style-name="ro1">
          <table:table-cell office:value-type="float" office:value="6.41954865010604" calcext:value-type="float">
            <text:p>6,41954865010604</text:p>
          </table:table-cell>
          <table:table-cell office:value-type="float" office:value="0.786874693589706" calcext:value-type="float">
            <text:p>0,786874693589706</text:p>
          </table:table-cell>
        </table:table-row>
        <table:table-row table:style-name="ro1">
          <table:table-cell office:value-type="float" office:value="7.11887475782996" calcext:value-type="float">
            <text:p>7,11887475782996</text:p>
          </table:table-cell>
          <table:table-cell office:value-type="float" office:value="0.678198904135988" calcext:value-type="float">
            <text:p>0,678198904135988</text:p>
          </table:table-cell>
        </table:table-row>
        <table:table-row table:style-name="ro1">
          <table:table-cell office:value-type="float" office:value="6.32525413358937" calcext:value-type="float">
            <text:p>6,32525413358937</text:p>
          </table:table-cell>
          <table:table-cell office:value-type="float" office:value="-0.0593099944216906" calcext:value-type="float">
            <text:p>-0,0593099944216906</text:p>
          </table:table-cell>
        </table:table-row>
        <table:table-row table:style-name="ro1">
          <table:table-cell office:value-type="float" office:value="3.88852379447329" calcext:value-type="float">
            <text:p>3,88852379447329</text:p>
          </table:table-cell>
          <table:table-cell office:value-type="float" office:value="1.51750177293303" calcext:value-type="float">
            <text:p>1,51750177293303</text:p>
          </table:table-cell>
        </table:table-row>
        <table:table-row table:style-name="ro1">
          <table:table-cell office:value-type="float" office:value="6.31867344308902" calcext:value-type="float">
            <text:p>6,31867344308902</text:p>
          </table:table-cell>
          <table:table-cell office:value-type="float" office:value="-0.0446864140185053" calcext:value-type="float">
            <text:p>-0,0446864140185053</text:p>
          </table:table-cell>
        </table:table-row>
        <table:table-row table:style-name="ro1">
          <table:table-cell office:value-type="float" office:value="2.94224338244621" calcext:value-type="float">
            <text:p>2,94224338244621</text:p>
          </table:table-cell>
          <table:table-cell office:value-type="float" office:value="0.622800656826062" calcext:value-type="float">
            <text:p>0,622800656826062</text:p>
          </table:table-cell>
        </table:table-row>
        <table:table-row table:style-name="ro1">
          <table:table-cell office:value-type="float" office:value="6.99945514438765" calcext:value-type="float">
            <text:p>6,99945514438765</text:p>
          </table:table-cell>
          <table:table-cell office:value-type="float" office:value="0.22572226539442" calcext:value-type="float">
            <text:p>0,22572226539442</text:p>
          </table:table-cell>
        </table:table-row>
        <table:table-row table:style-name="ro1">
          <table:table-cell office:value-type="float" office:value="4.43389801732022" calcext:value-type="float">
            <text:p>4,43389801732022</text:p>
          </table:table-cell>
          <table:table-cell office:value-type="float" office:value="1.41524029752981" calcext:value-type="float">
            <text:p>1,41524029752981</text:p>
          </table:table-cell>
        </table:table-row>
        <table:table-row table:style-name="ro1">
          <table:table-cell office:value-type="float" office:value="3.73197007120802" calcext:value-type="float">
            <text:p>3,73197007120802</text:p>
          </table:table-cell>
          <table:table-cell office:value-type="float" office:value="1.09617459401548" calcext:value-type="float">
            <text:p>1,09617459401548</text:p>
          </table:table-cell>
        </table:table-row>
        <table:table-row table:style-name="ro1">
          <table:table-cell office:value-type="float" office:value="4.47264878189802" calcext:value-type="float">
            <text:p>4,47264878189802</text:p>
          </table:table-cell>
          <table:table-cell office:value-type="float" office:value="1.53313530458905" calcext:value-type="float">
            <text:p>1,53313530458905</text:p>
          </table:table-cell>
        </table:table-row>
        <table:table-row table:style-name="ro1">
          <table:table-cell office:value-type="float" office:value="6.8496190891117" calcext:value-type="float">
            <text:p>6,8496190891117</text:p>
          </table:table-cell>
          <table:table-cell office:value-type="float" office:value="0.402175762164345" calcext:value-type="float">
            <text:p>0,402175762164345</text:p>
          </table:table-cell>
        </table:table-row>
        <table:table-row table:style-name="ro1">
          <table:table-cell office:value-type="float" office:value="5.79385655612672" calcext:value-type="float">
            <text:p>5,79385655612672</text:p>
          </table:table-cell>
          <table:table-cell office:value-type="float" office:value="-1.3662582000201" calcext:value-type="float">
            <text:p>-1,3662582000201</text:p>
          </table:table-cell>
        </table:table-row>
        <table:table-row table:style-name="ro1">
          <table:table-cell office:value-type="float" office:value="4.2775936813978" calcext:value-type="float">
            <text:p>4,2775936813978</text:p>
          </table:table-cell>
          <table:table-cell office:value-type="float" office:value="1.5687294693224" calcext:value-type="float">
            <text:p>1,5687294693224</text:p>
          </table:table-cell>
        </table:table-row>
        <table:table-row table:style-name="ro1">
          <table:table-cell office:value-type="float" office:value="4.15498314620719" calcext:value-type="float">
            <text:p>4,15498314620719</text:p>
          </table:table-cell>
          <table:table-cell office:value-type="float" office:value="1.18753027807245" calcext:value-type="float">
            <text:p>1,18753027807245</text:p>
          </table:table-cell>
        </table:table-row>
        <table:table-row table:style-name="ro1">
          <table:table-cell office:value-type="float" office:value="6.38723078973652" calcext:value-type="float">
            <text:p>6,38723078973652</text:p>
          </table:table-cell>
          <table:table-cell office:value-type="float" office:value="0.0224401661091287" calcext:value-type="float">
            <text:p>0,0224401661091287</text:p>
          </table:table-cell>
        </table:table-row>
        <table:table-row table:style-name="ro1">
          <table:table-cell office:value-type="float" office:value="7.25750922718792" calcext:value-type="float">
            <text:p>7,25750922718792</text:p>
          </table:table-cell>
          <table:table-cell office:value-type="float" office:value="2.08675576017148" calcext:value-type="float">
            <text:p>2,08675576017148</text:p>
          </table:table-cell>
        </table:table-row>
        <table:table-row table:style-name="ro1">
          <table:table-cell office:value-type="float" office:value="2.92518965614861" calcext:value-type="float">
            <text:p>2,92518965614861</text:p>
          </table:table-cell>
          <table:table-cell office:value-type="float" office:value="0.717944263515852" calcext:value-type="float">
            <text:p>0,717944263515852</text:p>
          </table:table-cell>
        </table:table-row>
        <table:table-row table:style-name="ro1">
          <table:table-cell office:value-type="float" office:value="4.63841838007442" calcext:value-type="float">
            <text:p>4,63841838007442</text:p>
          </table:table-cell>
          <table:table-cell office:value-type="float" office:value="1.68175400123938" calcext:value-type="float">
            <text:p>1,68175400123938</text:p>
          </table:table-cell>
        </table:table-row>
        <table:table-row table:style-name="ro1">
          <table:table-cell office:value-type="float" office:value="4.37055805479894" calcext:value-type="float">
            <text:p>4,37055805479894</text:p>
          </table:table-cell>
          <table:table-cell office:value-type="float" office:value="1.89720924639925" calcext:value-type="float">
            <text:p>1,89720924639925</text:p>
          </table:table-cell>
        </table:table-row>
        <table:table-row table:style-name="ro1">
          <table:table-cell office:value-type="float" office:value="6.35307150296859" calcext:value-type="float">
            <text:p>6,35307150296859</text:p>
          </table:table-cell>
          <table:table-cell office:value-type="float" office:value="0.22787700726235" calcext:value-type="float">
            <text:p>0,22787700726235</text:p>
          </table:table-cell>
        </table:table-row>
        <table:table-row table:style-name="ro1">
          <table:table-cell office:value-type="float" office:value="4.0736979064082" calcext:value-type="float">
            <text:p>4,0736979064082</text:p>
          </table:table-cell>
          <table:table-cell office:value-type="float" office:value="1.74115277368365" calcext:value-type="float">
            <text:p>1,74115277368365</text:p>
          </table:table-cell>
        </table:table-row>
        <table:table-row table:style-name="ro1">
          <table:table-cell office:value-type="float" office:value="3.92328258503867" calcext:value-type="float">
            <text:p>3,92328258503867</text:p>
          </table:table-cell>
          <table:table-cell office:value-type="float" office:value="-2.23683504352547" calcext:value-type="float">
            <text:p>-2,23683504352547</text:p>
          </table:table-cell>
        </table:table-row>
        <table:table-row table:style-name="ro1">
          <table:table-cell office:value-type="float" office:value="7.56467166323698" calcext:value-type="float">
            <text:p>7,56467166323698</text:p>
          </table:table-cell>
          <table:table-cell office:value-type="float" office:value="-1.45036235700176" calcext:value-type="float">
            <text:p>-1,45036235700176</text:p>
          </table:table-cell>
        </table:table-row>
        <table:table-row table:style-name="ro1">
          <table:table-cell office:value-type="float" office:value="6.73714522840178" calcext:value-type="float">
            <text:p>6,73714522840178</text:p>
          </table:table-cell>
          <table:table-cell office:value-type="float" office:value="0.107432489687529" calcext:value-type="float">
            <text:p>0,107432489687529</text:p>
          </table:table-cell>
        </table:table-row>
        <table:table-row table:style-name="ro1">
          <table:table-cell office:value-type="float" office:value="6.36611473471085" calcext:value-type="float">
            <text:p>6,36611473471085</text:p>
          </table:table-cell>
          <table:table-cell office:value-type="float" office:value="0.215003731216744" calcext:value-type="float">
            <text:p>0,215003731216744</text:p>
          </table:table-cell>
        </table:table-row>
        <table:table-row table:style-name="ro1">
          <table:table-cell office:value-type="float" office:value="4.39233789228925" calcext:value-type="float">
            <text:p>4,39233789228925</text:p>
          </table:table-cell>
          <table:table-cell office:value-type="float" office:value="1.8385709387026" calcext:value-type="float">
            <text:p>1,8385709387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5T18:04:08.331557700</dc:date>
    <meta:editing-duration>PT1M17S</meta:editing-duration>
    <meta:editing-cycles>1</meta:editing-cycles>
    <meta:document-statistic meta:table-count="1" meta:cell-count="1000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672cm" svg:height="17.323cm" xlink:href=".." xlink:type="simple" chart:class="chart:scatter" chart:style-name="ch1">
        <chart:legend chart:legend-position="end" svg:x="28.165cm" svg:y="8.366cm" style:legend-expansion="high" chart:style-name="ch2"/>
        <chart:plot-area chart:style-name="ch3" svg:x="0.613cm" svg:y="0.346cm" svg:width="26.939cm" svg:height="16.631cm">
          <chart:coordinate-region svg:x="1.178cm" svg:y="0.542cm" svg:width="26.274cm" svg:height="16.2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2_27A_18677.B1:02_27A_18677.B500" chart:class="chart:scatter">
            <chart:domain table:cell-range-address="02_27A_18677.A1:02_27A_18677.A500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7848505794254">
                <text:p>4.57848505794254</text:p>
                <draw:g>
                  <svg:desc>02_27A_18677.A1:02_27A_18677.A500</svg:desc>
                </draw:g>
              </table:table-cell>
              <table:table-cell office:value-type="float" office:value="1.34510091778231">
                <text:p>1.34510091778231</text:p>
                <draw:g>
                  <svg:desc>02_27A_18677.B1:02_27A_18677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210182451152">
                <text:p>6.98210182451152</text:p>
              </table:table-cell>
              <table:table-cell office:value-type="float" office:value="1.73360837311071">
                <text:p>1.73360837311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182884547286">
                <text:p>4.37182884547286</text:p>
              </table:table-cell>
              <table:table-cell office:value-type="float" office:value="3.07840213006888">
                <text:p>3.07840213006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945195813337">
                <text:p>6.25945195813337</text:p>
              </table:table-cell>
              <table:table-cell office:value-type="float" office:value="-0.502482103817333">
                <text:p>-0.502482103817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6889900390204">
                <text:p>6.46889900390204</text:p>
              </table:table-cell>
              <table:table-cell office:value-type="float" office:value="0.131361679976843">
                <text:p>0.131361679976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0693522472332">
                <text:p>4.30693522472332</text:p>
              </table:table-cell>
              <table:table-cell office:value-type="float" office:value="1.28884482764648">
                <text:p>1.28884482764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8205270255702">
                <text:p>4.98205270255702</text:p>
              </table:table-cell>
              <table:table-cell office:value-type="float" office:value="2.48254536638278">
                <text:p>2.48254536638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4059892276551">
                <text:p>4.34059892276551</text:p>
              </table:table-cell>
              <table:table-cell office:value-type="float" office:value="1.24857495280172">
                <text:p>1.24857495280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6835686388304">
                <text:p>4.56835686388304</text:p>
              </table:table-cell>
              <table:table-cell office:value-type="float" office:value="1.25219498190854">
                <text:p>1.25219498190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2844760178073">
                <text:p>6.32844760178073</text:p>
              </table:table-cell>
              <table:table-cell office:value-type="float" office:value="-0.494105417600522">
                <text:p>-0.494105417600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2679437479347">
                <text:p>3.32679437479347</text:p>
              </table:table-cell>
              <table:table-cell office:value-type="float" office:value="0.0335355300405524">
                <text:p>0.0335355300405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7867050798873">
                <text:p>1.97867050798873</text:p>
              </table:table-cell>
              <table:table-cell office:value-type="float" office:value="2.28209649240453">
                <text:p>2.28209649240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4851726448009">
                <text:p>4.14851726448009</text:p>
              </table:table-cell>
              <table:table-cell office:value-type="float" office:value="1.15938875275552">
                <text:p>1.15938875275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5502576771383">
                <text:p>7.35502576771383</text:p>
              </table:table-cell>
              <table:table-cell office:value-type="float" office:value="-1.24196248483794">
                <text:p>-1.24196248483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7462625790781">
                <text:p>7.37462625790781</text:p>
              </table:table-cell>
              <table:table-cell office:value-type="float" office:value="1.36079950576078">
                <text:p>1.36079950576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7718955021383">
                <text:p>6.67718955021383</text:p>
              </table:table-cell>
              <table:table-cell office:value-type="float" office:value="-0.359629948638358">
                <text:p>-0.359629948638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932646556179">
                <text:p>4.2932646556179</text:p>
              </table:table-cell>
              <table:table-cell office:value-type="float" office:value="1.39743401799768">
                <text:p>1.39743401799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5796658181277">
                <text:p>5.85796658181277</text:p>
              </table:table-cell>
              <table:table-cell office:value-type="float" office:value="-0.0901809969290932">
                <text:p>-0.0901809969290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8253225087697">
                <text:p>3.98253225087697</text:p>
              </table:table-cell>
              <table:table-cell office:value-type="float" office:value="1.85223460792866">
                <text:p>1.85223460792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0602017787513">
                <text:p>4.00602017787513</text:p>
              </table:table-cell>
              <table:table-cell office:value-type="float" office:value="1.64711616842673">
                <text:p>1.64711616842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2196525821087">
                <text:p>7.22196525821087</text:p>
              </table:table-cell>
              <table:table-cell office:value-type="float" office:value="0.921180520783017">
                <text:p>0.921180520783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6044153739197">
                <text:p>4.26044153739197</text:p>
              </table:table-cell>
              <table:table-cell office:value-type="float" office:value="1.44323390747848">
                <text:p>1.44323390747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7720668904386">
                <text:p>6.37720668904386</text:p>
              </table:table-cell>
              <table:table-cell office:value-type="float" office:value="-0.0042795195887777">
                <text:p>-0.0042795195887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4652434374176">
                <text:p>6.54652434374176</text:p>
              </table:table-cell>
              <table:table-cell office:value-type="float" office:value="-0.55714499332008">
                <text:p>-0.55714499332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9815729670599">
                <text:p>6.19815729670599</text:p>
              </table:table-cell>
              <table:table-cell office:value-type="float" office:value="-0.506673019231547">
                <text:p>-0.506673019231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39914870975226">
                <text:p>5.39914870975226</text:p>
              </table:table-cell>
              <table:table-cell office:value-type="float" office:value="-1.3323641986821">
                <text:p>-1.3323641986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0307239466209">
                <text:p>5.60307239466209</text:p>
              </table:table-cell>
              <table:table-cell office:value-type="float" office:value="-0.35184632246663">
                <text:p>-0.351846322466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70809227957">
                <text:p>5.93770809227957</text:p>
              </table:table-cell>
              <table:table-cell office:value-type="float" office:value="-0.333996477603228">
                <text:p>-0.333996477603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6380278332158">
                <text:p>4.06380278332158</text:p>
              </table:table-cell>
              <table:table-cell office:value-type="float" office:value="0.550392162833234">
                <text:p>0.550392162833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8845771220769">
                <text:p>4.48845771220769</text:p>
              </table:table-cell>
              <table:table-cell office:value-type="float" office:value="-1.40479971339842">
                <text:p>-1.40479971339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3391730491468">
                <text:p>2.73391730491468</text:p>
              </table:table-cell>
              <table:table-cell office:value-type="float" office:value="0.406377144697725">
                <text:p>0.406377144697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60309511094896">
                <text:p>4.60309511094896</text:p>
              </table:table-cell>
              <table:table-cell office:value-type="float" office:value="3.73422014626433">
                <text:p>3.73422014626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9979514448324">
                <text:p>5.59979514448324</text:p>
              </table:table-cell>
              <table:table-cell office:value-type="float" office:value="-1.20563993808574">
                <text:p>-1.20563993808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156867205301">
                <text:p>4.03156867205301</text:p>
              </table:table-cell>
              <table:table-cell office:value-type="float" office:value="0.752739194089348">
                <text:p>0.752739194089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7413864066211">
                <text:p>5.97413864066211</text:p>
              </table:table-cell>
              <table:table-cell office:value-type="float" office:value="-0.120051736023957">
                <text:p>-0.120051736023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1692681488674">
                <text:p>3.61692681488674</text:p>
              </table:table-cell>
              <table:table-cell office:value-type="float" office:value="0.490529386574181">
                <text:p>0.490529386574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6856751143884">
                <text:p>5.56856751143884</text:p>
              </table:table-cell>
              <table:table-cell office:value-type="float" office:value="-1.38612059870951">
                <text:p>-1.38612059870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0565944528893">
                <text:p>7.60565944528893</text:p>
              </table:table-cell>
              <table:table-cell office:value-type="float" office:value="1.81320813618768">
                <text:p>1.81320813618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2950401790261">
                <text:p>3.92950401790261</text:p>
              </table:table-cell>
              <table:table-cell office:value-type="float" office:value="1.43040408598029">
                <text:p>1.43040408598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9355110694731">
                <text:p>5.99355110694731</text:p>
              </table:table-cell>
              <table:table-cell office:value-type="float" office:value="-0.608581581650313">
                <text:p>-0.608581581650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80053591090382">
                <text:p>6.80053591090382</text:p>
              </table:table-cell>
              <table:table-cell office:value-type="float" office:value="2.36067592820712">
                <text:p>2.36067592820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0789319111822">
                <text:p>3.60789319111822</text:p>
              </table:table-cell>
              <table:table-cell office:value-type="float" office:value="0.253646541060689">
                <text:p>0.253646541060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1276349339246">
                <text:p>6.51276349339246</text:p>
              </table:table-cell>
              <table:table-cell office:value-type="float" office:value="0.652303727704576">
                <text:p>0.652303727704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9793128985059">
                <text:p>3.79793128985059</text:p>
              </table:table-cell>
              <table:table-cell office:value-type="float" office:value="1.40675448305014">
                <text:p>1.40675448305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7676011086738">
                <text:p>2.77676011086738</text:p>
              </table:table-cell>
              <table:table-cell office:value-type="float" office:value="0.0753514566925109">
                <text:p>0.0753514566925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47163710044741">
                <text:p>6.47163710044741</text:p>
              </table:table-cell>
              <table:table-cell office:value-type="float" office:value="-0.57003090429531">
                <text:p>-0.57003090429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3447939452329">
                <text:p>6.93447939452329</text:p>
              </table:table-cell>
              <table:table-cell office:value-type="float" office:value="0.672409712236701">
                <text:p>0.6724097122367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2600748975998">
                <text:p>5.22600748975998</text:p>
              </table:table-cell>
              <table:table-cell office:value-type="float" office:value="3.10815459636685">
                <text:p>3.10815459636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32859851906228">
                <text:p>6.32859851906228</text:p>
              </table:table-cell>
              <table:table-cell office:value-type="float" office:value="-0.141961345331575">
                <text:p>-0.141961345331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3968257177547">
                <text:p>5.63968257177547</text:p>
              </table:table-cell>
              <table:table-cell office:value-type="float" office:value="-0.588861199696976">
                <text:p>-0.588861199696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1848284685792">
                <text:p>4.41848284685792</text:p>
              </table:table-cell>
              <table:table-cell office:value-type="float" office:value="1.09644690111701">
                <text:p>1.096446901117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4996423790255">
                <text:p>6.34996423790255</text:p>
              </table:table-cell>
              <table:table-cell office:value-type="float" office:value="0.435935507534257">
                <text:p>0.435935507534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598769171036">
                <text:p>6.3598769171036</text:p>
              </table:table-cell>
              <table:table-cell office:value-type="float" office:value="-0.0188823515695553">
                <text:p>-0.0188823515695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87192554515421">
                <text:p>6.87192554515421</text:p>
              </table:table-cell>
              <table:table-cell office:value-type="float" office:value="0.914565659314434">
                <text:p>0.914565659314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1393813083989">
                <text:p>6.21393813083989</text:p>
              </table:table-cell>
              <table:table-cell office:value-type="float" office:value="-0.105629866154624">
                <text:p>-0.1056298661546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3090223062237">
                <text:p>4.23090223062237</text:p>
              </table:table-cell>
              <table:table-cell office:value-type="float" office:value="1.30675104868594">
                <text:p>1.30675104868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7565372894561">
                <text:p>5.17565372894561</text:p>
              </table:table-cell>
              <table:table-cell office:value-type="float" office:value="2.79187828142172">
                <text:p>2.791878281421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7473391061087">
                <text:p>6.27473391061087</text:p>
              </table:table-cell>
              <table:table-cell office:value-type="float" office:value="-0.00119012270647634">
                <text:p>-0.00119012270647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6999351891003">
                <text:p>6.36999351891003</text:p>
              </table:table-cell>
              <table:table-cell office:value-type="float" office:value="0.588251796621765">
                <text:p>0.588251796621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84068713904246">
                <text:p>4.84068713904246</text:p>
              </table:table-cell>
              <table:table-cell office:value-type="float" office:value="1.43943266850476">
                <text:p>1.43943266850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6785804222072">
                <text:p>7.46785804222072</text:p>
              </table:table-cell>
              <table:table-cell office:value-type="float" office:value="1.51249739090259">
                <text:p>1.51249739090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2758896233193">
                <text:p>4.32758896233193</text:p>
              </table:table-cell>
              <table:table-cell office:value-type="float" office:value="2.48803439120469">
                <text:p>2.488034391204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9774566141163">
                <text:p>3.09774566141163</text:p>
              </table:table-cell>
              <table:table-cell office:value-type="float" office:value="0.495076590618265">
                <text:p>0.495076590618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76671124434233">
                <text:p>4.76671124434233</text:p>
              </table:table-cell>
              <table:table-cell office:value-type="float" office:value="-1.11583934269732">
                <text:p>-1.11583934269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72017241584871">
                <text:p>4.72017241584871</text:p>
              </table:table-cell>
              <table:table-cell office:value-type="float" office:value="-1.20343064162561">
                <text:p>-1.203430641625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6745740543298">
                <text:p>4.46745740543298</text:p>
              </table:table-cell>
              <table:table-cell office:value-type="float" office:value="2.10801233695485">
                <text:p>2.10801233695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6600775293979">
                <text:p>6.16600775293979</text:p>
              </table:table-cell>
              <table:table-cell office:value-type="float" office:value="-0.278820128712368">
                <text:p>-0.278820128712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6500366994208">
                <text:p>7.26500366994208</text:p>
              </table:table-cell>
              <table:table-cell office:value-type="float" office:value="1.75159427448687">
                <text:p>1.75159427448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3778446118152">
                <text:p>4.73778446118152</text:p>
              </table:table-cell>
              <table:table-cell office:value-type="float" office:value="2.92021644870115">
                <text:p>2.92021644870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4459195470071">
                <text:p>6.24459195470071</text:p>
              </table:table-cell>
              <table:table-cell office:value-type="float" office:value="0.0674880018955886">
                <text:p>0.06748800189558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9704738820645">
                <text:p>7.39704738820645</text:p>
              </table:table-cell>
              <table:table-cell office:value-type="float" office:value="-1.5778684198434">
                <text:p>-1.5778684198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1677454496786">
                <text:p>4.81677454496786</text:p>
              </table:table-cell>
              <table:table-cell office:value-type="float" office:value="1.33341104956253">
                <text:p>1.33341104956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3652059806034">
                <text:p>4.33652059806034</text:p>
              </table:table-cell>
              <table:table-cell office:value-type="float" office:value="1.19049032194541">
                <text:p>1.19049032194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32436749461723">
                <text:p>6.32436749461723</text:p>
              </table:table-cell>
              <table:table-cell office:value-type="float" office:value="-0.0948324410570507">
                <text:p>-0.0948324410570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5099872578121">
                <text:p>5.65099872578121</text:p>
              </table:table-cell>
              <table:table-cell office:value-type="float" office:value="-0.694848370485502">
                <text:p>-0.6948483704855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19550497264327">
                <text:p>6.19550497264327</text:p>
              </table:table-cell>
              <table:table-cell office:value-type="float" office:value="-0.382661376650038">
                <text:p>-0.382661376650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7735175590805">
                <text:p>4.77735175590805</text:p>
              </table:table-cell>
              <table:table-cell office:value-type="float" office:value="-1.27962520742392">
                <text:p>-1.279625207423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21882864950908">
                <text:p>5.21882864950908</text:p>
              </table:table-cell>
              <table:table-cell office:value-type="float" office:value="3.36308938878823">
                <text:p>3.363089388788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5733211333445">
                <text:p>4.35733211333445</text:p>
              </table:table-cell>
              <table:table-cell office:value-type="float" office:value="1.23281426332336">
                <text:p>1.23281426332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1204421109831">
                <text:p>4.01204421109831</text:p>
              </table:table-cell>
              <table:table-cell office:value-type="float" office:value="1.22093506993802">
                <text:p>1.220935069938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3123020556116">
                <text:p>2.23123020556116</text:p>
              </table:table-cell>
              <table:table-cell office:value-type="float" office:value="2.39171044366158">
                <text:p>2.391710443661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7789301269491">
                <text:p>5.7789301269491</text:p>
              </table:table-cell>
              <table:table-cell office:value-type="float" office:value="-0.0500896389092977">
                <text:p>-0.05008963890929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8230459368485">
                <text:p>4.38230459368485</text:p>
              </table:table-cell>
              <table:table-cell office:value-type="float" office:value="1.94424879049703">
                <text:p>1.94424879049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0511377310609">
                <text:p>3.90511377310609</text:p>
              </table:table-cell>
              <table:table-cell office:value-type="float" office:value="1.19991230090864">
                <text:p>1.199912300908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4146497677209">
                <text:p>4.44146497677209</text:p>
              </table:table-cell>
              <table:table-cell office:value-type="float" office:value="2.87524081551307">
                <text:p>2.875240815513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5927226081838">
                <text:p>6.25927226081838</text:p>
              </table:table-cell>
              <table:table-cell office:value-type="float" office:value="-0.219249699836657">
                <text:p>-0.219249699836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456118724115">
                <text:p>4.1456118724115</text:p>
              </table:table-cell>
              <table:table-cell office:value-type="float" office:value="1.92205473700711">
                <text:p>1.922054737007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4608071529755">
                <text:p>6.34608071529755</text:p>
              </table:table-cell>
              <table:table-cell office:value-type="float" office:value="-0.158199009829974">
                <text:p>-0.1581990098299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0484418733939">
                <text:p>4.30484418733939</text:p>
              </table:table-cell>
              <table:table-cell office:value-type="float" office:value="0.832434909444651">
                <text:p>0.832434909444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5374837660274">
                <text:p>3.75374837660274</text:p>
              </table:table-cell>
              <table:table-cell office:value-type="float" office:value="0.345766504221998">
                <text:p>0.345766504221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3222449240705">
                <text:p>4.43222449240705</text:p>
              </table:table-cell>
              <table:table-cell office:value-type="float" office:value="3.48081720782967">
                <text:p>3.48081720782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73242386178474">
                <text:p>6.73242386178474</text:p>
              </table:table-cell>
              <table:table-cell office:value-type="float" office:value="1.57051951063549">
                <text:p>1.570519510635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7908356680606">
                <text:p>4.57908356680606</text:p>
              </table:table-cell>
              <table:table-cell office:value-type="float" office:value="1.36032497068985">
                <text:p>1.36032497068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8496765281575">
                <text:p>4.48496765281575</text:p>
              </table:table-cell>
              <table:table-cell office:value-type="float" office:value="2.15450648754876">
                <text:p>2.15450648754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09085914430079">
                <text:p>6.09085914430079</text:p>
              </table:table-cell>
              <table:table-cell office:value-type="float" office:value="-0.527637507923088">
                <text:p>-0.527637507923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3064296054865">
                <text:p>6.13064296054865</text:p>
              </table:table-cell>
              <table:table-cell office:value-type="float" office:value="0.103867998217861">
                <text:p>0.1038679982178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70194560666551">
                <text:p>6.70194560666551</text:p>
              </table:table-cell>
              <table:table-cell office:value-type="float" office:value="0.473738196258181">
                <text:p>0.473738196258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2023534068833">
                <text:p>4.12023534068833</text:p>
              </table:table-cell>
              <table:table-cell office:value-type="float" office:value="1.22333886720987">
                <text:p>1.223338867209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52308299529932">
                <text:p>6.52308299529932</text:p>
              </table:table-cell>
              <table:table-cell office:value-type="float" office:value="0.454866096244075">
                <text:p>0.454866096244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09049799119734">
                <text:p>6.09049799119734</text:p>
              </table:table-cell>
              <table:table-cell office:value-type="float" office:value="0.132716870728332">
                <text:p>0.1327168707283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9866382713887">
                <text:p>4.59866382713887</text:p>
              </table:table-cell>
              <table:table-cell office:value-type="float" office:value="1.58407225344082">
                <text:p>1.584072253440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31007107778856">
                <text:p>4.31007107778856</text:p>
              </table:table-cell>
              <table:table-cell office:value-type="float" office:value="1.95666441779883">
                <text:p>1.956664417798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30149416635959">
                <text:p>4.30149416635959</text:p>
              </table:table-cell>
              <table:table-cell office:value-type="float" office:value="1.59591028015673">
                <text:p>1.595910280156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5107339158016">
                <text:p>6.95107339158016</text:p>
              </table:table-cell>
              <table:table-cell office:value-type="float" office:value="0.468765784053023">
                <text:p>0.468765784053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1378302077765">
                <text:p>6.51378302077765</text:p>
              </table:table-cell>
              <table:table-cell office:value-type="float" office:value="1.12236955108704">
                <text:p>1.12236955108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0370594082473">
                <text:p>4.20370594082473</text:p>
              </table:table-cell>
              <table:table-cell office:value-type="float" office:value="1.51517426136979">
                <text:p>1.51517426136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3648547019646">
                <text:p>6.13648547019646</text:p>
              </table:table-cell>
              <table:table-cell office:value-type="float" office:value="-0.636223508617814">
                <text:p>-0.6362235086178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5264147829832">
                <text:p>6.35264147829832</text:p>
              </table:table-cell>
              <table:table-cell office:value-type="float" office:value="-0.396181652174302">
                <text:p>-0.3961816521743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54571044339448">
                <text:p>6.54571044339448</text:p>
              </table:table-cell>
              <table:table-cell office:value-type="float" office:value="-0.332396913176781">
                <text:p>-0.332396913176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1554088519033">
                <text:p>7.1554088519033</text:p>
              </table:table-cell>
              <table:table-cell office:value-type="float" office:value="0.481305772951004">
                <text:p>0.481305772951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7256363671366">
                <text:p>4.27256363671366</text:p>
              </table:table-cell>
              <table:table-cell office:value-type="float" office:value="1.37681387898986">
                <text:p>1.37681387898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622072380778">
                <text:p>4.4622072380778</text:p>
              </table:table-cell>
              <table:table-cell office:value-type="float" office:value="1.8175133306059">
                <text:p>1.81751333060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255601746147">
                <text:p>4.0255601746147</text:p>
              </table:table-cell>
              <table:table-cell office:value-type="float" office:value="1.04094942669166">
                <text:p>1.04094942669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95848888096032">
                <text:p>3.95848888096032</text:p>
              </table:table-cell>
              <table:table-cell office:value-type="float" office:value="0.371725849027213">
                <text:p>0.3717258490272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31926549007615">
                <text:p>4.31926549007615</text:p>
              </table:table-cell>
              <table:table-cell office:value-type="float" office:value="1.55193529364031">
                <text:p>1.55193529364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2344666028303">
                <text:p>4.32344666028303</text:p>
              </table:table-cell>
              <table:table-cell office:value-type="float" office:value="1.57620305760365">
                <text:p>1.576203057603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34217377343467">
                <text:p>6.34217377343467</text:p>
              </table:table-cell>
              <table:table-cell office:value-type="float" office:value="0.372277177338612">
                <text:p>0.3722771773386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7714012577848">
                <text:p>6.77714012577848</text:p>
              </table:table-cell>
              <table:table-cell office:value-type="float" office:value="0.616767806423976">
                <text:p>0.6167678064239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72656479096093">
                <text:p>5.72656479096093</text:p>
              </table:table-cell>
              <table:table-cell office:value-type="float" office:value="-0.51549476774475">
                <text:p>-0.51549476774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53407093605261">
                <text:p>4.53407093605261</text:p>
              </table:table-cell>
              <table:table-cell office:value-type="float" office:value="2.47242700586386">
                <text:p>2.472427005863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548058398478">
                <text:p>4.03548058398478</text:p>
              </table:table-cell>
              <table:table-cell office:value-type="float" office:value="-1.84610135386956">
                <text:p>-1.84610135386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35851007082052">
                <text:p>6.35851007082052</text:p>
              </table:table-cell>
              <table:table-cell office:value-type="float" office:value="-0.795265632754264">
                <text:p>-0.7952656327542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44525663653191">
                <text:p>6.44525663653191</text:p>
              </table:table-cell>
              <table:table-cell office:value-type="float" office:value="-0.405529098579979">
                <text:p>-0.4055290985799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8999298422932">
                <text:p>5.58999298422932</text:p>
              </table:table-cell>
              <table:table-cell office:value-type="float" office:value="-0.372930640819688">
                <text:p>-0.372930640819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5897965110824">
                <text:p>6.45897965110824</text:p>
              </table:table-cell>
              <table:table-cell office:value-type="float" office:value="-0.142492885136504">
                <text:p>-0.142492885136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1038025755129">
                <text:p>4.11038025755129</text:p>
              </table:table-cell>
              <table:table-cell office:value-type="float" office:value="0.56502722215812">
                <text:p>0.565027222158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69198454448077">
                <text:p>4.69198454448077</text:p>
              </table:table-cell>
              <table:table-cell office:value-type="float" office:value="1.11924701105726">
                <text:p>1.119247011057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42166323185957">
                <text:p>4.42166323185957</text:p>
              </table:table-cell>
              <table:table-cell office:value-type="float" office:value="1.87051610593162">
                <text:p>1.87051610593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2876329385452">
                <text:p>4.2876329385452</text:p>
              </table:table-cell>
              <table:table-cell office:value-type="float" office:value="1.43429719481768">
                <text:p>1.43429719481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7186989008393">
                <text:p>3.47186989008393</text:p>
              </table:table-cell>
              <table:table-cell office:value-type="float" office:value="1.04814240637847">
                <text:p>1.048142406378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0761867171546">
                <text:p>4.30761867171546</text:p>
              </table:table-cell>
              <table:table-cell office:value-type="float" office:value="1.38533550929006">
                <text:p>1.385335509290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1929015082263">
                <text:p>3.21929015082263</text:p>
              </table:table-cell>
              <table:table-cell office:value-type="float" office:value="0.685661026477014">
                <text:p>0.685661026477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27850845221355">
                <text:p>4.27850845221355</text:p>
              </table:table-cell>
              <table:table-cell office:value-type="float" office:value="1.79775697227609">
                <text:p>1.797756972276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31121991422045">
                <text:p>4.31121991422045</text:p>
              </table:table-cell>
              <table:table-cell office:value-type="float" office:value="1.70987710785048">
                <text:p>1.709877107850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49637023448226">
                <text:p>6.49637023448226</text:p>
              </table:table-cell>
              <table:table-cell office:value-type="float" office:value="-0.155423133026247">
                <text:p>-0.1554231330262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9306819608859">
                <text:p>5.69306819608859</text:p>
              </table:table-cell>
              <table:table-cell office:value-type="float" office:value="-0.179157177337688">
                <text:p>-0.179157177337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62326942783858">
                <text:p>6.62326942783858</text:p>
              </table:table-cell>
              <table:table-cell office:value-type="float" office:value="-0.269231870647679">
                <text:p>-0.2692318706476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2838412143463">
                <text:p>4.2838412143463</text:p>
              </table:table-cell>
              <table:table-cell office:value-type="float" office:value="1.39736384025616">
                <text:p>1.397363840256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3917476641201">
                <text:p>4.13917476641201</text:p>
              </table:table-cell>
              <table:table-cell office:value-type="float" office:value="0.886948158274402">
                <text:p>0.8869481582744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11480803422925">
                <text:p>4.11480803422925</text:p>
              </table:table-cell>
              <table:table-cell office:value-type="float" office:value="1.21946122969902">
                <text:p>1.219461229699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972900716232">
                <text:p>3.64972900716232</text:p>
              </table:table-cell>
              <table:table-cell office:value-type="float" office:value="-1.54944815979549">
                <text:p>-1.549448159795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14763005232789">
                <text:p>6.14763005232789</text:p>
              </table:table-cell>
              <table:table-cell office:value-type="float" office:value="0.409345231147173">
                <text:p>0.4093452311471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8612196925966">
                <text:p>5.78612196925966</text:p>
              </table:table-cell>
              <table:table-cell office:value-type="float" office:value="0.035901623043257">
                <text:p>0.0359016230432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113453221731">
                <text:p>5.8113453221731</text:p>
              </table:table-cell>
              <table:table-cell office:value-type="float" office:value="-0.410740821791848">
                <text:p>-0.4107408217918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4676994285052">
                <text:p>3.24676994285052</text:p>
              </table:table-cell>
              <table:table-cell office:value-type="float" office:value="0.569904946616274">
                <text:p>0.569904946616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4263285544638">
                <text:p>6.14263285544638</text:p>
              </table:table-cell>
              <table:table-cell office:value-type="float" office:value="0.355170359077556">
                <text:p>0.3551703590775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46337518298577">
                <text:p>6.46337518298577</text:p>
              </table:table-cell>
              <table:table-cell office:value-type="float" office:value="0.0822970758547328">
                <text:p>0.08229707585473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53603155269977">
                <text:p>4.53603155269977</text:p>
              </table:table-cell>
              <table:table-cell office:value-type="float" office:value="1.80636595316399">
                <text:p>1.80636595316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3107592792566">
                <text:p>3.83107592792566</text:p>
              </table:table-cell>
              <table:table-cell office:value-type="float" office:value="0.841716086747192">
                <text:p>0.8417160867471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36836226861179">
                <text:p>4.36836226861179</text:p>
              </table:table-cell>
              <table:table-cell office:value-type="float" office:value="1.00163981834461">
                <text:p>1.001639818344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5146749748447">
                <text:p>3.85146749748447</text:p>
              </table:table-cell>
              <table:table-cell office:value-type="float" office:value="-1.59436570052578">
                <text:p>-1.59436570052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25472152731195">
                <text:p>4.25472152731195</text:p>
              </table:table-cell>
              <table:table-cell office:value-type="float" office:value="1.37023993772227">
                <text:p>1.370239937722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28984296178302">
                <text:p>4.28984296178302</text:p>
              </table:table-cell>
              <table:table-cell office:value-type="float" office:value="1.78573452254203">
                <text:p>1.78573452254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16703317300722">
                <text:p>4.16703317300722</text:p>
              </table:table-cell>
              <table:table-cell office:value-type="float" office:value="0.633662747488311">
                <text:p>0.6336627474883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9767944869292">
                <text:p>6.19767944869292</text:p>
              </table:table-cell>
              <table:table-cell office:value-type="float" office:value="0.103801832570246">
                <text:p>0.1038018325702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37338523994375">
                <text:p>6.37338523994375</text:p>
              </table:table-cell>
              <table:table-cell office:value-type="float" office:value="-0.0346245325622636">
                <text:p>-0.03462453256226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07596661743164">
                <text:p>4.07596661743164</text:p>
              </table:table-cell>
              <table:table-cell office:value-type="float" office:value="1.18777085179329">
                <text:p>1.187770851793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5184708744097">
                <text:p>5.65184708744097</text:p>
              </table:table-cell>
              <table:table-cell office:value-type="float" office:value="-1.25189135278669">
                <text:p>-1.251891352786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2905987101463">
                <text:p>3.92905987101463</text:p>
              </table:table-cell>
              <table:table-cell office:value-type="float" office:value="1.11735715203803">
                <text:p>1.117357152038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02375473075137">
                <text:p>7.02375473075137</text:p>
              </table:table-cell>
              <table:table-cell office:value-type="float" office:value="0.866923872780932">
                <text:p>0.8669238727809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3256721259529">
                <text:p>4.13256721259529</text:p>
              </table:table-cell>
              <table:table-cell office:value-type="float" office:value="1.16628932187257">
                <text:p>1.166289321872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9189426208818">
                <text:p>3.79189426208818</text:p>
              </table:table-cell>
              <table:table-cell office:value-type="float" office:value="1.20250106897671">
                <text:p>1.202501068976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1670221088602">
                <text:p>6.31670221088602</text:p>
              </table:table-cell>
              <table:table-cell office:value-type="float" office:value="0.0041710044822203">
                <text:p>0.00417100448222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97693629335352">
                <text:p>6.97693629335352</text:p>
              </table:table-cell>
              <table:table-cell office:value-type="float" office:value="0.244983006155556">
                <text:p>0.2449830061555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44141945956434">
                <text:p>7.44141945956434</text:p>
              </table:table-cell>
              <table:table-cell office:value-type="float" office:value="1.78408415618043">
                <text:p>1.784084156180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31480314707109">
                <text:p>4.31480314707109</text:p>
              </table:table-cell>
              <table:table-cell office:value-type="float" office:value="2.08459492114117">
                <text:p>2.084594921141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46163725574979">
                <text:p>6.46163725574979</text:p>
              </table:table-cell>
              <table:table-cell office:value-type="float" office:value="0.234722543422259">
                <text:p>0.2347225434222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93958729779654">
                <text:p>3.93958729779654</text:p>
              </table:table-cell>
              <table:table-cell office:value-type="float" office:value="1.76540369875424">
                <text:p>1.765403698754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69115885316248">
                <text:p>4.69115885316248</text:p>
              </table:table-cell>
              <table:table-cell office:value-type="float" office:value="-1.4354772573046">
                <text:p>-1.4354772573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43865137159048">
                <text:p>4.43865137159048</text:p>
              </table:table-cell>
              <table:table-cell office:value-type="float" office:value="1.48384260911344">
                <text:p>1.483842609113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93309050484602">
                <text:p>4.93309050484602</text:p>
              </table:table-cell>
              <table:table-cell office:value-type="float" office:value="1.59236639009443">
                <text:p>1.592366390094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4723936265165">
                <text:p>6.4723936265165</text:p>
              </table:table-cell>
              <table:table-cell office:value-type="float" office:value="0.18675317233911">
                <text:p>0.186753172339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35214496829724">
                <text:p>6.35214496829724</text:p>
              </table:table-cell>
              <table:table-cell office:value-type="float" office:value="0.332624686377216">
                <text:p>0.3326246863772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00223029293908">
                <text:p>5.00223029293908</text:p>
              </table:table-cell>
              <table:table-cell office:value-type="float" office:value="2.27482017164997">
                <text:p>2.27482017164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31818858312887">
                <text:p>6.31818858312887</text:p>
              </table:table-cell>
              <table:table-cell office:value-type="float" office:value="0.209551992627052">
                <text:p>0.2095519926270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58398265968656">
                <text:p>6.58398265968656</text:p>
              </table:table-cell>
              <table:table-cell office:value-type="float" office:value="-0.380625541618793">
                <text:p>-0.3806255416187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66323352724093">
                <text:p>2.66323352724093</text:p>
              </table:table-cell>
              <table:table-cell office:value-type="float" office:value="0.58114978571745">
                <text:p>0.581149785717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89832979471039">
                <text:p>4.89832979471039</text:p>
              </table:table-cell>
              <table:table-cell office:value-type="float" office:value="3.30114254291309">
                <text:p>3.301142542913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88567364946292">
                <text:p>3.88567364946292</text:p>
              </table:table-cell>
              <table:table-cell office:value-type="float" office:value="-1.61023418493681">
                <text:p>-1.61023418493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76418301713395">
                <text:p>4.76418301713395</text:p>
              </table:table-cell>
              <table:table-cell office:value-type="float" office:value="1.32035272716894">
                <text:p>1.320352727168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71057012512741">
                <text:p>4.71057012512741</text:p>
              </table:table-cell>
              <table:table-cell office:value-type="float" office:value="3.3059400631511">
                <text:p>3.30594006315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5801294040897">
                <text:p>4.15801294040897</text:p>
              </table:table-cell>
              <table:table-cell office:value-type="float" office:value="1.96565204602317">
                <text:p>1.965652046023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5098835138942">
                <text:p>6.15098835138942</text:p>
              </table:table-cell>
              <table:table-cell office:value-type="float" office:value="-0.13799362733492">
                <text:p>-0.137993627334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8686662086262">
                <text:p>6.18686662086262</text:p>
              </table:table-cell>
              <table:table-cell office:value-type="float" office:value="-0.124190315854428">
                <text:p>-0.1241903158544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1139285014109">
                <text:p>7.01139285014109</text:p>
              </table:table-cell>
              <table:table-cell office:value-type="float" office:value="1.00560039850012">
                <text:p>1.005600398500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50239123470721">
                <text:p>4.50239123470721</text:p>
              </table:table-cell>
              <table:table-cell office:value-type="float" office:value="2.18541150284131">
                <text:p>2.18541150284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15121214435496">
                <text:p>6.15121214435496</text:p>
              </table:table-cell>
              <table:table-cell office:value-type="float" office:value="-0.324480216310135">
                <text:p>-0.324480216310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3608131348889">
                <text:p>3.53608131348889</text:p>
              </table:table-cell>
              <table:table-cell office:value-type="float" office:value="1.22344118502801">
                <text:p>1.223441185028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54822067836656">
                <text:p>6.54822067836656</text:p>
              </table:table-cell>
              <table:table-cell office:value-type="float" office:value="-0.22025348838499">
                <text:p>-0.220253488384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69286044062499">
                <text:p>6.69286044062499</text:p>
              </table:table-cell>
              <table:table-cell office:value-type="float" office:value="0.380567801298383">
                <text:p>0.3805678012983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41970548175732">
                <text:p>6.41970548175732</text:p>
              </table:table-cell>
              <table:table-cell office:value-type="float" office:value="0.92388251835354">
                <text:p>0.923882518353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68631213566792">
                <text:p>3.68631213566792</text:p>
              </table:table-cell>
              <table:table-cell office:value-type="float" office:value="0.610066492611026">
                <text:p>0.6100664926110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99313831537103">
                <text:p>5.99313831537103</text:p>
              </table:table-cell>
              <table:table-cell office:value-type="float" office:value="-1.1125220062996">
                <text:p>-1.11252200629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99915245892919">
                <text:p>3.99915245892919</text:p>
              </table:table-cell>
              <table:table-cell office:value-type="float" office:value="1.57435964957669">
                <text:p>1.57435964957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80768197162376">
                <text:p>5.80768197162376</text:p>
              </table:table-cell>
              <table:table-cell office:value-type="float" office:value="0.0191835525526809">
                <text:p>0.01918355255268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60578053781056">
                <text:p>6.60578053781056</text:p>
              </table:table-cell>
              <table:table-cell office:value-type="float" office:value="-0.0106382962238918">
                <text:p>-0.01063829622389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72787635956481">
                <text:p>6.72787635956481</text:p>
              </table:table-cell>
              <table:table-cell office:value-type="float" office:value="0.146687096006687">
                <text:p>0.1466870960066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66569491006145">
                <text:p>4.66569491006145</text:p>
              </table:table-cell>
              <table:table-cell office:value-type="float" office:value="2.44371914802116">
                <text:p>2.443719148021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799200413524">
                <text:p>5.799200413524</text:p>
              </table:table-cell>
              <table:table-cell office:value-type="float" office:value="-0.169056182441633">
                <text:p>-0.1690561824416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07874633291663">
                <text:p>6.07874633291663</text:p>
              </table:table-cell>
              <table:table-cell office:value-type="float" office:value="-0.446729563488773">
                <text:p>-0.4467295634887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1977674052723">
                <text:p>4.51977674052723</text:p>
              </table:table-cell>
              <table:table-cell office:value-type="float" office:value="2.63435360462143">
                <text:p>2.63435360462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239959484077">
                <text:p>4.2239959484077</text:p>
              </table:table-cell>
              <table:table-cell office:value-type="float" office:value="1.20912721664352">
                <text:p>1.20912721664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13384490983835">
                <text:p>5.13384490983835</text:p>
              </table:table-cell>
              <table:table-cell office:value-type="float" office:value="-0.781456654667842">
                <text:p>-0.7814566546678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6604146436813">
                <text:p>5.56604146436813</text:p>
              </table:table-cell>
              <table:table-cell office:value-type="float" office:value="-0.486228587961964">
                <text:p>-0.4862285879619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552429978592">
                <text:p>7.552429978592</text:p>
              </table:table-cell>
              <table:table-cell office:value-type="float" office:value="2.75657349951269">
                <text:p>2.756573499512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42899125039397">
                <text:p>6.42899125039397</text:p>
              </table:table-cell>
              <table:table-cell office:value-type="float" office:value="0.189010099249723">
                <text:p>0.1890100992497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1828884152581">
                <text:p>3.71828884152581</text:p>
              </table:table-cell>
              <table:table-cell office:value-type="float" office:value="0.639196589070787">
                <text:p>0.6391965890707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31511654156722">
                <text:p>4.31511654156722</text:p>
              </table:table-cell>
              <table:table-cell office:value-type="float" office:value="1.38761646628569">
                <text:p>1.387616466285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22935747614433">
                <text:p>6.22935747614433</text:p>
              </table:table-cell>
              <table:table-cell office:value-type="float" office:value="-0.192360694224879">
                <text:p>-0.1923606942248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2239863553955">
                <text:p>4.72239863553955</text:p>
              </table:table-cell>
              <table:table-cell office:value-type="float" office:value="2.33294515785718">
                <text:p>2.332945157857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65669939111996">
                <text:p>3.65669939111996</text:p>
              </table:table-cell>
              <table:table-cell office:value-type="float" office:value="0.564500036494078">
                <text:p>0.5645000364940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78924750945831">
                <text:p>3.78924750945831</text:p>
              </table:table-cell>
              <table:table-cell office:value-type="float" office:value="1.27235601647892">
                <text:p>1.272356016478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75095990692642">
                <text:p>3.75095990692642</text:p>
              </table:table-cell>
              <table:table-cell office:value-type="float" office:value="1.25563521134385">
                <text:p>1.255635211343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4627184283913">
                <text:p>4.4627184283913</text:p>
              </table:table-cell>
              <table:table-cell office:value-type="float" office:value="1.0447366662147">
                <text:p>1.04473666621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681750195331">
                <text:p>5.681750195331</text:p>
              </table:table-cell>
              <table:table-cell office:value-type="float" office:value="-0.612299476042261">
                <text:p>-0.612299476042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93877951046908">
                <text:p>5.93877951046908</text:p>
              </table:table-cell>
              <table:table-cell office:value-type="float" office:value="-1.10221976298274">
                <text:p>-1.102219762982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7837547495763">
                <text:p>1.97837547495763</text:p>
              </table:table-cell>
              <table:table-cell office:value-type="float" office:value="2.59263362920054">
                <text:p>2.592633629200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09654599310995">
                <text:p>7.09654599310995</text:p>
              </table:table-cell>
              <table:table-cell office:value-type="float" office:value="0.825344083343088">
                <text:p>0.8253440833430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45009881528204">
                <text:p>4.45009881528204</text:p>
              </table:table-cell>
              <table:table-cell office:value-type="float" office:value="1.17409804730849">
                <text:p>1.174098047308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7739621340151">
                <text:p>2.77739621340151</text:p>
              </table:table-cell>
              <table:table-cell office:value-type="float" office:value="0.752248910307483">
                <text:p>0.7522489103074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5008164812541">
                <text:p>7.35008164812541</text:p>
              </table:table-cell>
              <table:table-cell office:value-type="float" office:value="1.4438321632333">
                <text:p>1.4438321632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06560264448807">
                <text:p>7.06560264448807</text:p>
              </table:table-cell>
              <table:table-cell office:value-type="float" office:value="0.422021789535266">
                <text:p>0.4220217895352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31455615900669">
                <text:p>4.31455615900669</text:p>
              </table:table-cell>
              <table:table-cell office:value-type="float" office:value="2.17474180202387">
                <text:p>2.174741802023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6432665004106">
                <text:p>4.26432665004106</text:p>
              </table:table-cell>
              <table:table-cell office:value-type="float" office:value="1.28847837581778">
                <text:p>1.28847837581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18043181163002">
                <text:p>4.18043181163002</text:p>
              </table:table-cell>
              <table:table-cell office:value-type="float" office:value="2.08563468549568">
                <text:p>2.085634685495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6294712292487">
                <text:p>3.76294712292487</text:p>
              </table:table-cell>
              <table:table-cell office:value-type="float" office:value="1.52102164854611">
                <text:p>1.521021648546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36967982309961">
                <text:p>4.36967982309961</text:p>
              </table:table-cell>
              <table:table-cell office:value-type="float" office:value="2.00262139351955">
                <text:p>2.002621393519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64969648090085">
                <text:p>4.64969648090085</text:p>
              </table:table-cell>
              <table:table-cell office:value-type="float" office:value="1.08758961938125">
                <text:p>1.08758961938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58272562168117">
                <text:p>6.58272562168117</text:p>
              </table:table-cell>
              <table:table-cell office:value-type="float" office:value="-0.11878153762879">
                <text:p>-0.118781537628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28514734429693">
                <text:p>4.28514734429693</text:p>
              </table:table-cell>
              <table:table-cell office:value-type="float" office:value="1.45931255047795">
                <text:p>1.459312550477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90488733135">
                <text:p>3.790488733135</text:p>
              </table:table-cell>
              <table:table-cell office:value-type="float" office:value="1.37694920054552">
                <text:p>1.376949200545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4260497264609">
                <text:p>4.4260497264609</text:p>
              </table:table-cell>
              <table:table-cell office:value-type="float" office:value="0.97201544346327">
                <text:p>0.972015443463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27064772075796">
                <text:p>4.27064772075796</text:p>
              </table:table-cell>
              <table:table-cell office:value-type="float" office:value="1.37604951545798">
                <text:p>1.376049515457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60886079037423">
                <text:p>6.60886079037423</text:p>
              </table:table-cell>
              <table:table-cell office:value-type="float" office:value="-0.480075467070326">
                <text:p>-0.4800754670703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02726637911832">
                <text:p>6.02726637911832</text:p>
              </table:table-cell>
              <table:table-cell office:value-type="float" office:value="-0.3961460266785">
                <text:p>-0.39614602667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45069041592">
                <text:p>4.145069041592</text:p>
              </table:table-cell>
              <table:table-cell office:value-type="float" office:value="1.40377727744155">
                <text:p>1.403777277441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19496381947577">
                <text:p>6.19496381947577</text:p>
              </table:table-cell>
              <table:table-cell office:value-type="float" office:value="0.0681686707109286">
                <text:p>0.06816867071092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57783864262887">
                <text:p>4.57783864262887</text:p>
              </table:table-cell>
              <table:table-cell office:value-type="float" office:value="-1.10028768947116">
                <text:p>-1.100287689471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4159511595772">
                <text:p>3.74159511595772</text:p>
              </table:table-cell>
              <table:table-cell office:value-type="float" office:value="1.42297813855444">
                <text:p>1.422978138554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29307404048395">
                <text:p>6.29307404048395</text:p>
              </table:table-cell>
              <table:table-cell office:value-type="float" office:value="0.139345354114806">
                <text:p>0.1393453541148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56935431076465">
                <text:p>6.56935431076465</text:p>
              </table:table-cell>
              <table:table-cell office:value-type="float" office:value="-0.1717068263149">
                <text:p>-0.17170682631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1503831184924">
                <text:p>4.21503831184924</text:p>
              </table:table-cell>
              <table:table-cell office:value-type="float" office:value="1.2406978233005">
                <text:p>1.2406978233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67497454401315">
                <text:p>6.67497454401315</text:p>
              </table:table-cell>
              <table:table-cell office:value-type="float" office:value="0.246689499347135">
                <text:p>0.2466894993471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96835094994264">
                <text:p>6.96835094994264</text:p>
              </table:table-cell>
              <table:table-cell office:value-type="float" office:value="0.773563454923661">
                <text:p>0.7735634549236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50216831640955">
                <text:p>5.50216831640955</text:p>
              </table:table-cell>
              <table:table-cell office:value-type="float" office:value="-0.573911198627506">
                <text:p>-0.5739111986275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3693632275649">
                <text:p>2.33693632275649</text:p>
              </table:table-cell>
              <table:table-cell office:value-type="float" office:value="0.153076242565815">
                <text:p>0.1530762425658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61481393914945">
                <text:p>6.61481393914945</text:p>
              </table:table-cell>
              <table:table-cell office:value-type="float" office:value="-0.00412272025023608">
                <text:p>-0.004122720250236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44950002077574">
                <text:p>4.44950002077574</text:p>
              </table:table-cell>
              <table:table-cell office:value-type="float" office:value="1.19278116373181">
                <text:p>1.192781163731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7795884349978">
                <text:p>3.77795884349978</text:p>
              </table:table-cell>
              <table:table-cell office:value-type="float" office:value="1.25165352933681">
                <text:p>1.251653529336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07277433748961">
                <text:p>5.07277433748961</text:p>
              </table:table-cell>
              <table:table-cell office:value-type="float" office:value="2.05028885804418">
                <text:p>2.050288858044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3504011035322">
                <text:p>4.23504011035322</text:p>
              </table:table-cell>
              <table:table-cell office:value-type="float" office:value="0.95131158674511">
                <text:p>0.951311586745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80221938741253">
                <text:p>4.80221938741253</text:p>
              </table:table-cell>
              <table:table-cell office:value-type="float" office:value="1.37665970273191">
                <text:p>1.376659702731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76672027372233">
                <text:p>3.76672027372233</text:p>
              </table:table-cell>
              <table:table-cell office:value-type="float" office:value="0.876009086213093">
                <text:p>0.8760090862130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47407392555992">
                <text:p>6.47407392555992</text:p>
              </table:table-cell>
              <table:table-cell office:value-type="float" office:value="0.161580564891107">
                <text:p>0.1615805648911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02697160413868">
                <text:p>4.02697160413868</text:p>
              </table:table-cell>
              <table:table-cell office:value-type="float" office:value="1.56353296859639">
                <text:p>1.563532968596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42473198548705">
                <text:p>6.42473198548705</text:p>
              </table:table-cell>
              <table:table-cell office:value-type="float" office:value="1.11694135813597">
                <text:p>1.116941358135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49335487774432">
                <text:p>6.49335487774432</text:p>
              </table:table-cell>
              <table:table-cell office:value-type="float" office:value="1.09756766266903">
                <text:p>1.097567662669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1775203163215">
                <text:p>4.51775203163215</text:p>
              </table:table-cell>
              <table:table-cell office:value-type="float" office:value="1.89918680206643">
                <text:p>1.899186802066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61962026732578">
                <text:p>3.61962026732578</text:p>
              </table:table-cell>
              <table:table-cell office:value-type="float" office:value="0.934541968103839">
                <text:p>0.9345419681038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8920588862233">
                <text:p>4.58920588862233</text:p>
              </table:table-cell>
              <table:table-cell office:value-type="float" office:value="2.22639687477183">
                <text:p>2.226396874771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9971598440498">
                <text:p>4.59971598440498</text:p>
              </table:table-cell>
              <table:table-cell office:value-type="float" office:value="1.38717712822438">
                <text:p>1.387177128224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82467584750903">
                <text:p>6.82467584750903</text:p>
              </table:table-cell>
              <table:table-cell office:value-type="float" office:value="0.497475048506974">
                <text:p>0.4974750485069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02345798227127">
                <text:p>7.02345798227127</text:p>
              </table:table-cell>
              <table:table-cell office:value-type="float" office:value="1.62588361033772">
                <text:p>1.62588361033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21286397621537">
                <text:p>6.21286397621537</text:p>
              </table:table-cell>
              <table:table-cell office:value-type="float" office:value="-0.546991636334543">
                <text:p>-0.5469916363345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5890042518806">
                <text:p>6.05890042518806</text:p>
              </table:table-cell>
              <table:table-cell office:value-type="float" office:value="-0.737539778338207">
                <text:p>-0.7375397783382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4087271540687">
                <text:p>5.34087271540687</text:p>
              </table:table-cell>
              <table:table-cell office:value-type="float" office:value="-1.29046678643203">
                <text:p>-1.290466786432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16136821645553">
                <text:p>6.16136821645553</text:p>
              </table:table-cell>
              <table:table-cell office:value-type="float" office:value="-0.169428940736025">
                <text:p>-0.1694289407360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3114612293085">
                <text:p>4.13114612293085</text:p>
              </table:table-cell>
              <table:table-cell office:value-type="float" office:value="1.29560938896861">
                <text:p>1.295609388968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80877521819348">
                <text:p>4.80877521819348</text:p>
              </table:table-cell>
              <table:table-cell office:value-type="float" office:value="2.49810318697813">
                <text:p>2.498103186978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9834802999863">
                <text:p>7.19834802999863</text:p>
              </table:table-cell>
              <table:table-cell office:value-type="float" office:value="1.20829698164509">
                <text:p>1.208296981645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59127802981292">
                <text:p>5.59127802981292</text:p>
              </table:table-cell>
              <table:table-cell office:value-type="float" office:value="-1.3747150587443">
                <text:p>-1.37471505874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21546828887811">
                <text:p>6.21546828887811</text:p>
              </table:table-cell>
              <table:table-cell office:value-type="float" office:value="-0.163428633105505">
                <text:p>-0.1634286331055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7670786798259">
                <text:p>3.07670786798259</text:p>
              </table:table-cell>
              <table:table-cell office:value-type="float" office:value="0.762531703945726">
                <text:p>0.7625317039457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06238892174555">
                <text:p>6.06238892174555</text:p>
              </table:table-cell>
              <table:table-cell office:value-type="float" office:value="-0.589494910855607">
                <text:p>-0.5894949108556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190353703127">
                <text:p>6.190353703127</text:p>
              </table:table-cell>
              <table:table-cell office:value-type="float" office:value="-0.0998564066550003">
                <text:p>-0.09985640665500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5424365084538">
                <text:p>5.5424365084538</text:p>
              </table:table-cell>
              <table:table-cell office:value-type="float" office:value="-1.41169388140627">
                <text:p>-1.411693881406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44711027967678">
                <text:p>4.44711027967678</text:p>
              </table:table-cell>
              <table:table-cell office:value-type="float" office:value="2.16113818111997">
                <text:p>2.16113818111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89682027758292">
                <text:p>6.89682027758292</text:p>
              </table:table-cell>
              <table:table-cell office:value-type="float" office:value="0.617610133823501">
                <text:p>0.617610133823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55453915020935">
                <text:p>4.55453915020935</text:p>
              </table:table-cell>
              <table:table-cell office:value-type="float" office:value="1.78731042450302">
                <text:p>1.787310424503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6710683114371">
                <text:p>2.86710683114371</text:p>
              </table:table-cell>
              <table:table-cell office:value-type="float" office:value="0.696253563637044">
                <text:p>0.6962535636370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76341203052969">
                <text:p>4.76341203052969</text:p>
              </table:table-cell>
              <table:table-cell office:value-type="float" office:value="1.38582710559766">
                <text:p>1.385827105597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80637608045937">
                <text:p>5.80637608045937</text:p>
              </table:table-cell>
              <table:table-cell office:value-type="float" office:value="-0.100071946965535">
                <text:p>-0.1000719469655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79340177820134">
                <text:p>3.79340177820134</text:p>
              </table:table-cell>
              <table:table-cell office:value-type="float" office:value="1.21229505370074">
                <text:p>1.212295053700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0673800603362">
                <text:p>7.10673800603362</text:p>
              </table:table-cell>
              <table:table-cell office:value-type="float" office:value="1.05363352300808">
                <text:p>1.053633523008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01278646534798">
                <text:p>4.01278646534798</text:p>
              </table:table-cell>
              <table:table-cell office:value-type="float" office:value="1.47004411131163">
                <text:p>1.470044111311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9147343314325">
                <text:p>3.9147343314325</text:p>
              </table:table-cell>
              <table:table-cell office:value-type="float" office:value="1.7418716986255">
                <text:p>1.74187169862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65410146451678">
                <text:p>5.65410146451678</text:p>
              </table:table-cell>
              <table:table-cell office:value-type="float" office:value="-0.446791006971633">
                <text:p>-0.4467910069716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56524997710816">
                <text:p>4.56524997710816</text:p>
              </table:table-cell>
              <table:table-cell office:value-type="float" office:value="1.65005507541092">
                <text:p>1.650055075410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28681551622974">
                <text:p>6.28681551622974</text:p>
              </table:table-cell>
              <table:table-cell office:value-type="float" office:value="-0.636674011884692">
                <text:p>-0.636674011884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57176049575048">
                <text:p>6.57176049575048</text:p>
              </table:table-cell>
              <table:table-cell office:value-type="float" office:value="-0.0924561656303986">
                <text:p>-0.09245616563039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8839060668084">
                <text:p>4.18839060668084</text:p>
              </table:table-cell>
              <table:table-cell office:value-type="float" office:value="1.34868392945469">
                <text:p>1.348683929454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22630868522319">
                <text:p>4.22630868522319</text:p>
              </table:table-cell>
              <table:table-cell office:value-type="float" office:value="1.91432599134592">
                <text:p>1.914325991345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83677757314709">
                <text:p>6.83677757314709</text:p>
              </table:table-cell>
              <table:table-cell office:value-type="float" office:value="1.89601400789112">
                <text:p>1.896014007891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9779273790852">
                <text:p>5.9779273790852</text:p>
              </table:table-cell>
              <table:table-cell office:value-type="float" office:value="-0.882695468131164">
                <text:p>-0.8826954681311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44414064730668">
                <text:p>4.44414064730668</text:p>
              </table:table-cell>
              <table:table-cell office:value-type="float" office:value="1.35938400255312">
                <text:p>1.359384002553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2739191675959">
                <text:p>4.2739191675959</text:p>
              </table:table-cell>
              <table:table-cell office:value-type="float" office:value="1.39573196941611">
                <text:p>1.39573196941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53590818929475">
                <text:p>6.53590818929475</text:p>
              </table:table-cell>
              <table:table-cell office:value-type="float" office:value="-0.359116247638644">
                <text:p>-0.3591162476386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947082643312">
                <text:p>4.1947082643312</text:p>
              </table:table-cell>
              <table:table-cell office:value-type="float" office:value="1.34969404098216">
                <text:p>1.349694040982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79479605757335">
                <text:p>5.79479605757335</text:p>
              </table:table-cell>
              <table:table-cell office:value-type="float" office:value="0.0159570813276968">
                <text:p>0.01595708132769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3947580348522">
                <text:p>6.3947580348522</text:p>
              </table:table-cell>
              <table:table-cell office:value-type="float" office:value="0.109392636560278">
                <text:p>0.1093926365602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6465198725385">
                <text:p>6.96465198725385</text:p>
              </table:table-cell>
              <table:table-cell office:value-type="float" office:value="0.368684411189191">
                <text:p>0.3686844111891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53732739623857">
                <text:p>4.53732739623857</text:p>
              </table:table-cell>
              <table:table-cell office:value-type="float" office:value="1.12449316930294">
                <text:p>1.124493169302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40217954175236">
                <text:p>4.40217954175236</text:p>
              </table:table-cell>
              <table:table-cell office:value-type="float" office:value="1.40660591314402">
                <text:p>1.406605913144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6509490707193">
                <text:p>3.76509490707193</text:p>
              </table:table-cell>
              <table:table-cell office:value-type="float" office:value="0.943179961539267">
                <text:p>0.9431799615392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01157960581656">
                <text:p>4.01157960581656</text:p>
              </table:table-cell>
              <table:table-cell office:value-type="float" office:value="0.738981996774784">
                <text:p>0.7389819967747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2541574772378">
                <text:p>4.12541574772378</text:p>
              </table:table-cell>
              <table:table-cell office:value-type="float" office:value="1.34400812763444">
                <text:p>1.344008127634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58040955302566">
                <text:p>5.58040955302566</text:p>
              </table:table-cell>
              <table:table-cell office:value-type="float" office:value="-0.391881097392862">
                <text:p>-0.3918810973928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81950846149202">
                <text:p>5.81950846149202</text:p>
              </table:table-cell>
              <table:table-cell office:value-type="float" office:value="-1.22635568908484">
                <text:p>-1.226355689084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29523042913356">
                <text:p>6.29523042913356</text:p>
              </table:table-cell>
              <table:table-cell office:value-type="float" office:value="0.109203077857599">
                <text:p>0.1092030778575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93103052571097">
                <text:p>5.93103052571097</text:p>
              </table:table-cell>
              <table:table-cell office:value-type="float" office:value="-0.644377315956252">
                <text:p>-0.6443773159562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27562161558468">
                <text:p>4.27562161558468</text:p>
              </table:table-cell>
              <table:table-cell office:value-type="float" office:value="1.39850945856193">
                <text:p>1.398509458561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35231998766913">
                <text:p>4.35231998766913</text:p>
              </table:table-cell>
              <table:table-cell office:value-type="float" office:value="1.50634488361689">
                <text:p>1.506344883616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42387999047231">
                <text:p>6.42387999047231</text:p>
              </table:table-cell>
              <table:table-cell office:value-type="float" office:value="-0.0281416510617625">
                <text:p>-0.0281416510617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96965148130984">
                <text:p>4.96965148130984</text:p>
              </table:table-cell>
              <table:table-cell office:value-type="float" office:value="1.93111076436458">
                <text:p>1.931110764364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5097193133284">
                <text:p>3.5097193133284</text:p>
              </table:table-cell>
              <table:table-cell office:value-type="float" office:value="0.304411573733218">
                <text:p>0.3044115737332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84629420808795">
                <text:p>3.84629420808795</text:p>
              </table:table-cell>
              <table:table-cell office:value-type="float" office:value="1.16345138735648">
                <text:p>1.163451387356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71816074713187">
                <text:p>3.71816074713187</text:p>
              </table:table-cell>
              <table:table-cell office:value-type="float" office:value="1.20813351094518">
                <text:p>1.208133510945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51779712935824">
                <text:p>4.51779712935824</text:p>
              </table:table-cell>
              <table:table-cell office:value-type="float" office:value="2.42328307754032">
                <text:p>2.423283077540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20015346890843">
                <text:p>6.20015346890843</text:p>
              </table:table-cell>
              <table:table-cell office:value-type="float" office:value="0.168811193980897">
                <text:p>0.1688111939808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17393619204099">
                <text:p>6.17393619204099</text:p>
              </table:table-cell>
              <table:table-cell office:value-type="float" office:value="-0.376378901912853">
                <text:p>-0.3763789019128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1479473871038">
                <text:p>4.91479473871038</text:p>
              </table:table-cell>
              <table:table-cell office:value-type="float" office:value="-1.97314890361269">
                <text:p>-1.973148903612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8318465864603">
                <text:p>6.8318465864603</text:p>
              </table:table-cell>
              <table:table-cell office:value-type="float" office:value="2.2501026877564">
                <text:p>2.25010268775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6395381144182">
                <text:p>4.6395381144182</text:p>
              </table:table-cell>
              <table:table-cell office:value-type="float" office:value="2.87856039827391">
                <text:p>2.878560398273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73357628861956">
                <text:p>5.73357628861956</text:p>
              </table:table-cell>
              <table:table-cell office:value-type="float" office:value="-0.31666479964837">
                <text:p>-0.316664799648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85423787994819">
                <text:p>3.85423787994819</text:p>
              </table:table-cell>
              <table:table-cell office:value-type="float" office:value="0.316904570354652">
                <text:p>0.3169045703546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82842778353301">
                <text:p>4.82842778353301</text:p>
              </table:table-cell>
              <table:table-cell office:value-type="float" office:value="1.47951108345206">
                <text:p>1.479511083452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97352219054373">
                <text:p>5.97352219054373</text:p>
              </table:table-cell>
              <table:table-cell office:value-type="float" office:value="0.188757876840669">
                <text:p>0.1887578768406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44728797845508">
                <text:p>3.44728797845508</text:p>
              </table:table-cell>
              <table:table-cell office:value-type="float" office:value="1.21406578893748">
                <text:p>1.214065788937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23831585331515">
                <text:p>4.23831585331515</text:p>
              </table:table-cell>
              <table:table-cell office:value-type="float" office:value="1.93333456828459">
                <text:p>1.933334568284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1901222212404">
                <text:p>4.1901222212404</text:p>
              </table:table-cell>
              <table:table-cell office:value-type="float" office:value="1.4243195455579">
                <text:p>1.42431954555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23700964784127">
                <text:p>4.23700964784127</text:p>
              </table:table-cell>
              <table:table-cell office:value-type="float" office:value="1.0889977750224">
                <text:p>1.08899777502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56225949641389">
                <text:p>6.56225949641389</text:p>
              </table:table-cell>
              <table:table-cell office:value-type="float" office:value="1.1782227998319">
                <text:p>1.17822279983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46443761863651">
                <text:p>6.46443761863651</text:p>
              </table:table-cell>
              <table:table-cell office:value-type="float" office:value="0.327363768007903">
                <text:p>0.3273637680079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2708958841039">
                <text:p>4.12708958841039</text:p>
              </table:table-cell>
              <table:table-cell office:value-type="float" office:value="1.67715797079678">
                <text:p>1.677157970796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44884834115009">
                <text:p>6.44884834115009</text:p>
              </table:table-cell>
              <table:table-cell office:value-type="float" office:value="0.965659343995545">
                <text:p>0.9656593439955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79191534488065">
                <text:p>3.79191534488065</text:p>
              </table:table-cell>
              <table:table-cell office:value-type="float" office:value="1.5186457758155">
                <text:p>1.5186457758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21854269138913">
                <text:p>6.21854269138913</text:p>
              </table:table-cell>
              <table:table-cell office:value-type="float" office:value="0.115609558535076">
                <text:p>0.1156095585350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12543269979656">
                <text:p>5.12543269979656</text:p>
              </table:table-cell>
              <table:table-cell office:value-type="float" office:value="2.62382848503262">
                <text:p>2.623828485032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52244439561587">
                <text:p>6.52244439561587</text:p>
              </table:table-cell>
              <table:table-cell office:value-type="float" office:value="-0.0386671671025685">
                <text:p>-0.03866716710256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00936799921527">
                <text:p>7.00936799921527</text:p>
              </table:table-cell>
              <table:table-cell office:value-type="float" office:value="0.170039409309299">
                <text:p>0.1700394093092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4033707536471">
                <text:p>4.4033707536471</text:p>
              </table:table-cell>
              <table:table-cell office:value-type="float" office:value="1.78489279334211">
                <text:p>1.78489279334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816791404468">
                <text:p>4.1816791404468</text:p>
              </table:table-cell>
              <table:table-cell office:value-type="float" office:value="1.18229159744311">
                <text:p>1.182291597443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54010008227616">
                <text:p>4.54010008227616</text:p>
              </table:table-cell>
              <table:table-cell office:value-type="float" office:value="1.66059252120066">
                <text:p>1.660592521200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45400843786333">
                <text:p>4.45400843786333</text:p>
              </table:table-cell>
              <table:table-cell office:value-type="float" office:value="1.55616405515335">
                <text:p>1.55616405515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26842504246513">
                <text:p>4.26842504246513</text:p>
              </table:table-cell>
              <table:table-cell office:value-type="float" office:value="1.39061405074307">
                <text:p>1.390614050743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70036382403776">
                <text:p>4.70036382403776</text:p>
              </table:table-cell>
              <table:table-cell office:value-type="float" office:value="-1.10225652316939">
                <text:p>-1.102256523169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78195040866769">
                <text:p>3.78195040866769</text:p>
              </table:table-cell>
              <table:table-cell office:value-type="float" office:value="1.13193875836663">
                <text:p>1.131938758366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86829327922696">
                <text:p>5.86829327922696</text:p>
              </table:table-cell>
              <table:table-cell office:value-type="float" office:value="-0.520703830106445">
                <text:p>-0.5207038301064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79932214081107">
                <text:p>6.79932214081107</text:p>
              </table:table-cell>
              <table:table-cell office:value-type="float" office:value="0.483014776120593">
                <text:p>0.4830147761205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34537949779025">
                <text:p>6.34537949779025</text:p>
              </table:table-cell>
              <table:table-cell office:value-type="float" office:value="-0.00618192181712196">
                <text:p>-0.006181921817121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36783586629173">
                <text:p>6.36783586629173</text:p>
              </table:table-cell>
              <table:table-cell office:value-type="float" office:value="0.307667499592274">
                <text:p>0.3076674995922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35030123689667">
                <text:p>4.35030123689667</text:p>
              </table:table-cell>
              <table:table-cell office:value-type="float" office:value="1.39543104395916">
                <text:p>1.395431043959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36782626512791">
                <text:p>4.36782626512791</text:p>
              </table:table-cell>
              <table:table-cell office:value-type="float" office:value="1.06495031578904">
                <text:p>1.064950315789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41178337931947">
                <text:p>6.41178337931947</text:p>
              </table:table-cell>
              <table:table-cell office:value-type="float" office:value="-0.326694736412099">
                <text:p>-0.3266947364120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0013470296274">
                <text:p>4.40013470296274</text:p>
              </table:table-cell>
              <table:table-cell office:value-type="float" office:value="3.55192233947223">
                <text:p>3.55192233947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60345577357982">
                <text:p>6.60345577357982</text:p>
              </table:table-cell>
              <table:table-cell office:value-type="float" office:value="0.0338247626419204">
                <text:p>0.03382476264192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64037111806555">
                <text:p>6.64037111806555</text:p>
              </table:table-cell>
              <table:table-cell office:value-type="float" office:value="1.458037067491">
                <text:p>1.4580370674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50685102590856">
                <text:p>6.50685102590856</text:p>
              </table:table-cell>
              <table:table-cell office:value-type="float" office:value="-0.395534120666225">
                <text:p>-0.3955341206662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31124429248377">
                <text:p>4.31124429248377</text:p>
              </table:table-cell>
              <table:table-cell office:value-type="float" office:value="1.44684962305437">
                <text:p>1.446849623054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37921095450323">
                <text:p>4.37921095450323</text:p>
              </table:table-cell>
              <table:table-cell office:value-type="float" office:value="1.5640466093158">
                <text:p>1.5640466093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73788828373941">
                <text:p>3.73788828373941</text:p>
              </table:table-cell>
              <table:table-cell office:value-type="float" office:value="0.693334916875454">
                <text:p>0.6933349168754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34875891878658">
                <text:p>5.34875891878658</text:p>
              </table:table-cell>
              <table:table-cell office:value-type="float" office:value="-0.447721819238613">
                <text:p>-0.4477218192386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29250545019098">
                <text:p>4.29250545019098</text:p>
              </table:table-cell>
              <table:table-cell office:value-type="float" office:value="1.36743322107762">
                <text:p>1.367433221077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03576702187196">
                <text:p>6.03576702187196</text:p>
              </table:table-cell>
              <table:table-cell office:value-type="float" office:value="0.293018148497534">
                <text:p>0.2930181484975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04081691933206">
                <text:p>5.04081691933206</text:p>
              </table:table-cell>
              <table:table-cell office:value-type="float" office:value="-1.27093165694713">
                <text:p>-1.270931656947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53280342288054">
                <text:p>4.53280342288054</text:p>
              </table:table-cell>
              <table:table-cell office:value-type="float" office:value="1.40631855721684">
                <text:p>1.406318557216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352840153982">
                <text:p>4.4352840153982</text:p>
              </table:table-cell>
              <table:table-cell office:value-type="float" office:value="1.8763332190061">
                <text:p>1.87633321900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0900208246827">
                <text:p>7.0900208246827</text:p>
              </table:table-cell>
              <table:table-cell office:value-type="float" office:value="2.05856990544812">
                <text:p>2.058569905448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35053806509148">
                <text:p>6.35053806509148</text:p>
              </table:table-cell>
              <table:table-cell office:value-type="float" office:value="-0.0146616913909803">
                <text:p>-0.01466169139098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04813825206343">
                <text:p>5.04813825206343</text:p>
              </table:table-cell>
              <table:table-cell office:value-type="float" office:value="2.85429259439014">
                <text:p>2.854292594390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56668173554386">
                <text:p>6.56668173554386</text:p>
              </table:table-cell>
              <table:table-cell office:value-type="float" office:value="-0.492838057925786">
                <text:p>-0.4928380579257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3515900343423">
                <text:p>4.53515900343423</text:p>
              </table:table-cell>
              <table:table-cell office:value-type="float" office:value="1.41223820873999">
                <text:p>1.41223820873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32414486840968">
                <text:p>7.32414486840968</text:p>
              </table:table-cell>
              <table:table-cell office:value-type="float" office:value="3.05035063731197">
                <text:p>3.050350637311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27122006098003">
                <text:p>4.27122006098003</text:p>
              </table:table-cell>
              <table:table-cell office:value-type="float" office:value="1.37651091888878">
                <text:p>1.376510918888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79790857643406">
                <text:p>6.79790857643406</text:p>
              </table:table-cell>
              <table:table-cell office:value-type="float" office:value="-0.130731892254277">
                <text:p>-0.1307318922542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16936379577148">
                <text:p>6.16936379577148</text:p>
              </table:table-cell>
              <table:table-cell office:value-type="float" office:value="-0.0317904977987169">
                <text:p>-0.0317904977987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84659568219185">
                <text:p>6.84659568219185</text:p>
              </table:table-cell>
              <table:table-cell office:value-type="float" office:value="1.32062604676959">
                <text:p>1.320626046769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27964156371708">
                <text:p>4.27964156371708</text:p>
              </table:table-cell>
              <table:table-cell office:value-type="float" office:value="1.45261046877836">
                <text:p>1.452610468778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94595239662417">
                <text:p>2.94595239662417</text:p>
              </table:table-cell>
              <table:table-cell office:value-type="float" office:value="0.518700657662606">
                <text:p>0.5187006576626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3911434123145">
                <text:p>6.23911434123145</text:p>
              </table:table-cell>
              <table:table-cell office:value-type="float" office:value="0.102277881183291">
                <text:p>0.1022778811832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74275642851761">
                <text:p>3.74275642851761</text:p>
              </table:table-cell>
              <table:table-cell office:value-type="float" office:value="1.3821482278183">
                <text:p>1.38214822781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4541308528899">
                <text:p>6.44541308528899</text:p>
              </table:table-cell>
              <table:table-cell office:value-type="float" office:value="0.488788801880768">
                <text:p>0.4887888018807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41220376910201">
                <text:p>2.41220376910201</text:p>
              </table:table-cell>
              <table:table-cell office:value-type="float" office:value="0.468473497629777">
                <text:p>0.4684734976297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7787106394485">
                <text:p>6.7787106394485</text:p>
              </table:table-cell>
              <table:table-cell office:value-type="float" office:value="-0.118271976815338">
                <text:p>-0.1182719768153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96076828118518">
                <text:p>2.96076828118518</text:p>
              </table:table-cell>
              <table:table-cell office:value-type="float" office:value="-0.185835872340125">
                <text:p>-0.1858358723401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41258867830332">
                <text:p>3.41258867830332</text:p>
              </table:table-cell>
              <table:table-cell office:value-type="float" office:value="0.37458105258357">
                <text:p>0.374581052583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50814310768203">
                <text:p>7.50814310768203</text:p>
              </table:table-cell>
              <table:table-cell office:value-type="float" office:value="-1.56875253016734">
                <text:p>-1.568752530167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1574274071181">
                <text:p>6.51574274071181</text:p>
              </table:table-cell>
              <table:table-cell office:value-type="float" office:value="0.899865812643032">
                <text:p>0.8998658126430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30115762799528">
                <text:p>6.30115762799528</text:p>
              </table:table-cell>
              <table:table-cell office:value-type="float" office:value="-0.0167707510207222">
                <text:p>-0.01677075102072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54692201633968">
                <text:p>4.54692201633968</text:p>
              </table:table-cell>
              <table:table-cell office:value-type="float" office:value="1.33649148673544">
                <text:p>1.336491486735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0177118480672">
                <text:p>3.0177118480672</text:p>
              </table:table-cell>
              <table:table-cell office:value-type="float" office:value="0.649890521664486">
                <text:p>0.6498905216644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89963634051234">
                <text:p>4.89963634051234</text:p>
              </table:table-cell>
              <table:table-cell office:value-type="float" office:value="2.28426494289362">
                <text:p>2.284264942893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74751279350095">
                <text:p>4.74751279350095</text:p>
              </table:table-cell>
              <table:table-cell office:value-type="float" office:value="2.82420901355293">
                <text:p>2.824209013552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77474944774115">
                <text:p>3.77474944774115</text:p>
              </table:table-cell>
              <table:table-cell office:value-type="float" office:value="1.25716907600025">
                <text:p>1.257169076000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10164518588348">
                <text:p>5.10164518588348</text:p>
              </table:table-cell>
              <table:table-cell office:value-type="float" office:value="2.98098796934893">
                <text:p>2.980987969348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47261954074049">
                <text:p>6.47261954074049</text:p>
              </table:table-cell>
              <table:table-cell office:value-type="float" office:value="0.768359576247646">
                <text:p>0.7683595762476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95105142904157">
                <text:p>6.95105142904157</text:p>
              </table:table-cell>
              <table:table-cell office:value-type="float" office:value="1.14769510356152">
                <text:p>1.147695103561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88782672401235">
                <text:p>4.88782672401235</text:p>
              </table:table-cell>
              <table:table-cell office:value-type="float" office:value="1.68370832245556">
                <text:p>1.683708322455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35498108774597">
                <text:p>6.35498108774597</text:p>
              </table:table-cell>
              <table:table-cell office:value-type="float" office:value="-0.100409249165809">
                <text:p>-0.1004092491658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67854754448598">
                <text:p>5.67854754448598</text:p>
              </table:table-cell>
              <table:table-cell office:value-type="float" office:value="-0.696331627201835">
                <text:p>-0.6963316272018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54084794399903">
                <text:p>4.54084794399903</text:p>
              </table:table-cell>
              <table:table-cell office:value-type="float" office:value="0.969950445882574">
                <text:p>0.9699504458825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58236346158162">
                <text:p>6.58236346158162</text:p>
              </table:table-cell>
              <table:table-cell office:value-type="float" office:value="0.183856322899936">
                <text:p>0.1838563228999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65716693647174">
                <text:p>3.65716693647174</text:p>
              </table:table-cell>
              <table:table-cell office:value-type="float" office:value="0.737612256386999">
                <text:p>0.7376122563869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61955411484661">
                <text:p>3.61955411484661</text:p>
              </table:table-cell>
              <table:table-cell office:value-type="float" office:value="0.915125100561069">
                <text:p>0.9151251005610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1790166374739">
                <text:p>6.1790166374739</text:p>
              </table:table-cell>
              <table:table-cell office:value-type="float" office:value="-0.319670664209284">
                <text:p>-0.3196706642092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41040036448405">
                <text:p>7.41040036448405</text:p>
              </table:table-cell>
              <table:table-cell office:value-type="float" office:value="1.96338175441006">
                <text:p>1.963381754410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086205347866">
                <text:p>4.1086205347866</text:p>
              </table:table-cell>
              <table:table-cell office:value-type="float" office:value="1.22622665021485">
                <text:p>1.226226650214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28265983568404">
                <text:p>6.28265983568404</text:p>
              </table:table-cell>
              <table:table-cell office:value-type="float" office:value="0.00169693086403555">
                <text:p>0.001696930864035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57859822470869">
                <text:p>6.57859822470869</text:p>
              </table:table-cell>
              <table:table-cell office:value-type="float" office:value="-0.121412074316131">
                <text:p>-0.1214120743161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27886721977413">
                <text:p>5.27886721977413</text:p>
              </table:table-cell>
              <table:table-cell office:value-type="float" office:value="2.60801443013737">
                <text:p>2.608014430137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2702806569069">
                <text:p>6.32702806569069</text:p>
              </table:table-cell>
              <table:table-cell office:value-type="float" office:value="0.232896845490167">
                <text:p>0.2328968454901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36628016422923">
                <text:p>6.36628016422923</text:p>
              </table:table-cell>
              <table:table-cell office:value-type="float" office:value="0.656910057998067">
                <text:p>0.6569100579980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55702049000944">
                <text:p>4.55702049000944</text:p>
              </table:table-cell>
              <table:table-cell office:value-type="float" office:value="1.5632844523238">
                <text:p>1.56328445232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54978602119444">
                <text:p>3.54978602119444</text:p>
              </table:table-cell>
              <table:table-cell office:value-type="float" office:value="0.760687348792146">
                <text:p>0.7606873487921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65056094138684">
                <text:p>6.65056094138684</text:p>
              </table:table-cell>
              <table:table-cell office:value-type="float" office:value="1.66343752586839">
                <text:p>1.663437525868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30156661751106">
                <text:p>6.30156661751106</text:p>
              </table:table-cell>
              <table:table-cell office:value-type="float" office:value="0.219846021810453">
                <text:p>0.2198460218104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16627793186367">
                <text:p>2.16627793186367</text:p>
              </table:table-cell>
              <table:table-cell office:value-type="float" office:value="2.14710958896597">
                <text:p>2.147109588965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37657488884006">
                <text:p>4.37657488884006</text:p>
              </table:table-cell>
              <table:table-cell office:value-type="float" office:value="2.76439177079449">
                <text:p>2.764391770794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28866047883387">
                <text:p>6.28866047883387</text:p>
              </table:table-cell>
              <table:table-cell office:value-type="float" office:value="-0.252842538506835">
                <text:p>-0.2528425385068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40613216367577">
                <text:p>4.40613216367577</text:p>
              </table:table-cell>
              <table:table-cell office:value-type="float" office:value="1.60314192854007">
                <text:p>1.60314192854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03197067667682">
                <text:p>7.03197067667682</text:p>
              </table:table-cell>
              <table:table-cell office:value-type="float" office:value="0.21131065073236">
                <text:p>0.211310650732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27703442941823">
                <text:p>6.27703442941823</text:p>
              </table:table-cell>
              <table:table-cell office:value-type="float" office:value="-0.552364512390743">
                <text:p>-0.5523645123907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1740816896856">
                <text:p>4.1740816896856</text:p>
              </table:table-cell>
              <table:table-cell office:value-type="float" office:value="1.87269382154264">
                <text:p>1.87269382154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84835965503811">
                <text:p>5.84835965503811</text:p>
              </table:table-cell>
              <table:table-cell office:value-type="float" office:value="0.0442831692247356">
                <text:p>0.04428316922473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99632791593618">
                <text:p>2.99632791593618</text:p>
              </table:table-cell>
              <table:table-cell office:value-type="float" office:value="0.451999686749586">
                <text:p>0.4519996867495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27396004128585">
                <text:p>6.27396004128585</text:p>
              </table:table-cell>
              <table:table-cell office:value-type="float" office:value="0.216031090732736">
                <text:p>0.2160310907327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71940097486513">
                <text:p>5.71940097486513</text:p>
              </table:table-cell>
              <table:table-cell office:value-type="float" office:value="-1.37297200337429">
                <text:p>-1.372972003374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82952667531288">
                <text:p>5.82952667531288</text:p>
              </table:table-cell>
              <table:table-cell office:value-type="float" office:value="-0.162863456097776">
                <text:p>-0.1628634560977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35234596915118">
                <text:p>6.35234596915118</text:p>
              </table:table-cell>
              <table:table-cell office:value-type="float" office:value="-0.0326554718745289">
                <text:p>-0.03265547187452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70383074510589">
                <text:p>4.70383074510589</text:p>
              </table:table-cell>
              <table:table-cell office:value-type="float" office:value="1.48657498442551">
                <text:p>1.486574984425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43095825419058">
                <text:p>6.43095825419058</text:p>
              </table:table-cell>
              <table:table-cell office:value-type="float" office:value="0.212367216125655">
                <text:p>0.2123672161256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21879974896133">
                <text:p>4.21879974896133</text:p>
              </table:table-cell>
              <table:table-cell office:value-type="float" office:value="1.30101934967701">
                <text:p>1.301019349677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23568167767891">
                <text:p>5.23568167767891</text:p>
              </table:table-cell>
              <table:table-cell office:value-type="float" office:value="2.48554520385847">
                <text:p>2.485545203858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89444029901193">
                <text:p>2.89444029901193</text:p>
              </table:table-cell>
              <table:table-cell office:value-type="float" office:value="0.752366932263366">
                <text:p>0.7523669322633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6661478523573">
                <text:p>4.36661478523573</text:p>
              </table:table-cell>
              <table:table-cell office:value-type="float" office:value="1.87424176091964">
                <text:p>1.874241760919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2676002006347">
                <text:p>5.2676002006347</text:p>
              </table:table-cell>
              <table:table-cell office:value-type="float" office:value="3.45911815751612">
                <text:p>3.459118157516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02475824207464">
                <text:p>4.02475824207464</text:p>
              </table:table-cell>
              <table:table-cell office:value-type="float" office:value="1.3624596470089">
                <text:p>1.36245964700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03014482063167">
                <text:p>4.03014482063167</text:p>
              </table:table-cell>
              <table:table-cell office:value-type="float" office:value="1.06978781457823">
                <text:p>1.069787814578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71055160826942">
                <text:p>3.71055160826942</text:p>
              </table:table-cell>
              <table:table-cell office:value-type="float" office:value="1.18830374442139">
                <text:p>1.188303744421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94306763802114">
                <text:p>6.94306763802114</text:p>
              </table:table-cell>
              <table:table-cell office:value-type="float" office:value="0.105362176137755">
                <text:p>0.1053621761377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0079227648638">
                <text:p>6.80079227648638</text:p>
              </table:table-cell>
              <table:table-cell office:value-type="float" office:value="0.165919953951784">
                <text:p>0.1659199539517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210351081004">
                <text:p>3.210351081004</text:p>
              </table:table-cell>
              <table:table-cell office:value-type="float" office:value="0.389977619321899">
                <text:p>0.3899776193218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40037830871003">
                <text:p>6.40037830871003</text:p>
              </table:table-cell>
              <table:table-cell office:value-type="float" office:value="-0.0919512335274444">
                <text:p>-0.09195123352744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424606612541">
                <text:p>7.424606612541</text:p>
              </table:table-cell>
              <table:table-cell office:value-type="float" office:value="-1.47844567485315">
                <text:p>-1.478445674853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38989180381106">
                <text:p>4.38989180381106</text:p>
              </table:table-cell>
              <table:table-cell office:value-type="float" office:value="0.981871052579857">
                <text:p>0.9818710525798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87337644182059">
                <text:p>4.87337644182059</text:p>
              </table:table-cell>
              <table:table-cell office:value-type="float" office:value="1.59015653579155">
                <text:p>1.590156535791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22902925883214">
                <text:p>4.22902925883214</text:p>
              </table:table-cell>
              <table:table-cell office:value-type="float" office:value="1.32025816686126">
                <text:p>1.320258166861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17098251048517">
                <text:p>6.17098251048517</text:p>
              </table:table-cell>
              <table:table-cell office:value-type="float" office:value="-0.063324977181602">
                <text:p>-0.0633249771816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36951483504217">
                <text:p>6.36951483504217</text:p>
              </table:table-cell>
              <table:table-cell office:value-type="float" office:value="0.0410679334876178">
                <text:p>0.04106793348761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81624389980382">
                <text:p>5.81624389980382</text:p>
              </table:table-cell>
              <table:table-cell office:value-type="float" office:value="-0.246849772307026">
                <text:p>-0.2468497723070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55888689327184">
                <text:p>6.55888689327184</text:p>
              </table:table-cell>
              <table:table-cell office:value-type="float" office:value="-0.390146944305735">
                <text:p>-0.3901469443057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2760311100723">
                <text:p>7.02760311100723</text:p>
              </table:table-cell>
              <table:table-cell office:value-type="float" office:value="0.58707323337979">
                <text:p>0.587073233379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72765536685205">
                <text:p>4.72765536685205</text:p>
              </table:table-cell>
              <table:table-cell office:value-type="float" office:value="-1.45476280017894">
                <text:p>-1.454762800178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44109405261143">
                <text:p>7.44109405261143</text:p>
              </table:table-cell>
              <table:table-cell office:value-type="float" office:value="2.5615232034212">
                <text:p>2.56152320342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8827928955916">
                <text:p>4.58827928955916</text:p>
              </table:table-cell>
              <table:table-cell office:value-type="float" office:value="2.65483155361189">
                <text:p>2.654831553611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63148236933643">
                <text:p>3.63148236933643</text:p>
              </table:table-cell>
              <table:table-cell office:value-type="float" office:value="1.08673396379055">
                <text:p>1.086733963790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0125884157957">
                <text:p>4.60125884157957</text:p>
              </table:table-cell>
              <table:table-cell office:value-type="float" office:value="2.34490451807344">
                <text:p>2.344904518073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43484862179947">
                <text:p>6.43484862179947</text:p>
              </table:table-cell>
              <table:table-cell office:value-type="float" office:value="-0.376668367490515">
                <text:p>-0.3766683674905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22474179579394">
                <text:p>5.22474179579394</text:p>
              </table:table-cell>
              <table:table-cell office:value-type="float" office:value="3.57464573375916">
                <text:p>3.574645733759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37282018633768">
                <text:p>6.37282018633768</text:p>
              </table:table-cell>
              <table:table-cell office:value-type="float" office:value="0.330788659584448">
                <text:p>0.3307886595844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66106495438894">
                <text:p>5.66106495438894</text:p>
              </table:table-cell>
              <table:table-cell office:value-type="float" office:value="-0.492498756459154">
                <text:p>-0.4924987564591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57125358702805">
                <text:p>6.57125358702805</text:p>
              </table:table-cell>
              <table:table-cell office:value-type="float" office:value="0.0699479022976242">
                <text:p>0.06994790229762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60822817160052">
                <text:p>6.60822817160052</text:p>
              </table:table-cell>
              <table:table-cell office:value-type="float" office:value="0.752201063961337">
                <text:p>0.7522010639613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24476994942172">
                <text:p>4.24476994942172</text:p>
              </table:table-cell>
              <table:table-cell office:value-type="float" office:value="1.43145811665365">
                <text:p>1.431458116653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92657621211669">
                <text:p>6.92657621211669</text:p>
              </table:table-cell>
              <table:table-cell office:value-type="float" office:value="0.137505139435562">
                <text:p>0.1375051394355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29112164917705">
                <text:p>6.29112164917705</text:p>
              </table:table-cell>
              <table:table-cell office:value-type="float" office:value="-0.0245918380533361">
                <text:p>-0.02459183805333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48769298697155">
                <text:p>3.48769298697155</text:p>
              </table:table-cell>
              <table:table-cell office:value-type="float" office:value="1.20749150216132">
                <text:p>1.207491502161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22506310538648">
                <text:p>6.22506310538648</text:p>
              </table:table-cell>
              <table:table-cell office:value-type="float" office:value="-0.250389360631191">
                <text:p>-0.2503893606311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45209991663907">
                <text:p>4.45209991663907</text:p>
              </table:table-cell>
              <table:table-cell office:value-type="float" office:value="1.25605198949141">
                <text:p>1.256051989491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90816436741113">
                <text:p>6.90816436741113</text:p>
              </table:table-cell>
              <table:table-cell office:value-type="float" office:value="1.3314590623996">
                <text:p>1.33145906239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09115017782303">
                <text:p>4.09115017782303</text:p>
              </table:table-cell>
              <table:table-cell office:value-type="float" office:value="1.61796154175609">
                <text:p>1.617961541756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14252647199079">
                <text:p>7.14252647199079</text:p>
              </table:table-cell>
              <table:table-cell office:value-type="float" office:value="1.94849865554581">
                <text:p>1.948498655545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30391915819464">
                <text:p>6.30391915819464</text:p>
              </table:table-cell>
              <table:table-cell office:value-type="float" office:value="-0.0233522089000244">
                <text:p>-0.02335220890002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90272082992528">
                <text:p>3.90272082992528</text:p>
              </table:table-cell>
              <table:table-cell office:value-type="float" office:value="1.67483571411816">
                <text:p>1.674835714118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41954865010604">
                <text:p>6.41954865010604</text:p>
              </table:table-cell>
              <table:table-cell office:value-type="float" office:value="0.786874693589706">
                <text:p>0.7868746935897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11887475782996">
                <text:p>7.11887475782996</text:p>
              </table:table-cell>
              <table:table-cell office:value-type="float" office:value="0.678198904135988">
                <text:p>0.6781989041359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32525413358937">
                <text:p>6.32525413358937</text:p>
              </table:table-cell>
              <table:table-cell office:value-type="float" office:value="-0.0593099944216906">
                <text:p>-0.05930999442169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88852379447329">
                <text:p>3.88852379447329</text:p>
              </table:table-cell>
              <table:table-cell office:value-type="float" office:value="1.51750177293303">
                <text:p>1.517501772933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31867344308902">
                <text:p>6.31867344308902</text:p>
              </table:table-cell>
              <table:table-cell office:value-type="float" office:value="-0.0446864140185053">
                <text:p>-0.04468641401850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94224338244621">
                <text:p>2.94224338244621</text:p>
              </table:table-cell>
              <table:table-cell office:value-type="float" office:value="0.622800656826062">
                <text:p>0.6228006568260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99945514438765">
                <text:p>6.99945514438765</text:p>
              </table:table-cell>
              <table:table-cell office:value-type="float" office:value="0.22572226539442">
                <text:p>0.225722265394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43389801732022">
                <text:p>4.43389801732022</text:p>
              </table:table-cell>
              <table:table-cell office:value-type="float" office:value="1.41524029752981">
                <text:p>1.415240297529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73197007120802">
                <text:p>3.73197007120802</text:p>
              </table:table-cell>
              <table:table-cell office:value-type="float" office:value="1.09617459401548">
                <text:p>1.096174594015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47264878189802">
                <text:p>4.47264878189802</text:p>
              </table:table-cell>
              <table:table-cell office:value-type="float" office:value="1.53313530458905">
                <text:p>1.533135304589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8496190891117">
                <text:p>6.8496190891117</text:p>
              </table:table-cell>
              <table:table-cell office:value-type="float" office:value="0.402175762164345">
                <text:p>0.4021757621643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79385655612672">
                <text:p>5.79385655612672</text:p>
              </table:table-cell>
              <table:table-cell office:value-type="float" office:value="-1.3662582000201">
                <text:p>-1.36625820002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2775936813978">
                <text:p>4.2775936813978</text:p>
              </table:table-cell>
              <table:table-cell office:value-type="float" office:value="1.5687294693224">
                <text:p>1.56872946932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15498314620719">
                <text:p>4.15498314620719</text:p>
              </table:table-cell>
              <table:table-cell office:value-type="float" office:value="1.18753027807245">
                <text:p>1.187530278072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38723078973652">
                <text:p>6.38723078973652</text:p>
              </table:table-cell>
              <table:table-cell office:value-type="float" office:value="0.0224401661091287">
                <text:p>0.02244016610912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25750922718792">
                <text:p>7.25750922718792</text:p>
              </table:table-cell>
              <table:table-cell office:value-type="float" office:value="2.08675576017148">
                <text:p>2.086755760171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92518965614861">
                <text:p>2.92518965614861</text:p>
              </table:table-cell>
              <table:table-cell office:value-type="float" office:value="0.717944263515852">
                <text:p>0.7179442635158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63841838007442">
                <text:p>4.63841838007442</text:p>
              </table:table-cell>
              <table:table-cell office:value-type="float" office:value="1.68175400123938">
                <text:p>1.681754001239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37055805479894">
                <text:p>4.37055805479894</text:p>
              </table:table-cell>
              <table:table-cell office:value-type="float" office:value="1.89720924639925">
                <text:p>1.897209246399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35307150296859">
                <text:p>6.35307150296859</text:p>
              </table:table-cell>
              <table:table-cell office:value-type="float" office:value="0.22787700726235">
                <text:p>0.227877007262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0736979064082">
                <text:p>4.0736979064082</text:p>
              </table:table-cell>
              <table:table-cell office:value-type="float" office:value="1.74115277368365">
                <text:p>1.741152773683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92328258503867">
                <text:p>3.92328258503867</text:p>
              </table:table-cell>
              <table:table-cell office:value-type="float" office:value="-2.23683504352547">
                <text:p>-2.236835043525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56467166323698">
                <text:p>7.56467166323698</text:p>
              </table:table-cell>
              <table:table-cell office:value-type="float" office:value="-1.45036235700176">
                <text:p>-1.45036235700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73714522840178">
                <text:p>6.73714522840178</text:p>
              </table:table-cell>
              <table:table-cell office:value-type="float" office:value="0.107432489687529">
                <text:p>0.1074324896875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36611473471085">
                <text:p>6.36611473471085</text:p>
              </table:table-cell>
              <table:table-cell office:value-type="float" office:value="0.215003731216744">
                <text:p>0.2150037312167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39233789228925">
                <text:p>4.39233789228925</text:p>
              </table:table-cell>
              <table:table-cell office:value-type="float" office:value="1.8385709387026">
                <text:p>1.8385709387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